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fo:background-color="#e6e6e6" style:cell-protect="protected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7"/>
          <table:table-cell table:style-name="ce4" office:value-type="string" calcext:value-type="string">
            <text:p>Stage 2 Comp Names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0</text:p>
          </table:table-cell>
          <table:table-cell/>
          <table:table-cell table:style-name="ce5" office:value-type="string" calcext:value-type="string">
            <text:p>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All</text:p>
          </table:table-cell>
          <table:table-cell/>
          <table:table-cell table:style-name="ce5" office:value-type="string" calcext:value-type="string">
            <text:p>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>
            <text:p/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>
            <text:p/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>
            <text:p/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>
            <text:p/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0" calcext:value-type="string">
            <text:p>U10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All" calcext:value-type="string">
            <text:p>All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up of 5 League Format" table:style-name="ta1" table:protected="tru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2];TRANSLATED_TEAM_NAMES;['1 Group of 5 League Format'.$C2]+1)">
            <text:p/>
          </table:table-cell>
          <table:table-cell table:style-name="ce10" table:formula="of:=VLOOKUP(['1 Group of 5 League Format'.E2];TRANSLATED_TEAM_NAMES;['1 Group of 5 League Format'.$C2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12","competition":{"name":"U10", "section":"All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3];TRANSLATED_TEAM_NAMES;['1 Group of 5 League Format'.$C3]+1)">
            <text:p/>
          </table:table-cell>
          <table:table-cell table:style-name="ce10" table:formula="of:=VLOOKUP(['1 Group of 5 League Format'.E3];TRANSLATED_TEAM_NAMES;['1 Group of 5 League Format'.$C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2,"pitch":"12","competition":{"name":"U10", "section":"All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4];TRANSLATED_TEAM_NAMES;['1 Group of 5 League Format'.$C4]+1)">
            <text:p/>
          </table:table-cell>
          <table:table-cell table:style-name="ce10" table:formula="of:=VLOOKUP(['1 Group of 5 League Format'.E4];TRANSLATED_TEAM_NAMES;['1 Group of 5 League Format'.$C4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3,"pitch":"12","competition":{"name":"U10", "section":"All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5];TRANSLATED_TEAM_NAMES;['1 Group of 5 League Format'.$C5]+1)">
            <text:p/>
          </table:table-cell>
          <table:table-cell table:style-name="ce10" table:formula="of:=VLOOKUP(['1 Group of 5 League Format'.E5];TRANSLATED_TEAM_NAMES;['1 Group of 5 League Format'.$C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4,"pitch":"12","competition":{"name":"U10", "section":"All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6];TRANSLATED_TEAM_NAMES;['1 Group of 5 League Format'.$C6]+1)">
            <text:p/>
          </table:table-cell>
          <table:table-cell table:style-name="ce10" table:formula="of:=VLOOKUP(['1 Group of 5 League Format'.E6];TRANSLATED_TEAM_NAMES;['1 Group of 5 League Format'.$C6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5,"pitch":"12","competition":{"name":"U10", "section":"All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7];TRANSLATED_TEAM_NAMES;['1 Group of 5 League Format'.$C7]+1)">
            <text:p/>
          </table:table-cell>
          <table:table-cell table:style-name="ce10" table:formula="of:=VLOOKUP(['1 Group of 5 League Format'.E7];TRANSLATED_TEAM_NAMES;['1 Group of 5 League Format'.$C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6,"pitch":"12","competition":{"name":"U10", "section":"All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8];TRANSLATED_TEAM_NAMES;['1 Group of 5 League Format'.$C8]+1)">
            <text:p/>
          </table:table-cell>
          <table:table-cell table:style-name="ce10" table:formula="of:=VLOOKUP(['1 Group of 5 League Format'.E8];TRANSLATED_TEAM_NAMES;['1 Group of 5 League Format'.$C8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7,"pitch":"12","competition":{"name":"U10", "section":"All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9];TRANSLATED_TEAM_NAMES;['1 Group of 5 League Format'.$C9]+1)">
            <text:p/>
          </table:table-cell>
          <table:table-cell table:style-name="ce10" table:formula="of:=VLOOKUP(['1 Group of 5 League Format'.E9];TRANSLATED_TEAM_NAMES;['1 Group of 5 League Format'.$C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0&quot;, &quot;section&quot;:&quot;All&quot;, &quot;group&quot;:&quot;1&quot;},&quot;tag&quot;:&quot;8&quot;, &quot;homeTeam&quot;:&quot;&quot;, &quot;awayTeam&quot;:&quot;&quot;}" calcext:value-type="string">
            <text:p>{"__v":0,"index":8,"pitch":"12","competition":{"name":"U10", "section":"All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0];TRANSLATED_TEAM_NAMES;['1 Group of 5 League Format'.$C10]+1)">
            <text:p/>
          </table:table-cell>
          <table:table-cell table:style-name="ce10" table:formula="of:=VLOOKUP(['1 Group of 5 League Format'.E10];TRANSLATED_TEAM_NAMES;['1 Group of 5 League Format'.$C10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9,"pitch":"12","competition":{"name":"U10", "section":"All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1];TRANSLATED_TEAM_NAMES;['1 Group of 5 League Format'.$C11]+1)">
            <text:p/>
          </table:table-cell>
          <table:table-cell table:style-name="ce10" table:formula="of:=VLOOKUP(['1 Group of 5 League Format'.E11];TRANSLATED_TEAM_NAMES;['1 Group of 5 League Format'.$C1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0&quot;, &quot;section&quot;:&quot;All&quot;, &quot;group&quot;:&quot;1&quot;},&quot;tag&quot;:&quot;10&quot;, &quot;homeTeam&quot;:&quot;&quot;, &quot;awayTeam&quot;:&quot;&quot;}" calcext:value-type="string">
            <text:p>{"__v":0,"index":10,"pitch":"12","competition":{"name":"U10", "section":"All", "group":"1"},"tag":"10", "homeTeam":"", "awayTeam":"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2];TRANSLATED_TEAM_NAMES;['1 Group of 5 League Format'.$C12]+1)">
            <text:p/>
          </table:table-cell>
          <table:table-cell table:style-name="ce10" table:formula="of:=VLOOKUP(['1 Group of 5 League Format'.E12];TRANSLATED_TEAM_NAMES;['1 Group of 5 League Format'.$C12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0&quot;, &quot;section&quot;:&quot;All&quot;, &quot;group&quot;:&quot;1&quot;},&quot;tag&quot;:&quot;11&quot;, &quot;homeTeam&quot;:&quot;&quot;, &quot;awayTeam&quot;:&quot;&quot;}" calcext:value-type="string">
            <text:p>{"__v":0,"index":11,"pitch":"12","competition":{"name":"U10", "section":"All", "group":"1"},"tag":"11", "homeTeam":"", "awayTeam":"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3];TRANSLATED_TEAM_NAMES;['1 Group of 5 League Format'.$C13]+1)">
            <text:p/>
          </table:table-cell>
          <table:table-cell table:style-name="ce10" table:formula="of:=VLOOKUP(['1 Group of 5 League Format'.E13];TRANSLATED_TEAM_NAMES;['1 Group of 5 League Format'.$C1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0&quot;, &quot;section&quot;:&quot;All&quot;, &quot;group&quot;:&quot;1&quot;},&quot;tag&quot;:&quot;12&quot;, &quot;homeTeam&quot;:&quot;&quot;, &quot;awayTeam&quot;:&quot;&quot;}" calcext:value-type="string">
            <text:p>{"__v":0,"index":12,"pitch":"12","competition":{"name":"U10", "section":"All", "group":"1"},"tag":"12", "homeTeam":"", "awayTeam":"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14];TRANSLATED_TEAM_NAMES;['1 Group of 5 League Format'.$C14]+1)">
            <text:p/>
          </table:table-cell>
          <table:table-cell table:style-name="ce10" table:formula="of:=VLOOKUP(['1 Group of 5 League Format'.E14];TRANSLATED_TEAM_NAMES;['1 Group of 5 League Format'.$C14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0&quot;, &quot;section&quot;:&quot;All&quot;, &quot;group&quot;:&quot;1&quot;},&quot;tag&quot;:&quot;13&quot;, &quot;homeTeam&quot;:&quot;&quot;, &quot;awayTeam&quot;:&quot;&quot;}" calcext:value-type="string">
            <text:p>{"__v":0,"index":13,"pitch":"12","competition":{"name":"U10", "section":"All", "group":"1"},"tag":"13", "homeTeam":"", "awayTeam":"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5];TRANSLATED_TEAM_NAMES;['1 Group of 5 League Format'.$C15]+1)">
            <text:p/>
          </table:table-cell>
          <table:table-cell table:style-name="ce10" table:formula="of:=VLOOKUP(['1 Group of 5 League Format'.E15];TRANSLATED_TEAM_NAMES;['1 Group of 5 League Format'.$C1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0&quot;, &quot;section&quot;:&quot;All&quot;, &quot;group&quot;:&quot;1&quot;},&quot;tag&quot;:&quot;14&quot;, &quot;homeTeam&quot;:&quot;&quot;, &quot;awayTeam&quot;:&quot;&quot;}" calcext:value-type="string">
            <text:p>{"__v":0,"index":14,"pitch":"12","competition":{"name":"U10", "section":"All", "group":"1"},"tag":"14", "homeTeam":"", "awayTeam":"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16];TRANSLATED_TEAM_NAMES;['1 Group of 5 League Format'.$C16]+1)">
            <text:p/>
          </table:table-cell>
          <table:table-cell table:style-name="ce10" table:formula="of:=VLOOKUP(['1 Group of 5 League Format'.E16];TRANSLATED_TEAM_NAMES;['1 Group of 5 League Format'.$C16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0&quot;, &quot;section&quot;:&quot;All&quot;, &quot;group&quot;:&quot;1&quot;},&quot;tag&quot;:&quot;15&quot;, &quot;homeTeam&quot;:&quot;&quot;, &quot;awayTeam&quot;:&quot;&quot;}" calcext:value-type="string">
            <text:p>{"__v":0,"index":15,"pitch":"12","competition":{"name":"U10", "section":"All", "group":"1"},"tag":"15", "homeTeam":"", "awayTeam":"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7];TRANSLATED_TEAM_NAMES;['1 Group of 5 League Format'.$C17]+1)">
            <text:p/>
          </table:table-cell>
          <table:table-cell table:style-name="ce10" table:formula="of:=VLOOKUP(['1 Group of 5 League Format'.E17];TRANSLATED_TEAM_NAMES;['1 Group of 5 League Format'.$C1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0&quot;, &quot;section&quot;:&quot;All&quot;, &quot;group&quot;:&quot;1&quot;},&quot;tag&quot;:&quot;16&quot;, &quot;homeTeam&quot;:&quot;&quot;, &quot;awayTeam&quot;:&quot;&quot;}" calcext:value-type="string">
            <text:p>{"__v":0,"index":16,"pitch":"12","competition":{"name":"U10", "section":"All", "group":"1"},"tag":"16", "homeTeam":"", "awayTeam":"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8];TRANSLATED_TEAM_NAMES;['1 Group of 5 League Format'.$C18]+1)">
            <text:p/>
          </table:table-cell>
          <table:table-cell table:style-name="ce10" table:formula="of:=VLOOKUP(['1 Group of 5 League Format'.E18];TRANSLATED_TEAM_NAMES;['1 Group of 5 League Format'.$C18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0&quot;, &quot;section&quot;:&quot;All&quot;, &quot;group&quot;:&quot;1&quot;},&quot;tag&quot;:&quot;17&quot;, &quot;homeTeam&quot;:&quot;&quot;, &quot;awayTeam&quot;:&quot;&quot;}" calcext:value-type="string">
            <text:p>{"__v":0,"index":17,"pitch":"12","competition":{"name":"U10", "section":"All", "group":"1"},"tag":"17", "homeTeam":"", "awayTeam":"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9];TRANSLATED_TEAM_NAMES;['1 Group of 5 League Format'.$C19]+1)">
            <text:p/>
          </table:table-cell>
          <table:table-cell table:style-name="ce10" table:formula="of:=VLOOKUP(['1 Group of 5 League Format'.E19];TRANSLATED_TEAM_NAMES;['1 Group of 5 League Format'.$C1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0&quot;, &quot;section&quot;:&quot;All&quot;, &quot;group&quot;:&quot;1&quot;},&quot;tag&quot;:&quot;18&quot;, &quot;homeTeam&quot;:&quot;&quot;, &quot;awayTeam&quot;:&quot;&quot;}" calcext:value-type="string">
            <text:p>{"__v":0,"index":18,"pitch":"12","competition":{"name":"U10", "section":"All", "group":"1"},"tag":"18", "homeTeam":"", "awayTeam":"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20];TRANSLATED_TEAM_NAMES;['1 Group of 5 League Format'.$C20]+1)">
            <text:p/>
          </table:table-cell>
          <table:table-cell table:style-name="ce10" table:formula="of:=VLOOKUP(['1 Group of 5 League Format'.E20];TRANSLATED_TEAM_NAMES;['1 Group of 5 League Format'.$C20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0&quot;, &quot;section&quot;:&quot;All&quot;, &quot;group&quot;:&quot;1&quot;},&quot;tag&quot;:&quot;19&quot;, &quot;homeTeam&quot;:&quot;&quot;, &quot;awayTeam&quot;:&quot;&quot;}" calcext:value-type="string">
            <text:p>{"__v":0,"index":19,"pitch":"12","competition":{"name":"U10", "section":"All", "group":"1"},"tag":"19", "homeTeam":"", "awayTeam":"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21];TRANSLATED_TEAM_NAMES;['1 Group of 5 League Format'.$C21]+1)">
            <text:p/>
          </table:table-cell>
          <table:table-cell table:style-name="ce10" table:formula="of:=VLOOKUP(['1 Group of 5 League Format'.E21];TRANSLATED_TEAM_NAMES;['1 Group of 5 League Format'.$C2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0&quot;, &quot;section&quot;:&quot;All&quot;, &quot;group&quot;:&quot;1&quot;},&quot;tag&quot;:&quot;20&quot;, &quot;homeTeam&quot;:&quot;&quot;, &quot;awayTeam&quot;:&quot;&quot;}" calcext:value-type="string">
            <text:p>{"__v":0,"index":20,"pitch":"12","competition":{"name":"U10", "section":"All", "group":"1"},"tag":"20", "homeTeam":"", "awayTeam":"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 Group of 9 League Format" table:style-name="ta1" table:protected="tru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];TRANSLATED_TEAM_NAMES;['1 Group of 9 League Format'.$C2]+1)">
            <text:p/>
          </table:table-cell>
          <table:table-cell table:style-name="ce10" table:formula="of:=VLOOKUP(['1 Group of 9 League Format'.E2];TRANSLATED_TEAM_NAMES;['1 Group of 9 League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1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3];TRANSLATED_TEAM_NAMES;['1 Group of 9 League Format'.$C3]+1)">
            <text:p/>
          </table:table-cell>
          <table:table-cell table:style-name="ce10" table:formula="of:=VLOOKUP(['1 Group of 9 League Format'.E3];TRANSLATED_TEAM_NAMES;['1 Group of 9 League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2,"pitch":"2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4];TRANSLATED_TEAM_NAMES;['1 Group of 9 League Format'.$C4]+1)">
            <text:p/>
          </table:table-cell>
          <table:table-cell table:style-name="ce10" table:formula="of:=VLOOKUP(['1 Group of 9 League Format'.E4];TRANSLATED_TEAM_NAMES;['1 Group of 9 League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3,"pitch":"3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5];TRANSLATED_TEAM_NAMES;['1 Group of 9 League Format'.$C5]+1)">
            <text:p/>
          </table:table-cell>
          <table:table-cell table:style-name="ce10" table:formula="of:=VLOOKUP(['1 Group of 9 League Format'.E5];TRANSLATED_TEAM_NAMES;['1 Group of 9 League Format'.$C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4,"pitch":"4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6];TRANSLATED_TEAM_NAMES;['1 Group of 9 League Format'.$C6]+1)">
            <text:p/>
          </table:table-cell>
          <table:table-cell table:style-name="ce10" table:formula="of:=VLOOKUP(['1 Group of 9 League Format'.E6];TRANSLATED_TEAM_NAMES;['1 Group of 9 League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5,"pitch":"1","competition":{"name":"U10", "section":"All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7];TRANSLATED_TEAM_NAMES;['1 Group of 9 League Format'.$C7]+1)">
            <text:p/>
          </table:table-cell>
          <table:table-cell table:style-name="ce10" table:formula="of:=VLOOKUP(['1 Group of 9 League Format'.E7];TRANSLATED_TEAM_NAMES;['1 Group of 9 League Format'.$C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6,"pitch":"2","competition":{"name":"U10", "section":"All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8];TRANSLATED_TEAM_NAMES;['1 Group of 9 League Format'.$C8]+1)">
            <text:p/>
          </table:table-cell>
          <table:table-cell table:style-name="ce10" table:formula="of:=VLOOKUP(['1 Group of 9 League Format'.E8];TRANSLATED_TEAM_NAMES;['1 Group of 9 League Format'.$C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7,"pitch":"3","competition":{"name":"U10", "section":"All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9];TRANSLATED_TEAM_NAMES;['1 Group of 9 League Format'.$C9]+1)">
            <text:p/>
          </table:table-cell>
          <table:table-cell table:style-name="ce10" table:formula="of:=VLOOKUP(['1 Group of 9 League Format'.E9];TRANSLATED_TEAM_NAMES;['1 Group of 9 League Format'.$C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8,"pitch":"4","competition":{"name":"U10", "section":"All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10];TRANSLATED_TEAM_NAMES;['1 Group of 9 League Format'.$C10]+1)">
            <text:p/>
          </table:table-cell>
          <table:table-cell table:style-name="ce10" table:formula="of:=VLOOKUP(['1 Group of 9 League Format'.E10];TRANSLATED_TEAM_NAMES;['1 Group of 9 League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9,"pitch":"1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11];TRANSLATED_TEAM_NAMES;['1 Group of 9 League Format'.$C11]+1)">
            <text:p/>
          </table:table-cell>
          <table:table-cell table:style-name="ce10" table:formula="of:=VLOOKUP(['1 Group of 9 League Format'.E11];TRANSLATED_TEAM_NAMES;['1 Group of 9 League Format'.$C1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10,"pitch":"2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12];TRANSLATED_TEAM_NAMES;['1 Group of 9 League Format'.$C12]+1)">
            <text:p/>
          </table:table-cell>
          <table:table-cell table:style-name="ce10" table:formula="of:=VLOOKUP(['1 Group of 9 League Format'.E12];TRANSLATED_TEAM_NAMES;['1 Group of 9 League Format'.$C1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11,"pitch":"3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13];TRANSLATED_TEAM_NAMES;['1 Group of 9 League Format'.$C13]+1)">
            <text:p/>
          </table:table-cell>
          <table:table-cell table:style-name="ce10" table:formula="of:=VLOOKUP(['1 Group of 9 League Format'.E13];TRANSLATED_TEAM_NAMES;['1 Group of 9 League Format'.$C1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12,"pitch":"4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14];TRANSLATED_TEAM_NAMES;['1 Group of 9 League Format'.$C14]+1)">
            <text:p/>
          </table:table-cell>
          <table:table-cell table:style-name="ce10" table:formula="of:=VLOOKUP(['1 Group of 9 League Format'.E14];TRANSLATED_TEAM_NAMES;['1 Group of 9 League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13,"pitch":"1","competition":{"name":"U10", "section":"All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15];TRANSLATED_TEAM_NAMES;['1 Group of 9 League Format'.$C15]+1)">
            <text:p/>
          </table:table-cell>
          <table:table-cell table:style-name="ce10" table:formula="of:=VLOOKUP(['1 Group of 9 League Format'.E15];TRANSLATED_TEAM_NAMES;['1 Group of 9 League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14,"pitch":"2","competition":{"name":"U10", "section":"All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16];TRANSLATED_TEAM_NAMES;['1 Group of 9 League Format'.$C16]+1)">
            <text:p/>
          </table:table-cell>
          <table:table-cell table:style-name="ce10" table:formula="of:=VLOOKUP(['1 Group of 9 League Format'.E16];TRANSLATED_TEAM_NAMES;['1 Group of 9 League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15,"pitch":"3","competition":{"name":"U10", "section":"All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17];TRANSLATED_TEAM_NAMES;['1 Group of 9 League Format'.$C17]+1)">
            <text:p/>
          </table:table-cell>
          <table:table-cell table:style-name="ce10" table:formula="of:=VLOOKUP(['1 Group of 9 League Format'.E17];TRANSLATED_TEAM_NAMES;['1 Group of 9 League Format'.$C1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16,"pitch":"4","competition":{"name":"U10", "section":"All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18];TRANSLATED_TEAM_NAMES;['1 Group of 9 League Format'.$C18]+1)">
            <text:p/>
          </table:table-cell>
          <table:table-cell table:style-name="ce10" table:formula="of:=VLOOKUP(['1 Group of 9 League Format'.E18];TRANSLATED_TEAM_NAMES;['1 Group of 9 League Format'.$C1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7,"pitch":"1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19];TRANSLATED_TEAM_NAMES;['1 Group of 9 League Format'.$C19]+1)">
            <text:p/>
          </table:table-cell>
          <table:table-cell table:style-name="ce10" table:formula="of:=VLOOKUP(['1 Group of 9 League Format'.E19];TRANSLATED_TEAM_NAMES;['1 Group of 9 League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8,"pitch":"2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20];TRANSLATED_TEAM_NAMES;['1 Group of 9 League Format'.$C20]+1)">
            <text:p/>
          </table:table-cell>
          <table:table-cell table:style-name="ce10" table:formula="of:=VLOOKUP(['1 Group of 9 League Format'.E20];TRANSLATED_TEAM_NAMES;['1 Group of 9 League Format'.$C2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9,"pitch":"3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21];TRANSLATED_TEAM_NAMES;['1 Group of 9 League Format'.$C21]+1)">
            <text:p/>
          </table:table-cell>
          <table:table-cell table:style-name="ce10" table:formula="of:=VLOOKUP(['1 Group of 9 League Format'.E21];TRANSLATED_TEAM_NAMES;['1 Group of 9 League Format'.$C2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20,"pitch":"4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22];TRANSLATED_TEAM_NAMES;['1 Group of 9 League Format'.$C22]+1)">
            <text:p/>
          </table:table-cell>
          <table:table-cell table:style-name="ce10" table:formula="of:=VLOOKUP(['1 Group of 9 League Format'.E22];TRANSLATED_TEAM_NAMES;['1 Group of 9 League Format'.$C2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21,"pitch":"1","competition":{"name":"U10", "section":"All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3];TRANSLATED_TEAM_NAMES;['1 Group of 9 League Format'.$C23]+1)">
            <text:p/>
          </table:table-cell>
          <table:table-cell table:style-name="ce10" table:formula="of:=VLOOKUP(['1 Group of 9 League Format'.E23];TRANSLATED_TEAM_NAMES;['1 Group of 9 League Format'.$C2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22,"pitch":"2","competition":{"name":"U10", "section":"All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24];TRANSLATED_TEAM_NAMES;['1 Group of 9 League Format'.$C24]+1)">
            <text:p/>
          </table:table-cell>
          <table:table-cell table:style-name="ce10" table:formula="of:=VLOOKUP(['1 Group of 9 League Format'.E24];TRANSLATED_TEAM_NAMES;['1 Group of 9 League Format'.$C2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23,"pitch":"3","competition":{"name":"U10", "section":"All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25];TRANSLATED_TEAM_NAMES;['1 Group of 9 League Format'.$C25]+1)">
            <text:p/>
          </table:table-cell>
          <table:table-cell table:style-name="ce10" table:formula="of:=VLOOKUP(['1 Group of 9 League Format'.E25];TRANSLATED_TEAM_NAMES;['1 Group of 9 League Format'.$C2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24,"pitch":"4","competition":{"name":"U10", "section":"All", "group":"1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26];TRANSLATED_TEAM_NAMES;['1 Group of 9 League Format'.$C26]+1)">
            <text:p/>
          </table:table-cell>
          <table:table-cell table:style-name="ce10" table:formula="of:=VLOOKUP(['1 Group of 9 League Format'.E26];TRANSLATED_TEAM_NAMES;['1 Group of 9 League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5,"pitch":"1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7];TRANSLATED_TEAM_NAMES;['1 Group of 9 League Format'.$C27]+1)">
            <text:p/>
          </table:table-cell>
          <table:table-cell table:style-name="ce10" table:formula="of:=VLOOKUP(['1 Group of 9 League Format'.E27];TRANSLATED_TEAM_NAMES;['1 Group of 9 League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6,"pitch":"2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28];TRANSLATED_TEAM_NAMES;['1 Group of 9 League Format'.$C28]+1)">
            <text:p/>
          </table:table-cell>
          <table:table-cell table:style-name="ce10" table:formula="of:=VLOOKUP(['1 Group of 9 League Format'.E28];TRANSLATED_TEAM_NAMES;['1 Group of 9 League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7,"pitch":"3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29];TRANSLATED_TEAM_NAMES;['1 Group of 9 League Format'.$C29]+1)">
            <text:p/>
          </table:table-cell>
          <table:table-cell table:style-name="ce10" table:formula="of:=VLOOKUP(['1 Group of 9 League Format'.E29];TRANSLATED_TEAM_NAMES;['1 Group of 9 League Format'.$C2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8,"pitch":"4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30];TRANSLATED_TEAM_NAMES;['1 Group of 9 League Format'.$C30]+1)">
            <text:p/>
          </table:table-cell>
          <table:table-cell table:style-name="ce10" table:formula="of:=VLOOKUP(['1 Group of 9 League Format'.E30];TRANSLATED_TEAM_NAMES;['1 Group of 9 League Format'.$C3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0&quot;, &quot;section&quot;:&quot;All&quot;, &quot;group&quot;:&quot;1&quot;},&quot;tag&quot;:&quot;8&quot;, &quot;homeTeam&quot;:&quot;&quot;, &quot;awayTeam&quot;:&quot;&quot;}" calcext:value-type="string">
            <text:p>{"__v":0,"index":29,"pitch":"1","competition":{"name":"U10", "section":"All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31];TRANSLATED_TEAM_NAMES;['1 Group of 9 League Format'.$C31]+1)">
            <text:p/>
          </table:table-cell>
          <table:table-cell table:style-name="ce10" table:formula="of:=VLOOKUP(['1 Group of 9 League Format'.E31];TRANSLATED_TEAM_NAMES;['1 Group of 9 League Format'.$C3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0&quot;, &quot;section&quot;:&quot;All&quot;, &quot;group&quot;:&quot;1&quot;},&quot;tag&quot;:&quot;8&quot;, &quot;homeTeam&quot;:&quot;&quot;, &quot;awayTeam&quot;:&quot;&quot;}" calcext:value-type="string">
            <text:p>{"__v":0,"index":30,"pitch":"2","competition":{"name":"U10", "section":"All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32];TRANSLATED_TEAM_NAMES;['1 Group of 9 League Format'.$C32]+1)">
            <text:p/>
          </table:table-cell>
          <table:table-cell table:style-name="ce10" table:formula="of:=VLOOKUP(['1 Group of 9 League Format'.E32];TRANSLATED_TEAM_NAMES;['1 Group of 9 League Format'.$C3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0&quot;, &quot;section&quot;:&quot;All&quot;, &quot;group&quot;:&quot;1&quot;},&quot;tag&quot;:&quot;8&quot;, &quot;homeTeam&quot;:&quot;&quot;, &quot;awayTeam&quot;:&quot;&quot;}" calcext:value-type="string">
            <text:p>{"__v":0,"index":31,"pitch":"3","competition":{"name":"U10", "section":"All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33];TRANSLATED_TEAM_NAMES;['1 Group of 9 League Format'.$C33]+1)">
            <text:p/>
          </table:table-cell>
          <table:table-cell table:style-name="ce10" table:formula="of:=VLOOKUP(['1 Group of 9 League Format'.E33];TRANSLATED_TEAM_NAMES;['1 Group of 9 League Format'.$C3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0&quot;, &quot;section&quot;:&quot;All&quot;, &quot;group&quot;:&quot;1&quot;},&quot;tag&quot;:&quot;8&quot;, &quot;homeTeam&quot;:&quot;&quot;, &quot;awayTeam&quot;:&quot;&quot;}" calcext:value-type="string">
            <text:p>{"__v":0,"index":32,"pitch":"4","competition":{"name":"U10", "section":"All", "group":"1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34];TRANSLATED_TEAM_NAMES;['1 Group of 9 League Format'.$C34]+1)">
            <text:p/>
          </table:table-cell>
          <table:table-cell table:style-name="ce10" table:formula="of:=VLOOKUP(['1 Group of 9 League Format'.E34];TRANSLATED_TEAM_NAMES;['1 Group of 9 League Format'.$C3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3,"pitch":"1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35];TRANSLATED_TEAM_NAMES;['1 Group of 9 League Format'.$C35]+1)">
            <text:p/>
          </table:table-cell>
          <table:table-cell table:style-name="ce10" table:formula="of:=VLOOKUP(['1 Group of 9 League Format'.E35];TRANSLATED_TEAM_NAMES;['1 Group of 9 League Format'.$C3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4,"pitch":"2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36];TRANSLATED_TEAM_NAMES;['1 Group of 9 League Format'.$C36]+1)">
            <text:p/>
          </table:table-cell>
          <table:table-cell table:style-name="ce10" table:formula="of:=VLOOKUP(['1 Group of 9 League Format'.E36];TRANSLATED_TEAM_NAMES;['1 Group of 9 League Format'.$C3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5,"pitch":"3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37];TRANSLATED_TEAM_NAMES;['1 Group of 9 League Format'.$C37]+1)">
            <text:p/>
          </table:table-cell>
          <table:table-cell table:style-name="ce10" table:formula="of:=VLOOKUP(['1 Group of 9 League Format'.E37];TRANSLATED_TEAM_NAMES;['1 Group of 9 League Format'.$C3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6,"pitch":"4","competition":{"name":"U10", "section":"All", "group":"1"},"tag":"9", "homeTeam":"", "awayTeam":""}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 Groups of 4 2-Stage Format No KO" table:style-name="ta1" table:protected="true">
        <loext:table-protection loext:select-protected-cells="true" loext:select-unprotected-cells="tru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5"/>
        <table:table-column table:style-name="co10" table:visibility="collapse" table:default-cell-style-name="ce15"/>
        <table:table-column table:style-name="co11" table:visibility="collapse" table:number-columns-repeated="3" table:default-cell-style-name="ce15"/>
        <table:table-column table:style-name="co11" table:visibility="collapse" table:default-cell-style-name="ce16"/>
        <table:table-column table:style-name="co12" table:default-cell-style-name="ce16"/>
        <table:table-column table:style-name="co9" table:default-cell-style-name="ce13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>
            <text:p/>
          </table:table-cell>
          <table:table-cell table:style-name="ce9" table:formula="of:=VLOOKUP([.E2];TRANSLATED_TEAM_NAMES;[.$C2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7","competition":{"name":"U10", "section":"All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>
            <text:p/>
          </table:table-cell>
          <table:table-cell table:style-name="ce9" table:formula="of:=VLOOKUP([.E3];TRANSLATED_TEAM_NAMES;[.$C3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2,"pitch":"8","competition":{"name":"U10", "section":"All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>
            <text:p/>
          </table:table-cell>
          <table:table-cell table:style-name="ce9" table:formula="of:=VLOOKUP([.E4];TRANSLATED_TEAM_NAMES;[.$C4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3,"pitch":"7","competition":{"name":"U10", "section":"All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>
            <text:p/>
          </table:table-cell>
          <table:table-cell table:style-name="ce9" table:formula="of:=VLOOKUP([.E5];TRANSLATED_TEAM_NAMES;[.$C5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4,"pitch":"8","competition":{"name":"U10", "section":"All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>
            <text:p/>
          </table:table-cell>
          <table:table-cell table:style-name="ce9" table:formula="of:=VLOOKUP([.E6];TRANSLATED_TEAM_NAMES;[.$C6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5,"pitch":"7","competition":{"name":"U10", "section":"All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>
            <text:p/>
          </table:table-cell>
          <table:table-cell table:style-name="ce9" table:formula="of:=VLOOKUP([.E7];TRANSLATED_TEAM_NAMES;[.$C7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6,"pitch":"8","competition":{"name":"U10", "section":"All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0&quot;, &quot;section&quot;:&quot;All&quot;, &quot;group&quot;:&quot;2&quot;},&quot;tag&quot;:&quot;1&quot;, &quot;homeTeam&quot;:&quot;&quot;, &quot;awayTeam&quot;:&quot;&quot;}" calcext:value-type="string">
            <text:p>{"__v":0,"index":7,"pitch":"7","competition":{"name":"U10", "section":"All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8,"pitch":"8","competition":{"name":"U10", "section":"All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0&quot;, &quot;section&quot;:&quot;All&quot;, &quot;group&quot;:&quot;2&quot;},&quot;tag&quot;:&quot;3&quot;, &quot;homeTeam&quot;:&quot;&quot;, &quot;awayTeam&quot;:&quot;&quot;}" calcext:value-type="string">
            <text:p>{"__v":0,"index":9,"pitch":"7","competition":{"name":"U10", "section":"All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0,"pitch":"8","competition":{"name":"U10", "section":"All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0&quot;, &quot;section&quot;:&quot;All&quot;, &quot;group&quot;:&quot;2&quot;},&quot;tag&quot;:&quot;5&quot;, &quot;homeTeam&quot;:&quot;&quot;, &quot;awayTeam&quot;:&quot;&quot;}" calcext:value-type="string">
            <text:p>{"__v":0,"index":11,"pitch":"7","competition":{"name":"U10", "section":"All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2,"pitch":"8","competition":{"name":"U10", "section":"All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0_All_G1_P1" calcext:value-type="string">
            <text:p>U10_All_G1_P1</text:p>
          </table:table-cell>
          <table:table-cell table:style-name="ce9" table:formula="of:=AGE_GROUP_TRANSLATED &amp; &quot;_&quot; &amp;SECTION_TRANSLATED &amp; &quot;_G2_P2&quot;" office:value-type="string" office:string-value="U10_All_G2_P2" calcext:value-type="string">
            <text:p>U10_All_G2_P2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0&quot;, &quot;section&quot;:&quot;Champions League&quot;, &quot;group&quot;:&quot;1&quot;},&quot;tag&quot;:&quot;1&quot;, &quot;homeTeam&quot;:&quot;Winner Group 1&quot;, &quot;awayTeam&quot;:&quot;2nd Group 2&quot;, &quot;homeTeamFrom&quot;:&quot;U10_All_G1_P1&quot;, &quot;awayTeamFrom&quot;:&quot;U10_All_G2_P2&quot;}" calcext:value-type="string">
            <text:p>{"__v":0,"index":13,"pitch":"7","competition":{"name":"U10", "section":"Champions League", "group":"1"},"tag":"1", "homeTeam":"Winner Group 1", "awayTeam":"2nd Group 2", "homeTeamFrom":"U10_All_G1_P1", "awayTeamFrom":"U10_All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1&quot;" office:value-type="string" office:string-value="U10_All_G2_P1" calcext:value-type="string">
            <text:p>U10_All_G2_P1</text:p>
          </table:table-cell>
          <table:table-cell table:style-name="ce9" table:formula="of:=AGE_GROUP_TRANSLATED &amp; &quot;_&quot; &amp;SECTION_TRANSLATED &amp; &quot;_G1_P2&quot;" office:value-type="string" office:string-value="U10_All_G1_P2" calcext:value-type="string">
            <text:p>U10_All_G1_P2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0&quot;, &quot;section&quot;:&quot;Champions League&quot;, &quot;group&quot;:&quot;1&quot;},&quot;tag&quot;:&quot;2&quot;, &quot;homeTeam&quot;:&quot;Winner Group 2&quot;, &quot;awayTeam&quot;:&quot;2nd Group 1&quot;, &quot;homeTeamFrom&quot;:&quot;U10_All_G2_P1&quot;, &quot;awayTeamFrom&quot;:&quot;U10_All_G1_P2&quot;}" calcext:value-type="string">
            <text:p>{"__v":0,"index":14,"pitch":"8","competition":{"name":"U10", "section":"Champions League", "group":"1"},"tag":"2", "homeTeam":"Winner Group 2", "awayTeam":"2nd Group 1", "homeTeamFrom":"U10_All_G2_P1", "awayTeamFrom":"U10_All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2_P1&quot;" office:value-type="string" office:string-value="U10_All_G2_P1" calcext:value-type="string">
            <text:p>U10_All_G2_P1</text:p>
          </table:table-cell>
          <table:table-cell table:style-name="ce9" table:formula="of:=AGE_GROUP_TRANSLATED &amp; &quot;_&quot; &amp;SECTION_TRANSLATED &amp; &quot;_G1_P1&quot;" office:value-type="string" office:string-value="U10_All_G1_P1" calcext:value-type="string">
            <text:p>U10_All_G1_P1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0&quot;, &quot;section&quot;:&quot;Champions League&quot;, &quot;group&quot;:&quot;1&quot;},&quot;tag&quot;:&quot;3&quot;, &quot;homeTeam&quot;:&quot;Winner Group 2&quot;, &quot;awayTeam&quot;:&quot;Winner Group 1&quot;, &quot;homeTeamFrom&quot;:&quot;U10_All_G2_P1&quot;, &quot;awayTeamFrom&quot;:&quot;U10_All_G1_P1&quot;}" calcext:value-type="string">
            <text:p>{"__v":0,"index":15,"pitch":"7","competition":{"name":"U10", "section":"Champions League", "group":"1"},"tag":"3", "homeTeam":"Winner Group 2", "awayTeam":"Winner Group 1", "homeTeamFrom":"U10_All_G2_P1", "awayTeamFrom":"U10_All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2&quot;" office:value-type="string" office:string-value="U10_All_G2_P2" calcext:value-type="string">
            <text:p>U10_All_G2_P2</text:p>
          </table:table-cell>
          <table:table-cell table:style-name="ce9" table:formula="of:=AGE_GROUP_TRANSLATED &amp; &quot;_&quot; &amp;SECTION_TRANSLATED &amp; &quot;_G1_P2&quot;" office:value-type="string" office:string-value="U10_All_G1_P2" calcext:value-type="string">
            <text:p>U10_All_G1_P2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0&quot;, &quot;section&quot;:&quot;Champions League&quot;, &quot;group&quot;:&quot;1&quot;},&quot;tag&quot;:&quot;4&quot;, &quot;homeTeam&quot;:&quot;2nd Group 2&quot;, &quot;awayTeam&quot;:&quot;2nd Group 1&quot;, &quot;homeTeamFrom&quot;:&quot;U10_All_G2_P2&quot;, &quot;awayTeamFrom&quot;:&quot;U10_All_G1_P2&quot;}" calcext:value-type="string">
            <text:p>{"__v":0,"index":16,"pitch":"8","competition":{"name":"U10", "section":"Champions League", "group":"1"},"tag":"4", "homeTeam":"2nd Group 2", "awayTeam":"2nd Group 1", "homeTeamFrom":"U10_All_G2_P2", "awayTeamFrom":"U10_All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1_P2&quot;" office:value-type="string" office:string-value="U10_All_G1_P2" calcext:value-type="string">
            <text:p>U10_All_G1_P2</text:p>
          </table:table-cell>
          <table:table-cell table:style-name="ce9" table:formula="of:=AGE_GROUP_TRANSLATED &amp; &quot;_&quot; &amp;SECTION_TRANSLATED &amp; &quot;_G1_P1&quot;" office:value-type="string" office:string-value="U10_All_G1_P1" calcext:value-type="string">
            <text:p>U10_All_G1_P1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0&quot;, &quot;section&quot;:&quot;Champions League&quot;, &quot;group&quot;:&quot;1&quot;},&quot;tag&quot;:&quot;5&quot;, &quot;homeTeam&quot;:&quot;2nd Group 1&quot;, &quot;awayTeam&quot;:&quot;Winner Group 1&quot;, &quot;homeTeamFrom&quot;:&quot;U10_All_G1_P2&quot;, &quot;awayTeamFrom&quot;:&quot;U10_All_G1_P1&quot;}" calcext:value-type="string">
            <text:p>{"__v":0,"index":17,"pitch":"7","competition":{"name":"U10", "section":"Champions League", "group":"1"},"tag":"5", "homeTeam":"2nd Group 1", "awayTeam":"Winner Group 1", "homeTeamFrom":"U10_All_G1_P2", "awayTeamFrom":"U10_All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2_P2&quot;" office:value-type="string" office:string-value="U10_All_G2_P2" calcext:value-type="string">
            <text:p>U10_All_G2_P2</text:p>
          </table:table-cell>
          <table:table-cell table:style-name="ce9" table:formula="of:=AGE_GROUP_TRANSLATED &amp; &quot;_&quot; &amp;SECTION_TRANSLATED &amp; &quot;_G2_P1&quot;" office:value-type="string" office:string-value="U10_All_G2_P1" calcext:value-type="string">
            <text:p>U10_All_G2_P1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0&quot;, &quot;section&quot;:&quot;Champions League&quot;, &quot;group&quot;:&quot;1&quot;},&quot;tag&quot;:&quot;6&quot;, &quot;homeTeam&quot;:&quot;2nd Group 2&quot;, &quot;awayTeam&quot;:&quot;Winner Group 2&quot;, &quot;homeTeamFrom&quot;:&quot;U10_All_G2_P2&quot;, &quot;awayTeamFrom&quot;:&quot;U10_All_G2_P1&quot;}" calcext:value-type="string">
            <text:p>{"__v":0,"index":18,"pitch":"8","competition":{"name":"U10", "section":"Champions League", "group":"1"},"tag":"6", "homeTeam":"2nd Group 2", "awayTeam":"Winner Group 2", "homeTeamFrom":"U10_All_G2_P2", "awayTeamFrom":"U10_All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table:formula="of:=AGE_GROUP_TRANSLATED &amp; &quot;_&quot; &amp;SECTION_TRANSLATED &amp; &quot;_G1_P3&quot;" office:value-type="string" office:string-value="U10_All_G1_P3" calcext:value-type="string">
            <text:p>U10_All_G1_P3</text:p>
          </table:table-cell>
          <table:table-cell table:style-name="ce9" table:formula="of:=AGE_GROUP_TRANSLATED &amp; &quot;_&quot; &amp;SECTION_TRANSLATED &amp; &quot;_G2_P4&quot;" office:value-type="string" office:string-value="U10_All_G2_P4" calcext:value-type="string">
            <text:p>U10_All_G2_P4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0&quot;, &quot;section&quot;:&quot;Europa League&quot;, &quot;group&quot;:&quot;1&quot;},&quot;tag&quot;:&quot;1&quot;, &quot;homeTeam&quot;:&quot;3rd Group 1&quot;, &quot;awayTeam&quot;:&quot;4th Group 2&quot;, &quot;homeTeamFrom&quot;:&quot;U10_All_G1_P3&quot;, &quot;awayTeamFrom&quot;:&quot;U10_All_G2_P4&quot;}" calcext:value-type="string">
            <text:p>{"__v":0,"index":19,"pitch":"7","competition":{"name":"U10", "section":"Europa League", "group":"1"},"tag":"1", "homeTeam":"3rd Group 1", "awayTeam":"4th Group 2", "homeTeamFrom":"U10_All_G1_P3", "awayTeamFrom":"U10_All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3&quot;" office:value-type="string" office:string-value="U10_All_G2_P3" calcext:value-type="string">
            <text:p>U10_All_G2_P3</text:p>
          </table:table-cell>
          <table:table-cell table:style-name="ce9" table:formula="of:=AGE_GROUP_TRANSLATED &amp; &quot;_&quot; &amp;SECTION_TRANSLATED &amp; &quot;_G1_P4&quot;" office:value-type="string" office:string-value="U10_All_G1_P4" calcext:value-type="string">
            <text:p>U10_All_G1_P4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0&quot;, &quot;section&quot;:&quot;Europa League&quot;, &quot;group&quot;:&quot;1&quot;},&quot;tag&quot;:&quot;2&quot;, &quot;homeTeam&quot;:&quot;3rd Group 2&quot;, &quot;awayTeam&quot;:&quot;4th Group 1&quot;, &quot;homeTeamFrom&quot;:&quot;U10_All_G2_P3&quot;, &quot;awayTeamFrom&quot;:&quot;U10_All_G1_P4&quot;}" calcext:value-type="string">
            <text:p>{"__v":0,"index":20,"pitch":"8","competition":{"name":"U10", "section":"Europa League", "group":"1"},"tag":"2", "homeTeam":"3rd Group 2", "awayTeam":"4th Group 1", "homeTeamFrom":"U10_All_G2_P3", "awayTeamFrom":"U10_All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2_P3&quot;" office:value-type="string" office:string-value="U10_All_G2_P3" calcext:value-type="string">
            <text:p>U10_All_G2_P3</text:p>
          </table:table-cell>
          <table:table-cell table:style-name="ce9" table:formula="of:=AGE_GROUP_TRANSLATED &amp; &quot;_&quot; &amp;SECTION_TRANSLATED &amp; &quot;_G1_P3&quot;" office:value-type="string" office:string-value="U10_All_G1_P3" calcext:value-type="string">
            <text:p>U10_All_G1_P3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0&quot;, &quot;section&quot;:&quot;Europa League&quot;, &quot;group&quot;:&quot;1&quot;},&quot;tag&quot;:&quot;3&quot;, &quot;homeTeam&quot;:&quot;3rd Group 2&quot;, &quot;awayTeam&quot;:&quot;3rd Group 1&quot;, &quot;homeTeamFrom&quot;:&quot;U10_All_G2_P3&quot;, &quot;awayTeamFrom&quot;:&quot;U10_All_G1_P3&quot;}" calcext:value-type="string">
            <text:p>{"__v":0,"index":21,"pitch":"7","competition":{"name":"U10", "section":"Europa League", "group":"1"},"tag":"3", "homeTeam":"3rd Group 2", "awayTeam":"3rd Group 1", "homeTeamFrom":"U10_All_G2_P3", "awayTeamFrom":"U10_All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4&quot;" office:value-type="string" office:string-value="U10_All_G2_P4" calcext:value-type="string">
            <text:p>U10_All_G2_P4</text:p>
          </table:table-cell>
          <table:table-cell table:style-name="ce9" table:formula="of:=AGE_GROUP_TRANSLATED &amp; &quot;_&quot; &amp;SECTION_TRANSLATED &amp; &quot;_G1_P4&quot;" office:value-type="string" office:string-value="U10_All_G1_P4" calcext:value-type="string">
            <text:p>U10_All_G1_P4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0&quot;, &quot;section&quot;:&quot;Europa League&quot;, &quot;group&quot;:&quot;1&quot;},&quot;tag&quot;:&quot;4&quot;, &quot;homeTeam&quot;:&quot;4th Group 2&quot;, &quot;awayTeam&quot;:&quot;4th Group 1&quot;, &quot;homeTeamFrom&quot;:&quot;U10_All_G2_P4&quot;, &quot;awayTeamFrom&quot;:&quot;U10_All_G1_P4&quot;}" calcext:value-type="string">
            <text:p>{"__v":0,"index":22,"pitch":"8","competition":{"name":"U10", "section":"Europa League", "group":"1"},"tag":"4", "homeTeam":"4th Group 2", "awayTeam":"4th Group 1", "homeTeamFrom":"U10_All_G2_P4", "awayTeamFrom":"U10_All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1_P4&quot;" office:value-type="string" office:string-value="U10_All_G1_P4" calcext:value-type="string">
            <text:p>U10_All_G1_P4</text:p>
          </table:table-cell>
          <table:table-cell table:style-name="ce9" table:formula="of:=AGE_GROUP_TRANSLATED &amp; &quot;_&quot; &amp;SECTION_TRANSLATED &amp; &quot;_G1_P3&quot;" office:value-type="string" office:string-value="U10_All_G1_P3" calcext:value-type="string">
            <text:p>U10_All_G1_P3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0&quot;, &quot;section&quot;:&quot;Europa League&quot;, &quot;group&quot;:&quot;1&quot;},&quot;tag&quot;:&quot;5&quot;, &quot;homeTeam&quot;:&quot;4th Group 1&quot;, &quot;awayTeam&quot;:&quot;3rd Group 1&quot;, &quot;homeTeamFrom&quot;:&quot;U10_All_G1_P4&quot;, &quot;awayTeamFrom&quot;:&quot;U10_All_G1_P3&quot;}" calcext:value-type="string">
            <text:p>{"__v":0,"index":23,"pitch":"7","competition":{"name":"U10", "section":"Europa League", "group":"1"},"tag":"5", "homeTeam":"4th Group 1", "awayTeam":"3rd Group 1", "homeTeamFrom":"U10_All_G1_P4", "awayTeamFrom":"U10_All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table:formula="of:=AGE_GROUP_TRANSLATED &amp; &quot;_&quot; &amp;SECTION_TRANSLATED &amp; &quot;_G2_P4&quot;" office:value-type="string" office:string-value="U10_All_G2_P4" calcext:value-type="string">
            <text:p>U10_All_G2_P4</text:p>
          </table:table-cell>
          <table:table-cell table:style-name="ce9" table:formula="of:=AGE_GROUP_TRANSLATED &amp; &quot;_&quot; &amp;SECTION_TRANSLATED &amp; &quot;_G2_P3&quot;" office:value-type="string" office:string-value="U10_All_G2_P3" calcext:value-type="string">
            <text:p>U10_All_G2_P3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0&quot;, &quot;section&quot;:&quot;Europa League&quot;, &quot;group&quot;:&quot;1&quot;},&quot;tag&quot;:&quot;6&quot;, &quot;homeTeam&quot;:&quot;4th Group 2&quot;, &quot;awayTeam&quot;:&quot;3rd Group 2&quot;, &quot;homeTeamFrom&quot;:&quot;U10_All_G2_P4&quot;, &quot;awayTeamFrom&quot;:&quot;U10_All_G2_P3&quot;}" calcext:value-type="string">
            <text:p>{"__v":0,"index":24,"pitch":"8","competition":{"name":"U10", "section":"Europa League", "group":"1"},"tag":"6", "homeTeam":"4th Group 2", "awayTeam":"3rd Group 2", "homeTeamFrom":"U10_All_G2_P4", "awayTeamFrom":"U10_All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2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 Groups of 5 KO Format" table:style-name="ta1" table:protected="true" table:print="fals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>
            <text:p/>
          </table:table-cell>
          <table:table-cell table:style-name="ce10" table:formula="of:=VLOOKUP(['2 Groups of 5 KO Format'.E2];TRANSLATED_TEAM_NAMES;['2 Groups of 5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1","competition":{"name":"U10", "section":"All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>
            <text:p/>
          </table:table-cell>
          <table:table-cell table:style-name="ce10" table:formula="of:=VLOOKUP(['2 Groups of 5 KO Format'.E3];TRANSLATED_TEAM_NAMES;['2 Groups of 5 KO Format'.$C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2,"pitch":"1","competition":{"name":"U10", "section":"All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>
            <text:p/>
          </table:table-cell>
          <table:table-cell table:style-name="ce10" table:formula="of:=VLOOKUP(['2 Groups of 5 KO Format'.E4];TRANSLATED_TEAM_NAMES;['2 Groups of 5 KO Format'.$C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3,"pitch":"1","competition":{"name":"U10", "section":"All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>
            <text:p/>
          </table:table-cell>
          <table:table-cell table:style-name="ce10" table:formula="of:=VLOOKUP(['2 Groups of 5 KO Format'.E5];TRANSLATED_TEAM_NAMES;['2 Groups of 5 KO Format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4,"pitch":"1","competition":{"name":"U10", "section":"All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>
            <text:p/>
          </table:table-cell>
          <table:table-cell table:style-name="ce10" table:formula="of:=VLOOKUP(['2 Groups of 5 KO Format'.E6];TRANSLATED_TEAM_NAMES;['2 Groups of 5 KO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5,"pitch":"1","competition":{"name":"U10", "section":"All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>
            <text:p/>
          </table:table-cell>
          <table:table-cell table:style-name="ce10" table:formula="of:=VLOOKUP(['2 Groups of 5 KO Format'.E7];TRANSLATED_TEAM_NAMES;['2 Groups of 5 KO Format'.$C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6,"pitch":"1","competition":{"name":"U10", "section":"All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>
            <text:p/>
          </table:table-cell>
          <table:table-cell table:style-name="ce10" table:formula="of:=VLOOKUP(['2 Groups of 5 KO Format'.E8];TRANSLATED_TEAM_NAMES;['2 Groups of 5 KO Format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7,"pitch":"1","competition":{"name":"U10", "section":"All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>
            <text:p/>
          </table:table-cell>
          <table:table-cell table:style-name="ce10" table:formula="of:=VLOOKUP(['2 Groups of 5 KO Format'.E9];TRANSLATED_TEAM_NAMES;['2 Groups of 5 KO Format'.$C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&quot;,&quot;competition&quot;:{&quot;name&quot;:&quot;U10&quot;, &quot;section&quot;:&quot;All&quot;, &quot;group&quot;:&quot;1&quot;},&quot;tag&quot;:&quot;8&quot;, &quot;homeTeam&quot;:&quot;&quot;, &quot;awayTeam&quot;:&quot;&quot;}" calcext:value-type="string">
            <text:p>{"__v":0,"index":8,"pitch":"1","competition":{"name":"U10", "section":"All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>
            <text:p/>
          </table:table-cell>
          <table:table-cell table:style-name="ce10" table:formula="of:=VLOOKUP(['2 Groups of 5 KO Format'.E10];TRANSLATED_TEAM_NAMES;['2 Groups of 5 KO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9,"pitch":"1","competition":{"name":"U10", "section":"All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>
            <text:p/>
          </table:table-cell>
          <table:table-cell table:style-name="ce10" table:formula="of:=VLOOKUP(['2 Groups of 5 KO Format'.E11];TRANSLATED_TEAM_NAMES;['2 Groups of 5 KO Format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0&quot;, &quot;section&quot;:&quot;All&quot;, &quot;group&quot;:&quot;1&quot;},&quot;tag&quot;:&quot;10&quot;, &quot;homeTeam&quot;:&quot;&quot;, &quot;awayTeam&quot;:&quot;&quot;}" calcext:value-type="string">
            <text:p>{"__v":0,"index":10,"pitch":"1","competition":{"name":"U10", "section":"All", "group":"1"},"tag":"10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>
            <text:p/>
          </table:table-cell>
          <table:table-cell table:style-name="ce10" table:formula="of:=VLOOKUP(['2 Groups of 5 KO Format'.E12];TRANSLATED_TEAM_NAMES;['2 Groups of 5 KO Format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0&quot;, &quot;section&quot;:&quot;All&quot;, &quot;group&quot;:&quot;2&quot;},&quot;tag&quot;:&quot;1&quot;, &quot;homeTeam&quot;:&quot;&quot;, &quot;awayTeam&quot;:&quot;&quot;}" calcext:value-type="string">
            <text:p>{"__v":0,"index":11,"pitch":"2","competition":{"name":"U10", "section":"All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>
            <text:p/>
          </table:table-cell>
          <table:table-cell table:style-name="ce10" table:formula="of:=VLOOKUP(['2 Groups of 5 KO Format'.E13];TRANSLATED_TEAM_NAMES;['2 Groups of 5 KO Format'.$C1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2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12,"pitch":"2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2&quot;,&quot;competition&quot;:{&quot;name&quot;:&quot;U10&quot;, &quot;section&quot;:&quot;All&quot;, &quot;group&quot;:&quot;2&quot;},&quot;tag&quot;:&quot;3&quot;, &quot;homeTeam&quot;:&quot;&quot;, &quot;awayTeam&quot;:&quot;&quot;}" calcext:value-type="string">
            <text:p>{"__v":0,"index":13,"pitch":"2","competition":{"name":"U10", "section":"All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>
            <text:p/>
          </table:table-cell>
          <table:table-cell table:style-name="ce10" table:formula="of:=VLOOKUP(['2 Groups of 5 KO Format'.E15];TRANSLATED_TEAM_NAMES;['2 Groups of 5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4,"pitch":"2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>
            <text:p/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2&quot;,&quot;competition&quot;:{&quot;name&quot;:&quot;U10&quot;, &quot;section&quot;:&quot;All&quot;, &quot;group&quot;:&quot;2&quot;},&quot;tag&quot;:&quot;5&quot;, &quot;homeTeam&quot;:&quot;&quot;, &quot;awayTeam&quot;:&quot;&quot;}" calcext:value-type="string">
            <text:p>{"__v":0,"index":15,"pitch":"2","competition":{"name":"U10", "section":"All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>
            <text:p/>
          </table:table-cell>
          <table:table-cell table:style-name="ce10" table:formula="of:=VLOOKUP(['2 Groups of 5 KO Format'.E17];TRANSLATED_TEAM_NAMES;['2 Groups of 5 KO Format'.$C1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2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6,"pitch":"2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>
            <text:p/>
          </table:table-cell>
          <table:table-cell table:style-name="ce10" table:formula="of:=VLOOKUP(['2 Groups of 5 KO Format'.E18];TRANSLATED_TEAM_NAMES;['2 Groups of 5 KO Format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0&quot;, &quot;section&quot;:&quot;All&quot;, &quot;group&quot;:&quot;2&quot;},&quot;tag&quot;:&quot;7&quot;, &quot;homeTeam&quot;:&quot;&quot;, &quot;awayTeam&quot;:&quot;&quot;}" calcext:value-type="string">
            <text:p>{"__v":0,"index":17,"pitch":"2","competition":{"name":"U10", "section":"All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>
            <text:p/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18,"pitch":"2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>
            <text:p/>
          </table:table-cell>
          <table:table-cell table:style-name="ce10" table:formula="of:=VLOOKUP(['2 Groups of 5 KO Format'.E20];TRANSLATED_TEAM_NAMES;['2 Groups of 5 KO Format'.$C2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2&quot;,&quot;competition&quot;:{&quot;name&quot;:&quot;U10&quot;, &quot;section&quot;:&quot;All&quot;, &quot;group&quot;:&quot;2&quot;},&quot;tag&quot;:&quot;9&quot;, &quot;homeTeam&quot;:&quot;&quot;, &quot;awayTeam&quot;:&quot;&quot;}" calcext:value-type="string">
            <text:p>{"__v":0,"index":19,"pitch":"2","competition":{"name":"U10", "section":"All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20,"pitch":"2","competition":{"name":"U10", "section":"All", "group":"2"},"tag":"10", "homeTeam":"", "awayTeam":"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1&quot;" office:value-type="string" office:string-value="U10_All_PO1" calcext:value-type="string">
            <text:p>U10_All_PO1</text:p>
          </table:table-cell>
          <table:table-cell table:style-name="ce10" table:formula="of:=AGE_GROUP_TRANSLATED&amp;&quot;_&quot;&amp;SECTION_TRANSLATED&amp;&quot;_G1_P4&quot;" office:value-type="string" office:string-value="U10_All_G1_P4" calcext:value-type="string">
            <text:p>U10_All_G1_P4</text:p>
          </table:table-cell>
          <table:table-cell table:style-name="ce10" table:formula="of:=AGE_GROUP_TRANSLATED&amp;&quot;_&quot;&amp;SECTION_TRANSLATED&amp;&quot;_G2_P5&quot;" office:value-type="string" office:string-value="U10_All_G2_P5" calcext:value-type="string">
            <text:p>U10_All_G2_P5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1&quot;,&quot;competition&quot;:{&quot;name&quot;:&quot;U10&quot;, &quot;section&quot;:&quot;All&quot;},&quot;tag&quot;:&quot;PO1&quot;, &quot;homeTeam&quot;:&quot;4th Group 1&quot;, &quot;awayTeam&quot;:&quot;5th Group 2&quot;, &quot;homeTeamFrom&quot;:&quot;U10_All_G1_P4&quot;, &quot;awayTeamFrom&quot;:&quot;U10_All_G2_P5&quot;, &quot;stage2Tag&quot;:&quot;U10_All_PO1&quot;}" calcext:value-type="string">
            <text:p>{"__v":0,"index":21,"pitch":"1","competition":{"name":"U10", "section":"All"},"tag":"PO1", "homeTeam":"4th Group 1", "awayTeam":"5th Group 2", "homeTeamFrom":"U10_All_G1_P4", "awayTeamFrom":"U10_All_G2_P5", "stage2Tag":"U10_All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2&quot;" office:value-type="string" office:string-value="U10_All_PO2" calcext:value-type="string">
            <text:p>U10_All_PO2</text:p>
          </table:table-cell>
          <table:table-cell table:style-name="ce10" table:formula="of:=AGE_GROUP_TRANSLATED&amp;&quot;_&quot;&amp;SECTION_TRANSLATED&amp;&quot;_G2_P4&quot;" office:value-type="string" office:string-value="U10_All_G2_P4" calcext:value-type="string">
            <text:p>U10_All_G2_P4</text:p>
          </table:table-cell>
          <table:table-cell table:style-name="ce10" table:formula="of:=AGE_GROUP_TRANSLATED&amp;&quot;_&quot;&amp;SECTION_TRANSLATED&amp;&quot;_G1_P5&quot;" office:value-type="string" office:string-value="U10_All_G1_P5" calcext:value-type="string">
            <text:p>U10_All_G1_P5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2&quot;,&quot;competition&quot;:{&quot;name&quot;:&quot;U10&quot;, &quot;section&quot;:&quot;All&quot;},&quot;tag&quot;:&quot;PO2&quot;, &quot;homeTeam&quot;:&quot;4th Group 2&quot;, &quot;awayTeam&quot;:&quot;5th Group 1&quot;, &quot;homeTeamFrom&quot;:&quot;U10_All_G2_P4&quot;, &quot;awayTeamFrom&quot;:&quot;U10_All_G1_P5&quot;, &quot;stage2Tag&quot;:&quot;U10_All_PO2&quot;}" calcext:value-type="string">
            <text:p>{"__v":0,"index":22,"pitch":"2","competition":{"name":"U10", "section":"All"},"tag":"PO2", "homeTeam":"4th Group 2", "awayTeam":"5th Group 1", "homeTeamFrom":"U10_All_G2_P4", "awayTeamFrom":"U10_All_G1_P5", "stage2Tag":"U10_All_PO2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G1_P2&quot;" office:value-type="string" office:string-value="U10_All_G1_P2" calcext:value-type="string">
            <text:p>U10_All_G1_P2</text:p>
          </table:table-cell>
          <table:table-cell table:style-name="ce10" table:formula="of:=AGE_GROUP_TRANSLATED&amp;&quot;_&quot;&amp;SECTION_TRANSLATED&amp;&quot;_G2_P3&quot;" office:value-type="string" office:string-value="U10_All_G2_P3" calcext:value-type="string">
            <text:p>U10_All_G2_P3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1&quot;,&quot;competition&quot;:{&quot;name&quot;:&quot;U10&quot;, &quot;section&quot;:&quot;All&quot;},&quot;tag&quot;:&quot;QF1&quot;, &quot;homeTeam&quot;:&quot;2nd Group 1&quot;, &quot;awayTeam&quot;:&quot;3rd Group 2&quot;, &quot;homeTeamFrom&quot;:&quot;U10_All_G1_P2&quot;, &quot;awayTeamFrom&quot;:&quot;U10_All_G2_P3&quot;, &quot;stage2Tag&quot;:&quot;U10_All_QF1&quot;}" calcext:value-type="string">
            <text:p>{"__v":0,"index":23,"pitch":"1","competition":{"name":"U10", "section":"All"},"tag":"QF1", "homeTeam":"2nd Group 1", "awayTeam":"3rd Group 2", "homeTeamFrom":"U10_All_G1_P2", "awayTeamFrom":"U10_All_G2_P3", "stage2Tag":"U10_All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G2_P2&quot;" office:value-type="string" office:string-value="U10_All_G2_P2" calcext:value-type="string">
            <text:p>U10_All_G2_P2</text:p>
          </table:table-cell>
          <table:table-cell table:style-name="ce10" table:formula="of:=AGE_GROUP_TRANSLATED&amp;&quot;_&quot;&amp;SECTION_TRANSLATED&amp;&quot;_G1_P3&quot;" office:value-type="string" office:string-value="U10_All_G1_P3" calcext:value-type="string">
            <text:p>U10_All_G1_P3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2&quot;,&quot;competition&quot;:{&quot;name&quot;:&quot;U10&quot;, &quot;section&quot;:&quot;All&quot;},&quot;tag&quot;:&quot;QF2&quot;, &quot;homeTeam&quot;:&quot;2nd Group 2&quot;, &quot;awayTeam&quot;:&quot;3rd Group 1&quot;, &quot;homeTeamFrom&quot;:&quot;U10_All_G2_P2&quot;, &quot;awayTeamFrom&quot;:&quot;U10_All_G1_P3&quot;, &quot;stage2Tag&quot;:&quot;U10_All_QF2&quot;}" calcext:value-type="string">
            <text:p>{"__v":0,"index":24,"pitch":"2","competition":{"name":"U10", "section":"All"},"tag":"QF2", "homeTeam":"2nd Group 2", "awayTeam":"3rd Group 1", "homeTeamFrom":"U10_All_G2_P2", "awayTeamFrom":"U10_All_G1_P3", "stage2Tag":"U10_All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10" table:formula="of:=AGE_GROUP_TRANSLATED&amp;&quot;_&quot;&amp;SECTION_TRANSLATED&amp;&quot;_G1_P1&quot;" office:value-type="string" office:string-value="U10_All_G1_P1" calcext:value-type="string">
            <text:p>U10_All_G1_P1</text:p>
          </table:table-cell>
          <table:table-cell table:style-name="ce10" table:formula="of:=AGE_GROUP_TRANSLATED&amp;&quot;_&quot;&amp;SECTION_TRANSLATED&amp;&quot;_PO2&quot;" office:value-type="string" office:string-value="U10_All_PO2" calcext:value-type="string">
            <text:p>U10_All_PO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1&quot;,&quot;competition&quot;:{&quot;name&quot;:&quot;U10&quot;, &quot;section&quot;:&quot;All&quot;},&quot;tag&quot;:&quot;QF3&quot;, &quot;homeTeam&quot;:&quot;Winner Group 1&quot;, &quot;awayTeam&quot;:&quot;Winner PO2&quot;, &quot;homeTeamFrom&quot;:&quot;U10_All_G1_P1&quot;, &quot;awayTeamFrom&quot;:&quot;U10_All_PO2&quot;, &quot;stage2Tag&quot;:&quot;U10_All_QF3&quot;}" calcext:value-type="string">
            <text:p>{"__v":0,"index":25,"pitch":"1","competition":{"name":"U10", "section":"All"},"tag":"QF3", "homeTeam":"Winner Group 1", "awayTeam":"Winner PO2", "homeTeamFrom":"U10_All_G1_P1", "awayTeamFrom":"U10_All_PO2", "stage2Tag":"U10_All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10" table:formula="of:=AGE_GROUP_TRANSLATED&amp;&quot;_&quot;&amp;SECTION_TRANSLATED&amp;&quot;_G2_P1&quot;" office:value-type="string" office:string-value="U10_All_G2_P1" calcext:value-type="string">
            <text:p>U10_All_G2_P1</text:p>
          </table:table-cell>
          <table:table-cell table:style-name="ce10" table:formula="of:=AGE_GROUP_TRANSLATED&amp;&quot;_&quot;&amp;SECTION_TRANSLATED&amp;&quot;_PO1&quot;" office:value-type="string" office:string-value="U10_All_PO1" calcext:value-type="string">
            <text:p>U10_All_PO1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2&quot;,&quot;competition&quot;:{&quot;name&quot;:&quot;U10&quot;, &quot;section&quot;:&quot;All&quot;},&quot;tag&quot;:&quot;QF4&quot;, &quot;homeTeam&quot;:&quot;Winner Group 2&quot;, &quot;awayTeam&quot;:&quot;Winner PO1&quot;, &quot;homeTeamFrom&quot;:&quot;U10_All_G2_P1&quot;, &quot;awayTeamFrom&quot;:&quot;U10_All_PO1&quot;, &quot;stage2Tag&quot;:&quot;U10_All_QF4&quot;}" calcext:value-type="string">
            <text:p>{"__v":0,"index":26,"pitch":"2","competition":{"name":"U10", "section":"All"},"tag":"QF4", "homeTeam":"Winner Group 2", "awayTeam":"Winner PO1", "homeTeamFrom":"U10_All_G2_P1", "awayTeamFrom":"U10_All_PO1", "stage2Tag":"U10_All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1&quot;,&quot;competition&quot;:{&quot;name&quot;:&quot;U10&quot;, &quot;section&quot;:&quot;All&quot;},&quot;tag&quot;:&quot;SF1&quot;, &quot;homeTeam&quot;:&quot;Winner QF1&quot;, &quot;awayTeam&quot;:&quot;Winner QF4&quot;, &quot;homeTeamFrom&quot;:&quot;U10_All_QF1&quot;, &quot;awayTeamFrom&quot;:&quot;U10_All_QF4&quot;, &quot;stage2Tag&quot;:&quot;U10_All_SF1&quot;}" calcext:value-type="string">
            <text:p>{"__v":0,"index":27,"pitch":"1","competition":{"name":"U10", "section":"All"},"tag":"SF1", "homeTeam":"Winner QF1", "awayTeam":"Winner QF4", "homeTeamFrom":"U10_All_QF1", "awayTeamFrom":"U10_All_QF4", "stage2Tag":"U10_All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10"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2&quot;,&quot;competition&quot;:{&quot;name&quot;:&quot;U10&quot;, &quot;section&quot;:&quot;All&quot;},&quot;tag&quot;:&quot;SF2&quot;, &quot;homeTeam&quot;:&quot;Winner QF2&quot;, &quot;awayTeam&quot;:&quot;Winner QF3&quot;, &quot;homeTeamFrom&quot;:&quot;U10_All_QF2&quot;, &quot;awayTeamFrom&quot;:&quot;U10_All_QF3&quot;, &quot;stage2Tag&quot;:&quot;U10_All_SF2&quot;}" calcext:value-type="string">
            <text:p>{"__v":0,"index":28,"pitch":"2","competition":{"name":"U10", "section":"All"},"tag":"SF2", "homeTeam":"Winner QF2", "awayTeam":"Winner QF3", "homeTeamFrom":"U10_All_QF2", "awayTeamFrom":"U10_All_QF3", "stage2Tag":"U10_All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0_All_FNL" calcext:value-type="string">
            <text:p>U10_All_FNL</text:p>
          </table:table-cell>
          <table:table-cell table:style-name="ce10"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1&quot;,&quot;competition&quot;:{&quot;name&quot;:&quot;U10&quot;, &quot;section&quot;:&quot;All&quot;},&quot;tag&quot;:&quot;FNL&quot;, &quot;homeTeam&quot;:&quot;Winner SF1&quot;, &quot;awayTeam&quot;:&quot;Winner SF2&quot;, &quot;homeTeamFrom&quot;:&quot;U10_All_SF1&quot;, &quot;awayTeamFrom&quot;:&quot;U10_All_SF2&quot;, &quot;stage2Tag&quot;:&quot;U10_All_FNL&quot;}" calcext:value-type="string">
            <text:p>{"__v":0,"index":29,"pitch":"1","competition":{"name":"U10", "section":"All"},"tag":"FNL", "homeTeam":"Winner SF1", "awayTeam":"Winner SF2", "homeTeamFrom":"U10_All_SF1", "awayTeamFrom":"U10_All_SF2", "stage2Tag":"U10_All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KO Format" table:style-name="ta1" table:protected="tru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];TRANSLATED_TEAM_NAMES;['2 Groups of 6 KO Format'.$C2]+1)">
            <text:p/>
          </table:table-cell>
          <table:table-cell table:style-name="ce10" table:formula="of:=VLOOKUP(['2 Groups of 6 KO Format'.E2];TRANSLATED_TEAM_NAMES;['2 Groups of 6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1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3];TRANSLATED_TEAM_NAMES;['2 Groups of 6 KO Format'.$C3]+1)">
            <text:p/>
          </table:table-cell>
          <table:table-cell table:style-name="ce10" table:formula="of:=VLOOKUP(['2 Groups of 6 KO Format'.E3];TRANSLATED_TEAM_NAMES;['2 Groups of 6 KO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2,"pitch":"2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4];TRANSLATED_TEAM_NAMES;['2 Groups of 6 KO Format'.$C4]+1)">
            <text:p/>
          </table:table-cell>
          <table:table-cell table:style-name="ce10" table:formula="of:=VLOOKUP(['2 Groups of 6 KO Format'.E4];TRANSLATED_TEAM_NAMES;['2 Groups of 6 KO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3,"pitch":"3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5];TRANSLATED_TEAM_NAMES;['2 Groups of 6 KO Format'.$C5]+1)">
            <text:p/>
          </table:table-cell>
          <table:table-cell table:style-name="ce10" table:formula="of:=VLOOKUP(['2 Groups of 6 KO Format'.E5];TRANSLATED_TEAM_NAMES;['2 Groups of 6 KO Format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4,"pitch":"1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6];TRANSLATED_TEAM_NAMES;['2 Groups of 6 KO Format'.$C6]+1)">
            <text:p/>
          </table:table-cell>
          <table:table-cell table:style-name="ce10" table:formula="of:=VLOOKUP(['2 Groups of 6 KO Format'.E6];TRANSLATED_TEAM_NAMES;['2 Groups of 6 KO Format'.$C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2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5,"pitch":"2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7];TRANSLATED_TEAM_NAMES;['2 Groups of 6 KO Format'.$C7]+1)">
            <text:p/>
          </table:table-cell>
          <table:table-cell table:style-name="ce10" table:formula="of:=VLOOKUP(['2 Groups of 6 KO Format'.E7];TRANSLATED_TEAM_NAMES;['2 Groups of 6 KO Format'.$C7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3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6,"pitch":"3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8];TRANSLATED_TEAM_NAMES;['2 Groups of 6 KO Format'.$C8]+1)">
            <text:p/>
          </table:table-cell>
          <table:table-cell table:style-name="ce10" table:formula="of:=VLOOKUP(['2 Groups of 6 KO Format'.E8];TRANSLATED_TEAM_NAMES;['2 Groups of 6 KO Format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7,"pitch":"1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9];TRANSLATED_TEAM_NAMES;['2 Groups of 6 KO Format'.$C9]+1)">
            <text:p/>
          </table:table-cell>
          <table:table-cell table:style-name="ce10" table:formula="of:=VLOOKUP(['2 Groups of 6 KO Format'.E9];TRANSLATED_TEAM_NAMES;['2 Groups of 6 KO Format'.$C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2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8,"pitch":"2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0];TRANSLATED_TEAM_NAMES;['2 Groups of 6 KO Format'.$C10]+1)">
            <text:p/>
          </table:table-cell>
          <table:table-cell table:style-name="ce10" table:formula="of:=VLOOKUP(['2 Groups of 6 KO Format'.E10];TRANSLATED_TEAM_NAMES;['2 Groups of 6 KO Format'.$C1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3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9,"pitch":"3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11];TRANSLATED_TEAM_NAMES;['2 Groups of 6 KO Format'.$C11]+1)">
            <text:p/>
          </table:table-cell>
          <table:table-cell table:style-name="ce10" table:formula="of:=VLOOKUP(['2 Groups of 6 KO Format'.E11];TRANSLATED_TEAM_NAMES;['2 Groups of 6 KO Format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0,"pitch":"1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12];TRANSLATED_TEAM_NAMES;['2 Groups of 6 KO Format'.$C12]+1)">
            <text:p/>
          </table:table-cell>
          <table:table-cell table:style-name="ce10" table:formula="of:=VLOOKUP(['2 Groups of 6 KO Format'.E12];TRANSLATED_TEAM_NAMES;['2 Groups of 6 KO Format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1,"pitch":"2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3];TRANSLATED_TEAM_NAMES;['2 Groups of 6 KO Format'.$C13]+1)">
            <text:p/>
          </table:table-cell>
          <table:table-cell table:style-name="ce10" table:formula="of:=VLOOKUP(['2 Groups of 6 KO Format'.E13];TRANSLATED_TEAM_NAMES;['2 Groups of 6 KO Format'.$C13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3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2,"pitch":"3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4];TRANSLATED_TEAM_NAMES;['2 Groups of 6 KO Format'.$C14]+1)">
            <text:p/>
          </table:table-cell>
          <table:table-cell table:style-name="ce10" table:formula="of:=VLOOKUP(['2 Groups of 6 KO Format'.E14];TRANSLATED_TEAM_NAMES;['2 Groups of 6 KO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3,"pitch":"1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5];TRANSLATED_TEAM_NAMES;['2 Groups of 6 KO Format'.$C15]+1)">
            <text:p/>
          </table:table-cell>
          <table:table-cell table:style-name="ce10" table:formula="of:=VLOOKUP(['2 Groups of 6 KO Format'.E15];TRANSLATED_TEAM_NAMES;['2 Groups of 6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4,"pitch":"2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6];TRANSLATED_TEAM_NAMES;['2 Groups of 6 KO Format'.$C16]+1)">
            <text:p/>
          </table:table-cell>
          <table:table-cell table:style-name="ce10" table:formula="of:=VLOOKUP(['2 Groups of 6 KO Format'.E16];TRANSLATED_TEAM_NAMES;['2 Groups of 6 KO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5,"pitch":"3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7];TRANSLATED_TEAM_NAMES;['2 Groups of 6 KO Format'.$C17]+1)">
            <text:p/>
          </table:table-cell>
          <table:table-cell table:style-name="ce10" table:formula="of:=VLOOKUP(['2 Groups of 6 KO Format'.E17];TRANSLATED_TEAM_NAMES;['2 Groups of 6 KO Format'.$C1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6,"pitch":"1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8];TRANSLATED_TEAM_NAMES;['2 Groups of 6 KO Format'.$C18]+1)">
            <text:p/>
          </table:table-cell>
          <table:table-cell table:style-name="ce10" table:formula="of:=VLOOKUP(['2 Groups of 6 KO Format'.E18];TRANSLATED_TEAM_NAMES;['2 Groups of 6 KO Format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7,"pitch":"2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9];TRANSLATED_TEAM_NAMES;['2 Groups of 6 KO Format'.$C19]+1)">
            <text:p/>
          </table:table-cell>
          <table:table-cell table:style-name="ce10" table:formula="of:=VLOOKUP(['2 Groups of 6 KO Format'.E19];TRANSLATED_TEAM_NAMES;['2 Groups of 6 KO Format'.$C19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3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8,"pitch":"3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0];TRANSLATED_TEAM_NAMES;['2 Groups of 6 KO Format'.$C20]+1)">
            <text:p/>
          </table:table-cell>
          <table:table-cell table:style-name="ce10" table:formula="of:=VLOOKUP(['2 Groups of 6 KO Format'.E20];TRANSLATED_TEAM_NAMES;['2 Groups of 6 KO Format'.$C2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19,"pitch":"1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1];TRANSLATED_TEAM_NAMES;['2 Groups of 6 KO Format'.$C21]+1)">
            <text:p/>
          </table:table-cell>
          <table:table-cell table:style-name="ce10" table:formula="of:=VLOOKUP(['2 Groups of 6 KO Format'.E21];TRANSLATED_TEAM_NAMES;['2 Groups of 6 KO Format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0,"pitch":"2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2];TRANSLATED_TEAM_NAMES;['2 Groups of 6 KO Format'.$C22]+1)">
            <text:p/>
          </table:table-cell>
          <table:table-cell table:style-name="ce10" table:formula="of:=VLOOKUP(['2 Groups of 6 KO Format'.E22];TRANSLATED_TEAM_NAMES;['2 Groups of 6 KO Format'.$C2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3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1,"pitch":"3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3];TRANSLATED_TEAM_NAMES;['2 Groups of 6 KO Format'.$C23]+1)">
            <text:p/>
          </table:table-cell>
          <table:table-cell table:style-name="ce10" table:formula="of:=VLOOKUP(['2 Groups of 6 KO Format'.E23];TRANSLATED_TEAM_NAMES;['2 Groups of 6 KO Format'.$C2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22,"pitch":"1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4];TRANSLATED_TEAM_NAMES;['2 Groups of 6 KO Format'.$C24]+1)">
            <text:p/>
          </table:table-cell>
          <table:table-cell table:style-name="ce10" table:formula="of:=VLOOKUP(['2 Groups of 6 KO Format'.E24];TRANSLATED_TEAM_NAMES;['2 Groups of 6 KO Format'.$C2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2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23,"pitch":"2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5];TRANSLATED_TEAM_NAMES;['2 Groups of 6 KO Format'.$C25]+1)">
            <text:p/>
          </table:table-cell>
          <table:table-cell table:style-name="ce10" table:formula="of:=VLOOKUP(['2 Groups of 6 KO Format'.E25];TRANSLATED_TEAM_NAMES;['2 Groups of 6 KO Format'.$C25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3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24,"pitch":"3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6];TRANSLATED_TEAM_NAMES;['2 Groups of 6 KO Format'.$C26]+1)">
            <text:p/>
          </table:table-cell>
          <table:table-cell table:style-name="ce10" table:formula="of:=VLOOKUP(['2 Groups of 6 KO Format'.E26];TRANSLATED_TEAM_NAMES;['2 Groups of 6 KO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25,"pitch":"1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27];TRANSLATED_TEAM_NAMES;['2 Groups of 6 KO Format'.$C27]+1)">
            <text:p/>
          </table:table-cell>
          <table:table-cell table:style-name="ce10" table:formula="of:=VLOOKUP(['2 Groups of 6 KO Format'.E27];TRANSLATED_TEAM_NAMES;['2 Groups of 6 KO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26,"pitch":"2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8];TRANSLATED_TEAM_NAMES;['2 Groups of 6 KO Format'.$C28]+1)">
            <text:p/>
          </table:table-cell>
          <table:table-cell table:style-name="ce10" table:formula="of:=VLOOKUP(['2 Groups of 6 KO Format'.E28];TRANSLATED_TEAM_NAMES;['2 Groups of 6 KO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27,"pitch":"3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9];TRANSLATED_TEAM_NAMES;['2 Groups of 6 KO Format'.$C29]+1)">
            <text:p/>
          </table:table-cell>
          <table:table-cell table:style-name="ce10" table:formula="of:=VLOOKUP(['2 Groups of 6 KO Format'.E29];TRANSLATED_TEAM_NAMES;['2 Groups of 6 KO Format'.$C2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28,"pitch":"1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30];TRANSLATED_TEAM_NAMES;['2 Groups of 6 KO Format'.$C30]+1)">
            <text:p/>
          </table:table-cell>
          <table:table-cell table:style-name="ce10" table:formula="of:=VLOOKUP(['2 Groups of 6 KO Format'.E30];TRANSLATED_TEAM_NAMES;['2 Groups of 6 KO Format'.$C3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2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29,"pitch":"2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31];TRANSLATED_TEAM_NAMES;['2 Groups of 6 KO Format'.$C31]+1)">
            <text:p/>
          </table:table-cell>
          <table:table-cell table:style-name="ce10" table:formula="of:=VLOOKUP(['2 Groups of 6 KO Format'.E31];TRANSLATED_TEAM_NAMES;['2 Groups of 6 KO Format'.$C31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3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30,"pitch":"3","competition":{"name":"U10", "section":"All", "group":"2"},"tag":"10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G1_P1&quot;" office:value-type="string" office:string-value="U10_All_G1_P1" calcext:value-type="string">
            <text:p>U10_All_G1_P1</text:p>
          </table:table-cell>
          <table:table-cell table:style-name="ce10" table:formula="of:=AGE_GROUP_TRANSLATED&amp;&quot;_&quot;&amp;SECTION_TRANSLATED&amp;&quot;_G2_P4&quot;" office:value-type="string" office:string-value="U10_All_G2_P4" calcext:value-type="string">
            <text:p>U10_All_G2_P4</text:p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1&quot;,&quot;competition&quot;:{&quot;name&quot;:&quot;U10&quot;, &quot;section&quot;:&quot;All&quot;},&quot;tag&quot;:&quot;QF1&quot;, &quot;homeTeam&quot;:&quot;Winner Group 1&quot;, &quot;awayTeam&quot;:&quot;4th Group 2&quot;, &quot;homeTeamFrom&quot;:&quot;U10_All_G1_P1&quot;, &quot;awayTeamFrom&quot;:&quot;U10_All_G2_P4&quot;, &quot;stage2Tag&quot;:&quot;U10_All_QF1&quot;}" calcext:value-type="string">
            <text:p>{"__v":0,"index":31,"pitch":"1","competition":{"name":"U10", "section":"All"},"tag":"QF1", "homeTeam":"Winner Group 1", "awayTeam":"4th Group 2", "homeTeamFrom":"U10_All_G1_P1", "awayTeamFrom":"U10_All_G2_P4", "stage2Tag":"U10_All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G2_P1&quot;" office:value-type="string" office:string-value="U10_All_G2_P1" calcext:value-type="string">
            <text:p>U10_All_G2_P1</text:p>
          </table:table-cell>
          <table:table-cell table:style-name="ce10" table:formula="of:=AGE_GROUP_TRANSLATED&amp;&quot;_&quot;&amp;SECTION_TRANSLATED&amp;&quot;_G1_P4&quot;" office:value-type="string" office:string-value="U10_All_G1_P4" calcext:value-type="string">
            <text:p>U10_All_G1_P4</text:p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2&quot;,&quot;competition&quot;:{&quot;name&quot;:&quot;U10&quot;, &quot;section&quot;:&quot;All&quot;},&quot;tag&quot;:&quot;QF2&quot;, &quot;homeTeam&quot;:&quot;Winner Group 2&quot;, &quot;awayTeam&quot;:&quot;4th Group 1&quot;, &quot;homeTeamFrom&quot;:&quot;U10_All_G2_P1&quot;, &quot;awayTeamFrom&quot;:&quot;U10_All_G1_P4&quot;, &quot;stage2Tag&quot;:&quot;U10_All_QF2&quot;}" calcext:value-type="string">
            <text:p>{"__v":0,"index":32,"pitch":"2","competition":{"name":"U10", "section":"All"},"tag":"QF2", "homeTeam":"Winner Group 2", "awayTeam":"4th Group 1", "homeTeamFrom":"U10_All_G2_P1", "awayTeamFrom":"U10_All_G1_P4", "stage2Tag":"U10_All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10" table:formula="of:=AGE_GROUP_TRANSLATED&amp;&quot;_&quot;&amp;SECTION_TRANSLATED&amp;&quot;_G1_P2&quot;" office:value-type="string" office:string-value="U10_All_G1_P2" calcext:value-type="string">
            <text:p>U10_All_G1_P2</text:p>
          </table:table-cell>
          <table:table-cell table:style-name="ce10" table:formula="of:=AGE_GROUP_TRANSLATED&amp;&quot;_&quot;&amp;SECTION_TRANSLATED&amp;&quot;_G2_P3&quot;" office:value-type="string" office:string-value="U10_All_G2_P3" calcext:value-type="string">
            <text:p>U10_All_G2_P3</text:p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3&quot;,&quot;competition&quot;:{&quot;name&quot;:&quot;U10&quot;, &quot;section&quot;:&quot;All&quot;},&quot;tag&quot;:&quot;QF3&quot;, &quot;homeTeam&quot;:&quot;2nd Group 1&quot;, &quot;awayTeam&quot;:&quot;3rd Group 2&quot;, &quot;homeTeamFrom&quot;:&quot;U10_All_G1_P2&quot;, &quot;awayTeamFrom&quot;:&quot;U10_All_G2_P3&quot;, &quot;stage2Tag&quot;:&quot;U10_All_QF3&quot;}" calcext:value-type="string">
            <text:p>{"__v":0,"index":33,"pitch":"3","competition":{"name":"U10", "section":"All"},"tag":"QF3", "homeTeam":"2nd Group 1", "awayTeam":"3rd Group 2", "homeTeamFrom":"U10_All_G1_P2", "awayTeamFrom":"U10_All_G2_P3", "stage2Tag":"U10_All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10" table:formula="of:=AGE_GROUP_TRANSLATED&amp;&quot;_&quot;&amp;SECTION_TRANSLATED&amp;&quot;_G2_P2&quot;" office:value-type="string" office:string-value="U10_All_G2_P2" calcext:value-type="string">
            <text:p>U10_All_G2_P2</text:p>
          </table:table-cell>
          <table:table-cell table:style-name="ce10" table:formula="of:=AGE_GROUP_TRANSLATED&amp;&quot;_&quot;&amp;SECTION_TRANSLATED&amp;&quot;_G1_P3&quot;" office:value-type="string" office:string-value="U10_All_G1_P3" calcext:value-type="string">
            <text:p>U10_All_G1_P3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&quot;,&quot;competition&quot;:{&quot;name&quot;:&quot;U10&quot;, &quot;section&quot;:&quot;All&quot;},&quot;tag&quot;:&quot;QF4&quot;, &quot;homeTeam&quot;:&quot;2nd Group 2&quot;, &quot;awayTeam&quot;:&quot;3rd Group 1&quot;, &quot;homeTeamFrom&quot;:&quot;U10_All_G2_P2&quot;, &quot;awayTeamFrom&quot;:&quot;U10_All_G1_P3&quot;, &quot;stage2Tag&quot;:&quot;U10_All_QF4&quot;}" calcext:value-type="string">
            <text:p>{"__v":0,"index":34,"pitch":"1","competition":{"name":"U10", "section":"All"},"tag":"QF4", "homeTeam":"2nd Group 2", "awayTeam":"3rd Group 1", "homeTeamFrom":"U10_All_G2_P2", "awayTeamFrom":"U10_All_G1_P3", "stage2Tag":"U10_All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2&quot;,&quot;competition&quot;:{&quot;name&quot;:&quot;U10&quot;, &quot;section&quot;:&quot;All&quot;},&quot;tag&quot;:&quot;SF1&quot;, &quot;homeTeam&quot;:&quot;Winner QF1&quot;, &quot;awayTeam&quot;:&quot;Winner QF4&quot;, &quot;homeTeamFrom&quot;:&quot;U10_All_QF1&quot;, &quot;awayTeamFrom&quot;:&quot;U10_All_QF4&quot;, &quot;stage2Tag&quot;:&quot;U10_All_SF1&quot;}" calcext:value-type="string">
            <text:p>{"__v":0,"index":35,"pitch":"2","competition":{"name":"U10", "section":"All"},"tag":"SF1", "homeTeam":"Winner QF1", "awayTeam":"Winner QF4", "homeTeamFrom":"U10_All_QF1", "awayTeamFrom":"U10_All_QF4", "stage2Tag":"U10_All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10"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3&quot;,&quot;competition&quot;:{&quot;name&quot;:&quot;U10&quot;, &quot;section&quot;:&quot;All&quot;},&quot;tag&quot;:&quot;SF2&quot;, &quot;homeTeam&quot;:&quot;Winner QF2&quot;, &quot;awayTeam&quot;:&quot;Winner QF3&quot;, &quot;homeTeamFrom&quot;:&quot;U10_All_QF2&quot;, &quot;awayTeamFrom&quot;:&quot;U10_All_QF3&quot;, &quot;stage2Tag&quot;:&quot;U10_All_SF2&quot;}" calcext:value-type="string">
            <text:p>{"__v":0,"index":36,"pitch":"3","competition":{"name":"U10", "section":"All"},"tag":"SF2", "homeTeam":"Winner QF2", "awayTeam":"Winner QF3", "homeTeamFrom":"U10_All_QF2", "awayTeamFrom":"U10_All_QF3", "stage2Tag":"U10_All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0_All_FNL" calcext:value-type="string">
            <text:p>U10_All_FNL</text:p>
          </table:table-cell>
          <table:table-cell table:style-name="ce10"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1&quot;,&quot;competition&quot;:{&quot;name&quot;:&quot;U10&quot;, &quot;section&quot;:&quot;All&quot;},&quot;tag&quot;:&quot;FNL&quot;, &quot;homeTeam&quot;:&quot;Winner SF1&quot;, &quot;awayTeam&quot;:&quot;Winner SF2&quot;, &quot;homeTeamFrom&quot;:&quot;U10_All_SF1&quot;, &quot;awayTeamFrom&quot;:&quot;U10_All_SF2&quot;, &quot;stage2Tag&quot;:&quot;U10_All_FNL&quot;}" calcext:value-type="string">
            <text:p>{"__v":0,"index":37,"pitch":"1","competition":{"name":"U10", "section":"All"},"tag":"FNL", "homeTeam":"Winner SF1", "awayTeam":"Winner SF2", "homeTeamFrom":"U10_All_SF1", "awayTeamFrom":"U10_All_SF2", "stage2Tag":"U10_All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PO plus K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];TRANSLATED_TEAM_NAMES;['2 Groups of 6 PO plus KO'.$C2]+1)">
            <text:p/>
          </table:table-cell>
          <table:table-cell table:style-name="ce10" table:formula="of:=VLOOKUP(['2 Groups of 6 PO plus KO'.E2];TRANSLATED_TEAM_NAMES;['2 Groups of 6 PO plus KO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1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3];TRANSLATED_TEAM_NAMES;['2 Groups of 6 PO plus KO'.$C3]+1)">
            <text:p/>
          </table:table-cell>
          <table:table-cell table:style-name="ce10" table:formula="of:=VLOOKUP(['2 Groups of 6 PO plus KO'.E3];TRANSLATED_TEAM_NAMES;['2 Groups of 6 PO plus KO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2,"pitch":"2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4];TRANSLATED_TEAM_NAMES;['2 Groups of 6 PO plus KO'.$C4]+1)">
            <text:p/>
          </table:table-cell>
          <table:table-cell table:style-name="ce10" table:formula="of:=VLOOKUP(['2 Groups of 6 PO plus KO'.E4];TRANSLATED_TEAM_NAMES;['2 Groups of 6 PO plus KO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3,"pitch":"3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5];TRANSLATED_TEAM_NAMES;['2 Groups of 6 PO plus KO'.$C5]+1)">
            <text:p/>
          </table:table-cell>
          <table:table-cell table:style-name="ce10" table:formula="of:=VLOOKUP(['2 Groups of 6 PO plus KO'.E5];TRANSLATED_TEAM_NAMES;['2 Groups of 6 PO plus KO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4,"pitch":"1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6];TRANSLATED_TEAM_NAMES;['2 Groups of 6 PO plus KO'.$C6]+1)">
            <text:p/>
          </table:table-cell>
          <table:table-cell table:style-name="ce10" table:formula="of:=VLOOKUP(['2 Groups of 6 PO plus KO'.E6];TRANSLATED_TEAM_NAMES;['2 Groups of 6 PO plus KO'.$C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2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5,"pitch":"2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7];TRANSLATED_TEAM_NAMES;['2 Groups of 6 PO plus KO'.$C7]+1)">
            <text:p/>
          </table:table-cell>
          <table:table-cell table:style-name="ce10" table:formula="of:=VLOOKUP(['2 Groups of 6 PO plus KO'.E7];TRANSLATED_TEAM_NAMES;['2 Groups of 6 PO plus KO'.$C7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3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6,"pitch":"3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8];TRANSLATED_TEAM_NAMES;['2 Groups of 6 PO plus KO'.$C8]+1)">
            <text:p/>
          </table:table-cell>
          <table:table-cell table:style-name="ce10" table:formula="of:=VLOOKUP(['2 Groups of 6 PO plus KO'.E8];TRANSLATED_TEAM_NAMES;['2 Groups of 6 PO plus KO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7,"pitch":"1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9];TRANSLATED_TEAM_NAMES;['2 Groups of 6 PO plus KO'.$C9]+1)">
            <text:p/>
          </table:table-cell>
          <table:table-cell table:style-name="ce10" table:formula="of:=VLOOKUP(['2 Groups of 6 PO plus KO'.E9];TRANSLATED_TEAM_NAMES;['2 Groups of 6 PO plus KO'.$C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2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8,"pitch":"2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0];TRANSLATED_TEAM_NAMES;['2 Groups of 6 PO plus KO'.$C10]+1)">
            <text:p/>
          </table:table-cell>
          <table:table-cell table:style-name="ce10" table:formula="of:=VLOOKUP(['2 Groups of 6 PO plus KO'.E10];TRANSLATED_TEAM_NAMES;['2 Groups of 6 PO plus KO'.$C1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3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9,"pitch":"3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11];TRANSLATED_TEAM_NAMES;['2 Groups of 6 PO plus KO'.$C11]+1)">
            <text:p/>
          </table:table-cell>
          <table:table-cell table:style-name="ce10" table:formula="of:=VLOOKUP(['2 Groups of 6 PO plus KO'.E11];TRANSLATED_TEAM_NAMES;['2 Groups of 6 PO plus KO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0,"pitch":"1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12];TRANSLATED_TEAM_NAMES;['2 Groups of 6 PO plus KO'.$C12]+1)">
            <text:p/>
          </table:table-cell>
          <table:table-cell table:style-name="ce10" table:formula="of:=VLOOKUP(['2 Groups of 6 PO plus KO'.E12];TRANSLATED_TEAM_NAMES;['2 Groups of 6 PO plus KO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1,"pitch":"2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3];TRANSLATED_TEAM_NAMES;['2 Groups of 6 PO plus KO'.$C13]+1)">
            <text:p/>
          </table:table-cell>
          <table:table-cell table:style-name="ce10" table:formula="of:=VLOOKUP(['2 Groups of 6 PO plus KO'.E13];TRANSLATED_TEAM_NAMES;['2 Groups of 6 PO plus KO'.$C13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3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2,"pitch":"3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14];TRANSLATED_TEAM_NAMES;['2 Groups of 6 PO plus KO'.$C14]+1)">
            <text:p/>
          </table:table-cell>
          <table:table-cell table:style-name="ce10" table:formula="of:=VLOOKUP(['2 Groups of 6 PO plus KO'.E14];TRANSLATED_TEAM_NAMES;['2 Groups of 6 PO plus KO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3,"pitch":"1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15];TRANSLATED_TEAM_NAMES;['2 Groups of 6 PO plus KO'.$C15]+1)">
            <text:p/>
          </table:table-cell>
          <table:table-cell table:style-name="ce10" table:formula="of:=VLOOKUP(['2 Groups of 6 PO plus KO'.E15];TRANSLATED_TEAM_NAMES;['2 Groups of 6 PO plus KO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4,"pitch":"2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6];TRANSLATED_TEAM_NAMES;['2 Groups of 6 PO plus KO'.$C16]+1)">
            <text:p/>
          </table:table-cell>
          <table:table-cell table:style-name="ce10" table:formula="of:=VLOOKUP(['2 Groups of 6 PO plus KO'.E16];TRANSLATED_TEAM_NAMES;['2 Groups of 6 PO plus KO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5,"pitch":"3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17];TRANSLATED_TEAM_NAMES;['2 Groups of 6 PO plus KO'.$C17]+1)">
            <text:p/>
          </table:table-cell>
          <table:table-cell table:style-name="ce10" table:formula="of:=VLOOKUP(['2 Groups of 6 PO plus KO'.E17];TRANSLATED_TEAM_NAMES;['2 Groups of 6 PO plus KO'.$C1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6,"pitch":"1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18];TRANSLATED_TEAM_NAMES;['2 Groups of 6 PO plus KO'.$C18]+1)">
            <text:p/>
          </table:table-cell>
          <table:table-cell table:style-name="ce10" table:formula="of:=VLOOKUP(['2 Groups of 6 PO plus KO'.E18];TRANSLATED_TEAM_NAMES;['2 Groups of 6 PO plus KO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7,"pitch":"2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9];TRANSLATED_TEAM_NAMES;['2 Groups of 6 PO plus KO'.$C19]+1)">
            <text:p/>
          </table:table-cell>
          <table:table-cell table:style-name="ce10" table:formula="of:=VLOOKUP(['2 Groups of 6 PO plus KO'.E19];TRANSLATED_TEAM_NAMES;['2 Groups of 6 PO plus KO'.$C19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3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8,"pitch":"3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0];TRANSLATED_TEAM_NAMES;['2 Groups of 6 PO plus KO'.$C20]+1)">
            <text:p/>
          </table:table-cell>
          <table:table-cell table:style-name="ce10" table:formula="of:=VLOOKUP(['2 Groups of 6 PO plus KO'.E20];TRANSLATED_TEAM_NAMES;['2 Groups of 6 PO plus KO'.$C2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19,"pitch":"1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21];TRANSLATED_TEAM_NAMES;['2 Groups of 6 PO plus KO'.$C21]+1)">
            <text:p/>
          </table:table-cell>
          <table:table-cell table:style-name="ce10" table:formula="of:=VLOOKUP(['2 Groups of 6 PO plus KO'.E21];TRANSLATED_TEAM_NAMES;['2 Groups of 6 PO plus KO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0,"pitch":"2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2];TRANSLATED_TEAM_NAMES;['2 Groups of 6 PO plus KO'.$C22]+1)">
            <text:p/>
          </table:table-cell>
          <table:table-cell table:style-name="ce10" table:formula="of:=VLOOKUP(['2 Groups of 6 PO plus KO'.E22];TRANSLATED_TEAM_NAMES;['2 Groups of 6 PO plus KO'.$C2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3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1,"pitch":"3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3];TRANSLATED_TEAM_NAMES;['2 Groups of 6 PO plus KO'.$C23]+1)">
            <text:p/>
          </table:table-cell>
          <table:table-cell table:style-name="ce10" table:formula="of:=VLOOKUP(['2 Groups of 6 PO plus KO'.E23];TRANSLATED_TEAM_NAMES;['2 Groups of 6 PO plus KO'.$C2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22,"pitch":"1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24];TRANSLATED_TEAM_NAMES;['2 Groups of 6 PO plus KO'.$C24]+1)">
            <text:p/>
          </table:table-cell>
          <table:table-cell table:style-name="ce10" table:formula="of:=VLOOKUP(['2 Groups of 6 PO plus KO'.E24];TRANSLATED_TEAM_NAMES;['2 Groups of 6 PO plus KO'.$C2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2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23,"pitch":"2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5];TRANSLATED_TEAM_NAMES;['2 Groups of 6 PO plus KO'.$C25]+1)">
            <text:p/>
          </table:table-cell>
          <table:table-cell table:style-name="ce10" table:formula="of:=VLOOKUP(['2 Groups of 6 PO plus KO'.E25];TRANSLATED_TEAM_NAMES;['2 Groups of 6 PO plus KO'.$C25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3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24,"pitch":"3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26];TRANSLATED_TEAM_NAMES;['2 Groups of 6 PO plus KO'.$C26]+1)">
            <text:p/>
          </table:table-cell>
          <table:table-cell table:style-name="ce10" table:formula="of:=VLOOKUP(['2 Groups of 6 PO plus KO'.E26];TRANSLATED_TEAM_NAMES;['2 Groups of 6 PO plus KO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25,"pitch":"1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27];TRANSLATED_TEAM_NAMES;['2 Groups of 6 PO plus KO'.$C27]+1)">
            <text:p/>
          </table:table-cell>
          <table:table-cell table:style-name="ce10" table:formula="of:=VLOOKUP(['2 Groups of 6 PO plus KO'.E27];TRANSLATED_TEAM_NAMES;['2 Groups of 6 PO plus KO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26,"pitch":"2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8];TRANSLATED_TEAM_NAMES;['2 Groups of 6 PO plus KO'.$C28]+1)">
            <text:p/>
          </table:table-cell>
          <table:table-cell table:style-name="ce10" table:formula="of:=VLOOKUP(['2 Groups of 6 PO plus KO'.E28];TRANSLATED_TEAM_NAMES;['2 Groups of 6 PO plus KO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27,"pitch":"3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29];TRANSLATED_TEAM_NAMES;['2 Groups of 6 PO plus KO'.$C29]+1)">
            <text:p/>
          </table:table-cell>
          <table:table-cell table:style-name="ce10" table:formula="of:=VLOOKUP(['2 Groups of 6 PO plus KO'.E29];TRANSLATED_TEAM_NAMES;['2 Groups of 6 PO plus KO'.$C2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28,"pitch":"1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30];TRANSLATED_TEAM_NAMES;['2 Groups of 6 PO plus KO'.$C30]+1)">
            <text:p/>
          </table:table-cell>
          <table:table-cell table:style-name="ce10" table:formula="of:=VLOOKUP(['2 Groups of 6 PO plus KO'.E30];TRANSLATED_TEAM_NAMES;['2 Groups of 6 PO plus KO'.$C3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2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29,"pitch":"2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31];TRANSLATED_TEAM_NAMES;['2 Groups of 6 PO plus KO'.$C31]+1)">
            <text:p/>
          </table:table-cell>
          <table:table-cell table:style-name="ce10" table:formula="of:=VLOOKUP(['2 Groups of 6 PO plus KO'.E31];TRANSLATED_TEAM_NAMES;['2 Groups of 6 PO plus KO'.$C31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3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30,"pitch":"3","competition":{"name":"U10", "section":"All", "group":"2"},"tag":"10", "homeTeam":"", "awayTeam":"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3<text:span text:style-name="T1">rd</text:span> Group 1</text:p>
          </table:table-cell>
          <table:table-cell office:value-type="string" calcext:value-type="string">
            <text:p>6<text:span text:style-name="T1">th</text:span> Group 2</text:p>
          </table:table-cell>
          <table:table-cell table:formula="of:=AGE_GROUP_TRANSLATED&amp;&quot;_&quot;&amp;SECTION_TRANSLATED&amp;&quot;_PO1&quot;" office:value-type="string" office:string-value="U10_All_PO1" calcext:value-type="string">
            <text:p>U10_All_PO1</text:p>
          </table:table-cell>
          <table:table-cell table:style-name="ce10" table:formula="of:=AGE_GROUP_TRANSLATED&amp;&quot;_&quot;&amp;SECTION_TRANSLATED&amp;&quot;_G1_P3&quot;" office:value-type="string" office:string-value="U10_All_G1_P3" calcext:value-type="string">
            <text:p>U10_All_G1_P3</text:p>
          </table:table-cell>
          <table:table-cell table:style-name="ce10" table:formula="of:=AGE_GROUP_TRANSLATED&amp;&quot;_&quot;&amp;SECTION_TRANSLATED&amp;&quot;_G2_P6&quot;" office:value-type="string" office:string-value="U10_All_G2_P6" calcext:value-type="string">
            <text:p>U10_All_G2_P6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1&quot;,&quot;competition&quot;:{&quot;name&quot;:&quot;U10&quot;, &quot;section&quot;:&quot;All&quot;},&quot;tag&quot;:&quot;PO1&quot;, &quot;homeTeam&quot;:&quot;3rd Group 1&quot;, &quot;awayTeam&quot;:&quot;6th Group 2&quot;, &quot;homeTeamFrom&quot;:&quot;U10_All_G1_P3&quot;, &quot;awayTeamFrom&quot;:&quot;U10_All_G2_P6&quot;, &quot;stage2Tag&quot;:&quot;U10_All_PO1&quot;}" calcext:value-type="string">
            <text:p>{"__v":0,"index":31,"pitch":"1","competition":{"name":"U10", "section":"All"},"tag":"PO1", "homeTeam":"3rd Group 1", "awayTeam":"6th Group 2", "homeTeamFrom":"U10_All_G1_P3", "awayTeamFrom":"U10_All_G2_P6", "stage2Tag":"U10_All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2&quot;" office:value-type="string" office:string-value="U10_All_PO2" calcext:value-type="string">
            <text:p>U10_All_PO2</text:p>
          </table:table-cell>
          <table:table-cell table:style-name="ce10" table:formula="of:=AGE_GROUP_TRANSLATED&amp;&quot;_&quot;&amp;SECTION_TRANSLATED&amp;&quot;_G1_P4&quot;" office:value-type="string" office:string-value="U10_All_G1_P4" calcext:value-type="string">
            <text:p>U10_All_G1_P4</text:p>
          </table:table-cell>
          <table:table-cell table:style-name="ce10" table:formula="of:=AGE_GROUP_TRANSLATED&amp;&quot;_&quot;&amp;SECTION_TRANSLATED&amp;&quot;_G2_P5&quot;" office:value-type="string" office:string-value="U10_All_G2_P5" calcext:value-type="string">
            <text:p>U10_All_G2_P5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2&quot;,&quot;competition&quot;:{&quot;name&quot;:&quot;U10&quot;, &quot;section&quot;:&quot;All&quot;},&quot;tag&quot;:&quot;PO2&quot;, &quot;homeTeam&quot;:&quot;4th Group 1&quot;, &quot;awayTeam&quot;:&quot;5th Group 2&quot;, &quot;homeTeamFrom&quot;:&quot;U10_All_G1_P4&quot;, &quot;awayTeamFrom&quot;:&quot;U10_All_G2_P5&quot;, &quot;stage2Tag&quot;:&quot;U10_All_PO2&quot;}" calcext:value-type="string">
            <text:p>{"__v":0,"index":32,"pitch":"2","competition":{"name":"U10", "section":"All"},"tag":"PO2", "homeTeam":"4th Group 1", "awayTeam":"5th Group 2", "homeTeamFrom":"U10_All_G1_P4", "awayTeamFrom":"U10_All_G2_P5", "stage2Tag":"U10_All_PO2"}</text:p>
          </table:table-cell>
        </table:table-row>
        <table:table-row table:style-name="ro1">
          <table:table-cell office:value-type="string" calcext:value-type="string">
            <text:p>PO3</text:p>
          </table:table-cell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3<text:span text:style-name="T1">rd</text:span> Group 2</text:p>
          </table:table-cell>
          <table:table-cell office:value-type="string" calcext:value-type="string">
            <text:p>6<text:span text:style-name="T1">th</text:span> Group 1</text:p>
          </table:table-cell>
          <table:table-cell table:formula="of:=AGE_GROUP_TRANSLATED&amp;&quot;_&quot;&amp;SECTION_TRANSLATED&amp;&quot;_PO3&quot;" office:value-type="string" office:string-value="U10_All_PO3" calcext:value-type="string">
            <text:p>U10_All_PO3</text:p>
          </table:table-cell>
          <table:table-cell table:style-name="ce10" table:formula="of:=AGE_GROUP_TRANSLATED&amp;&quot;_&quot;&amp;SECTION_TRANSLATED&amp;&quot;_G2_P3&quot;" office:value-type="string" office:string-value="U10_All_G2_P3" calcext:value-type="string">
            <text:p>U10_All_G2_P3</text:p>
          </table:table-cell>
          <table:table-cell table:style-name="ce10" table:formula="of:=AGE_GROUP_TRANSLATED&amp;&quot;_&quot;&amp;SECTION_TRANSLATED&amp;&quot;_G1_P6&quot;" office:value-type="string" office:string-value="U10_All_G1_P6" calcext:value-type="string">
            <text:p>U10_All_G1_P6</text:p>
          </table:table-cell>
          <table:table-cell table:style-name="ce10" office:value-type="float" office:value="3" calcext:value-type="float">
            <text:p>3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3&quot;,&quot;competition&quot;:{&quot;name&quot;:&quot;U10&quot;, &quot;section&quot;:&quot;All&quot;},&quot;tag&quot;:&quot;PO3&quot;, &quot;homeTeam&quot;:&quot;3rd Group 2&quot;, &quot;awayTeam&quot;:&quot;6th Group 1&quot;, &quot;homeTeamFrom&quot;:&quot;U10_All_G2_P3&quot;, &quot;awayTeamFrom&quot;:&quot;U10_All_G1_P6&quot;, &quot;stage2Tag&quot;:&quot;U10_All_PO3&quot;}" calcext:value-type="string">
            <text:p>{"__v":0,"index":33,"pitch":"3","competition":{"name":"U10", "section":"All"},"tag":"PO3", "homeTeam":"3rd Group 2", "awayTeam":"6th Group 1", "homeTeamFrom":"U10_All_G2_P3", "awayTeamFrom":"U10_All_G1_P6", "stage2Tag":"U10_All_PO3"}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4&quot;" office:value-type="string" office:string-value="U10_All_PO4" calcext:value-type="string">
            <text:p>U10_All_PO4</text:p>
          </table:table-cell>
          <table:table-cell table:style-name="ce10" table:formula="of:=AGE_GROUP_TRANSLATED&amp;&quot;_&quot;&amp;SECTION_TRANSLATED&amp;&quot;_G2_P4&quot;" office:value-type="string" office:string-value="U10_All_G2_P4" calcext:value-type="string">
            <text:p>U10_All_G2_P4</text:p>
          </table:table-cell>
          <table:table-cell table:style-name="ce10" table:formula="of:=AGE_GROUP_TRANSLATED&amp;&quot;_&quot;&amp;SECTION_TRANSLATED&amp;&quot;_G1_P5&quot;" office:value-type="string" office:string-value="U10_All_G1_P5" calcext:value-type="string">
            <text:p>U10_All_G1_P5</text:p>
          </table:table-cell>
          <table:table-cell table:style-name="ce10" office:value-type="float" office:value="4" calcext:value-type="float">
            <text:p>4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4&quot;,&quot;competition&quot;:{&quot;name&quot;:&quot;U10&quot;, &quot;section&quot;:&quot;All&quot;},&quot;tag&quot;:&quot;PO4&quot;, &quot;homeTeam&quot;:&quot;4th Group 2&quot;, &quot;awayTeam&quot;:&quot;5th Group 1&quot;, &quot;homeTeamFrom&quot;:&quot;U10_All_G2_P4&quot;, &quot;awayTeamFrom&quot;:&quot;U10_All_G1_P5&quot;, &quot;stage2Tag&quot;:&quot;U10_All_PO4&quot;}" calcext:value-type="string">
            <text:p>{"__v":0,"index":34,"pitch":"4","competition":{"name":"U10", "section":"All"},"tag":"PO4", "homeTeam":"4th Group 2", "awayTeam":"5th Group 1", "homeTeamFrom":"U10_All_G2_P4", "awayTeamFrom":"U10_All_G1_P5", "stage2Tag":"U10_All_PO4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3</text:p>
          </table:table-cell>
          <table:table-cell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G1_P1&quot;" office:value-type="string" office:string-value="U10_All_G1_P1" calcext:value-type="string">
            <text:p>U10_All_G1_P1</text:p>
          </table:table-cell>
          <table:table-cell table:style-name="ce10" table:formula="of:=AGE_GROUP_TRANSLATED&amp;&quot;_&quot;&amp;SECTION_TRANSLATED&amp;&quot;_PO3&quot;" office:value-type="string" office:string-value="U10_All_PO3" calcext:value-type="string">
            <text:p>U10_All_PO3</text:p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1&quot;,&quot;competition&quot;:{&quot;name&quot;:&quot;U10&quot;, &quot;section&quot;:&quot;All&quot;},&quot;tag&quot;:&quot;QF1&quot;, &quot;homeTeam&quot;:&quot;Winner Group 1&quot;, &quot;awayTeam&quot;:&quot;Winner PO3&quot;, &quot;homeTeamFrom&quot;:&quot;U10_All_G1_P1&quot;, &quot;awayTeamFrom&quot;:&quot;U10_All_PO3&quot;, &quot;stage2Tag&quot;:&quot;U10_All_QF1&quot;}" calcext:value-type="string">
            <text:p>{"__v":0,"index":35,"pitch":"1","competition":{"name":"U10", "section":"All"},"tag":"QF1", "homeTeam":"Winner Group 1", "awayTeam":"Winner PO3", "homeTeamFrom":"U10_All_G1_P1", "awayTeamFrom":"U10_All_PO3", "stage2Tag":"U10_All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PO4</text:p>
          </table:table-cell>
          <table:table-cell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G1_P2&quot;" office:value-type="string" office:string-value="U10_All_G1_P2" calcext:value-type="string">
            <text:p>U10_All_G1_P2</text:p>
          </table:table-cell>
          <table:table-cell table:style-name="ce10" table:formula="of:=AGE_GROUP_TRANSLATED&amp;&quot;_&quot;&amp;SECTION_TRANSLATED&amp;&quot;_PO4&quot;" office:value-type="string" office:string-value="U10_All_PO4" calcext:value-type="string">
            <text:p>U10_All_PO4</text:p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2&quot;,&quot;competition&quot;:{&quot;name&quot;:&quot;U10&quot;, &quot;section&quot;:&quot;All&quot;},&quot;tag&quot;:&quot;QF2&quot;, &quot;homeTeam&quot;:&quot;2nd Group 1&quot;, &quot;awayTeam&quot;:&quot;Winner PO4&quot;, &quot;homeTeamFrom&quot;:&quot;U10_All_G1_P2&quot;, &quot;awayTeamFrom&quot;:&quot;U10_All_PO4&quot;, &quot;stage2Tag&quot;:&quot;U10_All_QF2&quot;}" calcext:value-type="string">
            <text:p>{"__v":0,"index":36,"pitch":"2","competition":{"name":"U10", "section":"All"},"tag":"QF2", "homeTeam":"2nd Group 1", "awayTeam":"Winner PO4", "homeTeamFrom":"U10_All_G1_P2", "awayTeamFrom":"U10_All_PO4", "stage2Tag":"U10_All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10" table:formula="of:=AGE_GROUP_TRANSLATED&amp;&quot;_&quot;&amp;SECTION_TRANSLATED&amp;&quot;_G2_P1&quot;" office:value-type="string" office:string-value="U10_All_G2_P1" calcext:value-type="string">
            <text:p>U10_All_G2_P1</text:p>
          </table:table-cell>
          <table:table-cell table:style-name="ce10" table:formula="of:=AGE_GROUP_TRANSLATED&amp;&quot;_&quot;&amp;SECTION_TRANSLATED&amp;&quot;_PO1&quot;" office:value-type="string" office:string-value="U10_All_PO1" calcext:value-type="string">
            <text:p>U10_All_PO1</text:p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3&quot;,&quot;competition&quot;:{&quot;name&quot;:&quot;U10&quot;, &quot;section&quot;:&quot;All&quot;},&quot;tag&quot;:&quot;QF3&quot;, &quot;homeTeam&quot;:&quot;Winner Group 2&quot;, &quot;awayTeam&quot;:&quot;Winner PO1&quot;, &quot;homeTeamFrom&quot;:&quot;U10_All_G2_P1&quot;, &quot;awayTeamFrom&quot;:&quot;U10_All_PO1&quot;, &quot;stage2Tag&quot;:&quot;U10_All_QF3&quot;}" calcext:value-type="string">
            <text:p>{"__v":0,"index":37,"pitch":"3","competition":{"name":"U10", "section":"All"},"tag":"QF3", "homeTeam":"Winner Group 2", "awayTeam":"Winner PO1", "homeTeamFrom":"U10_All_G2_P1", "awayTeamFrom":"U10_All_PO1", "stage2Tag":"U10_All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10" table:formula="of:=AGE_GROUP_TRANSLATED&amp;&quot;_&quot;&amp;SECTION_TRANSLATED&amp;&quot;_G2_P2&quot;" office:value-type="string" office:string-value="U10_All_G2_P2" calcext:value-type="string">
            <text:p>U10_All_G2_P2</text:p>
          </table:table-cell>
          <table:table-cell table:style-name="ce10" table:formula="of:=AGE_GROUP_TRANSLATED&amp;&quot;_&quot;&amp;SECTION_TRANSLATED&amp;&quot;_PO2&quot;" office:value-type="string" office:string-value="U10_All_PO2" calcext:value-type="string">
            <text:p>U10_All_PO2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9] &amp; &quot;&quot;&quot;, &quot;&quot;homeTeam&quot;&quot;:&quot;&quot;&quot; &amp; [.C39] &amp; &quot;&quot;&quot;, &quot;&quot;awayTeam&quot;&quot;:&quot;&quot;&quot; &amp; [.D39] &amp; &quot;&quot;&quot;, &quot;&quot;homeTeamFrom&quot;&quot;:&quot;&quot;&quot; &amp; [.F39] &amp; &quot;&quot;&quot;, &quot;&quot;awayTeamFrom&quot;&quot;:&quot;&quot;&quot; &amp; [.G39] &amp; &quot;&quot;&quot;, &quot;&quot;stage2Tag&quot;&quot;:&quot;&quot;&quot; &amp; [.E39] &amp; &quot;&quot;&quot;}&quot;" office:value-type="string" office:string-value="{&quot;__v&quot;:0,&quot;index&quot;:38,&quot;pitch&quot;:&quot;4&quot;,&quot;competition&quot;:{&quot;name&quot;:&quot;U10&quot;, &quot;section&quot;:&quot;All&quot;},&quot;tag&quot;:&quot;QF4&quot;, &quot;homeTeam&quot;:&quot;2nd Group 2&quot;, &quot;awayTeam&quot;:&quot;Winner PO2&quot;, &quot;homeTeamFrom&quot;:&quot;U10_All_G2_P2&quot;, &quot;awayTeamFrom&quot;:&quot;U10_All_PO2&quot;, &quot;stage2Tag&quot;:&quot;U10_All_QF4&quot;}" calcext:value-type="string">
            <text:p>{"__v":0,"index":38,"pitch":"4","competition":{"name":"U10", "section":"All"},"tag":"QF4", "homeTeam":"2nd Group 2", "awayTeam":"Winner PO2", "homeTeamFrom":"U10_All_G2_P2", "awayTeamFrom":"U10_All_PO2", "stage2Tag":"U10_All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0] &amp; &quot;&quot;&quot;, &quot;&quot;homeTeam&quot;&quot;:&quot;&quot;&quot; &amp; [.C40] &amp; &quot;&quot;&quot;, &quot;&quot;awayTeam&quot;&quot;:&quot;&quot;&quot; &amp; [.D40] &amp; &quot;&quot;&quot;, &quot;&quot;homeTeamFrom&quot;&quot;:&quot;&quot;&quot; &amp; [.F40] &amp; &quot;&quot;&quot;, &quot;&quot;awayTeamFrom&quot;&quot;:&quot;&quot;&quot; &amp; [.G40] &amp; &quot;&quot;&quot;, &quot;&quot;stage2Tag&quot;&quot;:&quot;&quot;&quot; &amp; [.E40] &amp; &quot;&quot;&quot;}&quot;" office:value-type="string" office:string-value="{&quot;__v&quot;:0,&quot;index&quot;:39,&quot;pitch&quot;:&quot;1&quot;,&quot;competition&quot;:{&quot;name&quot;:&quot;U10&quot;, &quot;section&quot;:&quot;All&quot;},&quot;tag&quot;:&quot;SF1&quot;, &quot;homeTeam&quot;:&quot;Winner QF1&quot;, &quot;awayTeam&quot;:&quot;Winner QF4&quot;, &quot;homeTeamFrom&quot;:&quot;U10_All_QF1&quot;, &quot;awayTeamFrom&quot;:&quot;U10_All_QF4&quot;, &quot;stage2Tag&quot;:&quot;U10_All_SF1&quot;}" calcext:value-type="string">
            <text:p>{"__v":0,"index":39,"pitch":"1","competition":{"name":"U10", "section":"All"},"tag":"SF1", "homeTeam":"Winner QF1", "awayTeam":"Winner QF4", "homeTeamFrom":"U10_All_QF1", "awayTeamFrom":"U10_All_QF4", "stage2Tag":"U10_All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10"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1] &amp; &quot;&quot;&quot;, &quot;&quot;homeTeam&quot;&quot;:&quot;&quot;&quot; &amp; [.C41] &amp; &quot;&quot;&quot;, &quot;&quot;awayTeam&quot;&quot;:&quot;&quot;&quot; &amp; [.D41] &amp; &quot;&quot;&quot;, &quot;&quot;homeTeamFrom&quot;&quot;:&quot;&quot;&quot; &amp; [.F41] &amp; &quot;&quot;&quot;, &quot;&quot;awayTeamFrom&quot;&quot;:&quot;&quot;&quot; &amp; [.G41] &amp; &quot;&quot;&quot;, &quot;&quot;stage2Tag&quot;&quot;:&quot;&quot;&quot; &amp; [.E41] &amp; &quot;&quot;&quot;}&quot;" office:value-type="string" office:string-value="{&quot;__v&quot;:0,&quot;index&quot;:40,&quot;pitch&quot;:&quot;3&quot;,&quot;competition&quot;:{&quot;name&quot;:&quot;U10&quot;, &quot;section&quot;:&quot;All&quot;},&quot;tag&quot;:&quot;SF2&quot;, &quot;homeTeam&quot;:&quot;Winner QF2&quot;, &quot;awayTeam&quot;:&quot;Winner QF3&quot;, &quot;homeTeamFrom&quot;:&quot;U10_All_QF2&quot;, &quot;awayTeamFrom&quot;:&quot;U10_All_QF3&quot;, &quot;stage2Tag&quot;:&quot;U10_All_SF2&quot;}" calcext:value-type="string">
            <text:p>{"__v":0,"index":40,"pitch":"3","competition":{"name":"U10", "section":"All"},"tag":"SF2", "homeTeam":"Winner QF2", "awayTeam":"Winner QF3", "homeTeamFrom":"U10_All_QF2", "awayTeamFrom":"U10_All_QF3", "stage2Tag":"U10_All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0_All_FNL" calcext:value-type="string">
            <text:p>U10_All_FNL</text:p>
          </table:table-cell>
          <table:table-cell table:style-name="ce10"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2] &amp; &quot;&quot;&quot;, &quot;&quot;homeTeam&quot;&quot;:&quot;&quot;&quot; &amp; [.C42] &amp; &quot;&quot;&quot;, &quot;&quot;awayTeam&quot;&quot;:&quot;&quot;&quot; &amp; [.D42] &amp; &quot;&quot;&quot;, &quot;&quot;homeTeamFrom&quot;&quot;:&quot;&quot;&quot; &amp; [.F42] &amp; &quot;&quot;&quot;, &quot;&quot;awayTeamFrom&quot;&quot;:&quot;&quot;&quot; &amp; [.G42] &amp; &quot;&quot;&quot;, &quot;&quot;stage2Tag&quot;&quot;:&quot;&quot;&quot; &amp; [.E42] &amp; &quot;&quot;&quot;}&quot;" office:value-type="string" office:string-value="{&quot;__v&quot;:0,&quot;index&quot;:41,&quot;pitch&quot;:&quot;1&quot;,&quot;competition&quot;:{&quot;name&quot;:&quot;U10&quot;, &quot;section&quot;:&quot;All&quot;},&quot;tag&quot;:&quot;FNL&quot;, &quot;homeTeam&quot;:&quot;Winner SF1&quot;, &quot;awayTeam&quot;:&quot;Winner SF2&quot;, &quot;homeTeamFrom&quot;:&quot;U10_All_SF1&quot;, &quot;awayTeamFrom&quot;:&quot;U10_All_SF2&quot;, &quot;stage2Tag&quot;:&quot;U10_All_FNL&quot;}" calcext:value-type="string">
            <text:p>{"__v":0,"index":41,"pitch":"1","competition":{"name":"U10", "section":"All"},"tag":"FNL", "homeTeam":"Winner SF1", "awayTeam":"Winner SF2", "homeTeamFrom":"U10_All_SF1", "awayTeamFrom":"U10_All_SF2", "stage2Tag":"U10_All_FNL"}</text:p>
          </table:table-cell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8 KO Format" table:style-name="ta1" table:protected="true" table:print="fals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2];TRANSLATED_TEAM_NAMES;['2 Groups of 8 KO Format'.$C2]+1)">
            <text:p/>
          </table:table-cell>
          <table:table-cell table:style-name="ce10" table:formula="of:=VLOOKUP(['2 Groups of 8 KO Format'.E2];TRANSLATED_TEAM_NAMES;['2 Groups of 8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1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3];TRANSLATED_TEAM_NAMES;['2 Groups of 8 KO Format'.$C3]+1)">
            <text:p/>
          </table:table-cell>
          <table:table-cell table:style-name="ce10" table:formula="of:=VLOOKUP(['2 Groups of 8 KO Format'.E3];TRANSLATED_TEAM_NAMES;['2 Groups of 8 KO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2,"pitch":"2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4];TRANSLATED_TEAM_NAMES;['2 Groups of 8 KO Format'.$C4]+1)">
            <text:p/>
          </table:table-cell>
          <table:table-cell table:style-name="ce10" table:formula="of:=VLOOKUP(['2 Groups of 8 KO Format'.E4];TRANSLATED_TEAM_NAMES;['2 Groups of 8 KO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3,"pitch":"3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];TRANSLATED_TEAM_NAMES;['2 Groups of 8 KO Format'.$C5]+1)">
            <text:p/>
          </table:table-cell>
          <table:table-cell table:style-name="ce10" table:formula="of:=VLOOKUP(['2 Groups of 8 KO Format'.E5];TRANSLATED_TEAM_NAMES;['2 Groups of 8 KO Format'.$C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4,"pitch":"4","competition":{"name":"U10", "section":"All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6];TRANSLATED_TEAM_NAMES;['2 Groups of 8 KO Format'.$C6]+1)">
            <text:p/>
          </table:table-cell>
          <table:table-cell table:style-name="ce10" table:formula="of:=VLOOKUP(['2 Groups of 8 KO Format'.E6];TRANSLATED_TEAM_NAMES;['2 Groups of 8 KO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5,"pitch":"1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7];TRANSLATED_TEAM_NAMES;['2 Groups of 8 KO Format'.$C7]+1)">
            <text:p/>
          </table:table-cell>
          <table:table-cell table:style-name="ce10" table:formula="of:=VLOOKUP(['2 Groups of 8 KO Format'.E7];TRANSLATED_TEAM_NAMES;['2 Groups of 8 KO Format'.$C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6,"pitch":"2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8];TRANSLATED_TEAM_NAMES;['2 Groups of 8 KO Format'.$C8]+1)">
            <text:p/>
          </table:table-cell>
          <table:table-cell table:style-name="ce10" table:formula="of:=VLOOKUP(['2 Groups of 8 KO Format'.E8];TRANSLATED_TEAM_NAMES;['2 Groups of 8 KO Format'.$C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7,"pitch":"3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9];TRANSLATED_TEAM_NAMES;['2 Groups of 8 KO Format'.$C9]+1)">
            <text:p/>
          </table:table-cell>
          <table:table-cell table:style-name="ce10" table:formula="of:=VLOOKUP(['2 Groups of 8 KO Format'.E9];TRANSLATED_TEAM_NAMES;['2 Groups of 8 KO Format'.$C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8,"pitch":"4","competition":{"name":"U10", "section":"All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10];TRANSLATED_TEAM_NAMES;['2 Groups of 8 KO Format'.$C10]+1)">
            <text:p/>
          </table:table-cell>
          <table:table-cell table:style-name="ce10" table:formula="of:=VLOOKUP(['2 Groups of 8 KO Format'.E10];TRANSLATED_TEAM_NAMES;['2 Groups of 8 KO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9,"pitch":"1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11];TRANSLATED_TEAM_NAMES;['2 Groups of 8 KO Format'.$C11]+1)">
            <text:p/>
          </table:table-cell>
          <table:table-cell table:style-name="ce10" table:formula="of:=VLOOKUP(['2 Groups of 8 KO Format'.E11];TRANSLATED_TEAM_NAMES;['2 Groups of 8 KO Format'.$C1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10,"pitch":"2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2];TRANSLATED_TEAM_NAMES;['2 Groups of 8 KO Format'.$C12]+1)">
            <text:p/>
          </table:table-cell>
          <table:table-cell table:style-name="ce10" table:formula="of:=VLOOKUP(['2 Groups of 8 KO Format'.E12];TRANSLATED_TEAM_NAMES;['2 Groups of 8 KO Format'.$C1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11,"pitch":"3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3];TRANSLATED_TEAM_NAMES;['2 Groups of 8 KO Format'.$C13]+1)">
            <text:p/>
          </table:table-cell>
          <table:table-cell table:style-name="ce10" table:formula="of:=VLOOKUP(['2 Groups of 8 KO Format'.E13];TRANSLATED_TEAM_NAMES;['2 Groups of 8 KO Format'.$C1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12,"pitch":"4","competition":{"name":"U10", "section":"All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14];TRANSLATED_TEAM_NAMES;['2 Groups of 8 KO Format'.$C14]+1)">
            <text:p/>
          </table:table-cell>
          <table:table-cell table:style-name="ce10" table:formula="of:=VLOOKUP(['2 Groups of 8 KO Format'.E14];TRANSLATED_TEAM_NAMES;['2 Groups of 8 KO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3,"pitch":"1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15];TRANSLATED_TEAM_NAMES;['2 Groups of 8 KO Format'.$C15]+1)">
            <text:p/>
          </table:table-cell>
          <table:table-cell table:style-name="ce10" table:formula="of:=VLOOKUP(['2 Groups of 8 KO Format'.E15];TRANSLATED_TEAM_NAMES;['2 Groups of 8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4,"pitch":"2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6];TRANSLATED_TEAM_NAMES;['2 Groups of 8 KO Format'.$C16]+1)">
            <text:p/>
          </table:table-cell>
          <table:table-cell table:style-name="ce10" table:formula="of:=VLOOKUP(['2 Groups of 8 KO Format'.E16];TRANSLATED_TEAM_NAMES;['2 Groups of 8 KO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5,"pitch":"3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7];TRANSLATED_TEAM_NAMES;['2 Groups of 8 KO Format'.$C17]+1)">
            <text:p/>
          </table:table-cell>
          <table:table-cell table:style-name="ce10" table:formula="of:=VLOOKUP(['2 Groups of 8 KO Format'.E17];TRANSLATED_TEAM_NAMES;['2 Groups of 8 KO Format'.$C1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6,"pitch":"4","competition":{"name":"U10", "section":"All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8];TRANSLATED_TEAM_NAMES;['2 Groups of 8 KO Format'.$C18]+1)">
            <text:p/>
          </table:table-cell>
          <table:table-cell table:style-name="ce10" table:formula="of:=VLOOKUP(['2 Groups of 8 KO Format'.E18];TRANSLATED_TEAM_NAMES;['2 Groups of 8 KO Format'.$C1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7,"pitch":"1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9];TRANSLATED_TEAM_NAMES;['2 Groups of 8 KO Format'.$C19]+1)">
            <text:p/>
          </table:table-cell>
          <table:table-cell table:style-name="ce10" table:formula="of:=VLOOKUP(['2 Groups of 8 KO Format'.E19];TRANSLATED_TEAM_NAMES;['2 Groups of 8 KO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8,"pitch":"2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20];TRANSLATED_TEAM_NAMES;['2 Groups of 8 KO Format'.$C20]+1)">
            <text:p/>
          </table:table-cell>
          <table:table-cell table:style-name="ce10" table:formula="of:=VLOOKUP(['2 Groups of 8 KO Format'.E20];TRANSLATED_TEAM_NAMES;['2 Groups of 8 KO Format'.$C2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19,"pitch":"3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1];TRANSLATED_TEAM_NAMES;['2 Groups of 8 KO Format'.$C21]+1)">
            <text:p/>
          </table:table-cell>
          <table:table-cell table:style-name="ce10" table:formula="of:=VLOOKUP(['2 Groups of 8 KO Format'.E21];TRANSLATED_TEAM_NAMES;['2 Groups of 8 KO Format'.$C2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20,"pitch":"4","competition":{"name":"U10", "section":"All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22];TRANSLATED_TEAM_NAMES;['2 Groups of 8 KO Format'.$C22]+1)">
            <text:p/>
          </table:table-cell>
          <table:table-cell table:style-name="ce10" table:formula="of:=VLOOKUP(['2 Groups of 8 KO Format'.E22];TRANSLATED_TEAM_NAMES;['2 Groups of 8 KO Format'.$C2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21,"pitch":"1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23];TRANSLATED_TEAM_NAMES;['2 Groups of 8 KO Format'.$C23]+1)">
            <text:p/>
          </table:table-cell>
          <table:table-cell table:style-name="ce10" table:formula="of:=VLOOKUP(['2 Groups of 8 KO Format'.E23];TRANSLATED_TEAM_NAMES;['2 Groups of 8 KO Format'.$C2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22,"pitch":"2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24];TRANSLATED_TEAM_NAMES;['2 Groups of 8 KO Format'.$C24]+1)">
            <text:p/>
          </table:table-cell>
          <table:table-cell table:style-name="ce10" table:formula="of:=VLOOKUP(['2 Groups of 8 KO Format'.E24];TRANSLATED_TEAM_NAMES;['2 Groups of 8 KO Format'.$C2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23,"pitch":"3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5];TRANSLATED_TEAM_NAMES;['2 Groups of 8 KO Format'.$C25]+1)">
            <text:p/>
          </table:table-cell>
          <table:table-cell table:style-name="ce10" table:formula="of:=VLOOKUP(['2 Groups of 8 KO Format'.E25];TRANSLATED_TEAM_NAMES;['2 Groups of 8 KO Format'.$C2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24,"pitch":"4","competition":{"name":"U10", "section":"All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6];TRANSLATED_TEAM_NAMES;['2 Groups of 8 KO Format'.$C26]+1)">
            <text:p/>
          </table:table-cell>
          <table:table-cell table:style-name="ce10" table:formula="of:=VLOOKUP(['2 Groups of 8 KO Format'.E26];TRANSLATED_TEAM_NAMES;['2 Groups of 8 KO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5,"pitch":"1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27];TRANSLATED_TEAM_NAMES;['2 Groups of 8 KO Format'.$C27]+1)">
            <text:p/>
          </table:table-cell>
          <table:table-cell table:style-name="ce10" table:formula="of:=VLOOKUP(['2 Groups of 8 KO Format'.E27];TRANSLATED_TEAM_NAMES;['2 Groups of 8 KO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6,"pitch":"2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28];TRANSLATED_TEAM_NAMES;['2 Groups of 8 KO Format'.$C28]+1)">
            <text:p/>
          </table:table-cell>
          <table:table-cell table:style-name="ce10" table:formula="of:=VLOOKUP(['2 Groups of 8 KO Format'.E28];TRANSLATED_TEAM_NAMES;['2 Groups of 8 KO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7,"pitch":"3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29];TRANSLATED_TEAM_NAMES;['2 Groups of 8 KO Format'.$C29]+1)">
            <text:p/>
          </table:table-cell>
          <table:table-cell table:style-name="ce10" table:formula="of:=VLOOKUP(['2 Groups of 8 KO Format'.E29];TRANSLATED_TEAM_NAMES;['2 Groups of 8 KO Format'.$C2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0&quot;, &quot;section&quot;:&quot;All&quot;, &quot;group&quot;:&quot;1&quot;},&quot;tag&quot;:&quot;7&quot;, &quot;homeTeam&quot;:&quot;&quot;, &quot;awayTeam&quot;:&quot;&quot;}" calcext:value-type="string">
            <text:p>{"__v":0,"index":28,"pitch":"4","competition":{"name":"U10", "section":"All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30];TRANSLATED_TEAM_NAMES;['2 Groups of 8 KO Format'.$C30]+1)">
            <text:p/>
          </table:table-cell>
          <table:table-cell table:style-name="ce10" table:formula="of:=VLOOKUP(['2 Groups of 8 KO Format'.E30];TRANSLATED_TEAM_NAMES;['2 Groups of 8 KO Format'.$C3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29,"pitch":"1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31];TRANSLATED_TEAM_NAMES;['2 Groups of 8 KO Format'.$C31]+1)">
            <text:p/>
          </table:table-cell>
          <table:table-cell table:style-name="ce10" table:formula="of:=VLOOKUP(['2 Groups of 8 KO Format'.E31];TRANSLATED_TEAM_NAMES;['2 Groups of 8 KO Format'.$C3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30,"pitch":"2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32];TRANSLATED_TEAM_NAMES;['2 Groups of 8 KO Format'.$C32]+1)">
            <text:p/>
          </table:table-cell>
          <table:table-cell table:style-name="ce10" table:formula="of:=VLOOKUP(['2 Groups of 8 KO Format'.E32];TRANSLATED_TEAM_NAMES;['2 Groups of 8 KO Format'.$C3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31,"pitch":"3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33];TRANSLATED_TEAM_NAMES;['2 Groups of 8 KO Format'.$C33]+1)">
            <text:p/>
          </table:table-cell>
          <table:table-cell table:style-name="ce10" table:formula="of:=VLOOKUP(['2 Groups of 8 KO Format'.E33];TRANSLATED_TEAM_NAMES;['2 Groups of 8 KO Format'.$C3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0&quot;, &quot;section&quot;:&quot;All&quot;, &quot;group&quot;:&quot;2&quot;},&quot;tag&quot;:&quot;8&quot;, &quot;homeTeam&quot;:&quot;&quot;, &quot;awayTeam&quot;:&quot;&quot;}" calcext:value-type="string">
            <text:p>{"__v":0,"index":32,"pitch":"4","competition":{"name":"U10", "section":"All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34];TRANSLATED_TEAM_NAMES;['2 Groups of 8 KO Format'.$C34]+1)">
            <text:p/>
          </table:table-cell>
          <table:table-cell table:style-name="ce10" table:formula="of:=VLOOKUP(['2 Groups of 8 KO Format'.E34];TRANSLATED_TEAM_NAMES;['2 Groups of 8 KO Format'.$C3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3,"pitch":"1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35];TRANSLATED_TEAM_NAMES;['2 Groups of 8 KO Format'.$C35]+1)">
            <text:p/>
          </table:table-cell>
          <table:table-cell table:style-name="ce10" table:formula="of:=VLOOKUP(['2 Groups of 8 KO Format'.E35];TRANSLATED_TEAM_NAMES;['2 Groups of 8 KO Format'.$C3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4,"pitch":"2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36];TRANSLATED_TEAM_NAMES;['2 Groups of 8 KO Format'.$C36]+1)">
            <text:p/>
          </table:table-cell>
          <table:table-cell table:style-name="ce10" table:formula="of:=VLOOKUP(['2 Groups of 8 KO Format'.E36];TRANSLATED_TEAM_NAMES;['2 Groups of 8 KO Format'.$C3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5,"pitch":"3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37];TRANSLATED_TEAM_NAMES;['2 Groups of 8 KO Format'.$C37]+1)">
            <text:p/>
          </table:table-cell>
          <table:table-cell table:style-name="ce10" table:formula="of:=VLOOKUP(['2 Groups of 8 KO Format'.E37];TRANSLATED_TEAM_NAMES;['2 Groups of 8 KO Format'.$C3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0&quot;, &quot;section&quot;:&quot;All&quot;, &quot;group&quot;:&quot;1&quot;},&quot;tag&quot;:&quot;9&quot;, &quot;homeTeam&quot;:&quot;&quot;, &quot;awayTeam&quot;:&quot;&quot;}" calcext:value-type="string">
            <text:p>{"__v":0,"index":36,"pitch":"4","competition":{"name":"U10", "section":"All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38];TRANSLATED_TEAM_NAMES;['2 Groups of 8 KO Format'.$C38]+1)">
            <text:p/>
          </table:table-cell>
          <table:table-cell table:style-name="ce10" table:formula="of:=VLOOKUP(['2 Groups of 8 KO Format'.E38];TRANSLATED_TEAM_NAMES;['2 Groups of 8 KO Format'.$C3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8] &amp; 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}&quot;" office:value-type="string" office:string-value="{&quot;__v&quot;:0,&quot;index&quot;:37,&quot;pitch&quot;:&quot;1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37,"pitch":"1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39];TRANSLATED_TEAM_NAMES;['2 Groups of 8 KO Format'.$C39]+1)">
            <text:p/>
          </table:table-cell>
          <table:table-cell table:style-name="ce10" table:formula="of:=VLOOKUP(['2 Groups of 8 KO Format'.E39];TRANSLATED_TEAM_NAMES;['2 Groups of 8 KO Format'.$C3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9] &amp; 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}&quot;" office:value-type="string" office:string-value="{&quot;__v&quot;:0,&quot;index&quot;:38,&quot;pitch&quot;:&quot;2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38,"pitch":"2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0];TRANSLATED_TEAM_NAMES;['2 Groups of 8 KO Format'.$C40]+1)">
            <text:p/>
          </table:table-cell>
          <table:table-cell table:style-name="ce10" table:formula="of:=VLOOKUP(['2 Groups of 8 KO Format'.E40];TRANSLATED_TEAM_NAMES;['2 Groups of 8 KO Format'.$C4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0] &amp; 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}&quot;" office:value-type="string" office:string-value="{&quot;__v&quot;:0,&quot;index&quot;:39,&quot;pitch&quot;:&quot;3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39,"pitch":"3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41];TRANSLATED_TEAM_NAMES;['2 Groups of 8 KO Format'.$C41]+1)">
            <text:p/>
          </table:table-cell>
          <table:table-cell table:style-name="ce10" table:formula="of:=VLOOKUP(['2 Groups of 8 KO Format'.E41];TRANSLATED_TEAM_NAMES;['2 Groups of 8 KO Format'.$C4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1] &amp; 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}&quot;" office:value-type="string" office:string-value="{&quot;__v&quot;:0,&quot;index&quot;:40,&quot;pitch&quot;:&quot;4&quot;,&quot;competition&quot;:{&quot;name&quot;:&quot;U10&quot;, &quot;section&quot;:&quot;All&quot;, &quot;group&quot;:&quot;2&quot;},&quot;tag&quot;:&quot;10&quot;, &quot;homeTeam&quot;:&quot;&quot;, &quot;awayTeam&quot;:&quot;&quot;}" calcext:value-type="string">
            <text:p>{"__v":0,"index":40,"pitch":"4","competition":{"name":"U10", "section":"All", "group":"2"},"tag":"10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42];TRANSLATED_TEAM_NAMES;['2 Groups of 8 KO Format'.$C42]+1)">
            <text:p/>
          </table:table-cell>
          <table:table-cell table:style-name="ce10" table:formula="of:=VLOOKUP(['2 Groups of 8 KO Format'.E42];TRANSLATED_TEAM_NAMES;['2 Groups of 8 KO Format'.$C4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2] &amp; 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}&quot;" office:value-type="string" office:string-value="{&quot;__v&quot;:0,&quot;index&quot;:41,&quot;pitch&quot;:&quot;1&quot;,&quot;competition&quot;:{&quot;name&quot;:&quot;U10&quot;, &quot;section&quot;:&quot;All&quot;, &quot;group&quot;:&quot;1&quot;},&quot;tag&quot;:&quot;11&quot;, &quot;homeTeam&quot;:&quot;&quot;, &quot;awayTeam&quot;:&quot;&quot;}" calcext:value-type="string">
            <text:p>{"__v":0,"index":41,"pitch":"1","competition":{"name":"U10", "section":"All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3];TRANSLATED_TEAM_NAMES;['2 Groups of 8 KO Format'.$C43]+1)">
            <text:p/>
          </table:table-cell>
          <table:table-cell table:style-name="ce10" table:formula="of:=VLOOKUP(['2 Groups of 8 KO Format'.E43];TRANSLATED_TEAM_NAMES;['2 Groups of 8 KO Format'.$C4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43] &amp; &quot;,&quot;&quot;pitch&quot;&quot;:&quot;&quot;&quot; &amp; [.H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3] &amp; 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}&quot;" office:value-type="string" office:string-value="{&quot;__v&quot;:0,&quot;index&quot;:42,&quot;pitch&quot;:&quot;2&quot;,&quot;competition&quot;:{&quot;name&quot;:&quot;U10&quot;, &quot;section&quot;:&quot;All&quot;, &quot;group&quot;:&quot;1&quot;},&quot;tag&quot;:&quot;11&quot;, &quot;homeTeam&quot;:&quot;&quot;, &quot;awayTeam&quot;:&quot;&quot;}" calcext:value-type="string">
            <text:p>{"__v":0,"index":42,"pitch":"2","competition":{"name":"U10", "section":"All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44];TRANSLATED_TEAM_NAMES;['2 Groups of 8 KO Format'.$C44]+1)">
            <text:p/>
          </table:table-cell>
          <table:table-cell table:style-name="ce10" table:formula="of:=VLOOKUP(['2 Groups of 8 KO Format'.E44];TRANSLATED_TEAM_NAMES;['2 Groups of 8 KO Format'.$C4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4] &amp; &quot;,&quot;&quot;pitch&quot;&quot;:&quot;&quot;&quot; &amp; [.H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4] &amp; 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}&quot;" office:value-type="string" office:string-value="{&quot;__v&quot;:0,&quot;index&quot;:43,&quot;pitch&quot;:&quot;3&quot;,&quot;competition&quot;:{&quot;name&quot;:&quot;U10&quot;, &quot;section&quot;:&quot;All&quot;, &quot;group&quot;:&quot;1&quot;},&quot;tag&quot;:&quot;11&quot;, &quot;homeTeam&quot;:&quot;&quot;, &quot;awayTeam&quot;:&quot;&quot;}" calcext:value-type="string">
            <text:p>{"__v":0,"index":43,"pitch":"3","competition":{"name":"U10", "section":"All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45];TRANSLATED_TEAM_NAMES;['2 Groups of 8 KO Format'.$C45]+1)">
            <text:p/>
          </table:table-cell>
          <table:table-cell table:style-name="ce10" table:formula="of:=VLOOKUP(['2 Groups of 8 KO Format'.E45];TRANSLATED_TEAM_NAMES;['2 Groups of 8 KO Format'.$C4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5] &amp; &quot;,&quot;&quot;pitch&quot;&quot;:&quot;&quot;&quot; &amp; [.H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5] &amp; 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}&quot;" office:value-type="string" office:string-value="{&quot;__v&quot;:0,&quot;index&quot;:44,&quot;pitch&quot;:&quot;4&quot;,&quot;competition&quot;:{&quot;name&quot;:&quot;U10&quot;, &quot;section&quot;:&quot;All&quot;, &quot;group&quot;:&quot;1&quot;},&quot;tag&quot;:&quot;11&quot;, &quot;homeTeam&quot;:&quot;&quot;, &quot;awayTeam&quot;:&quot;&quot;}" calcext:value-type="string">
            <text:p>{"__v":0,"index":44,"pitch":"4","competition":{"name":"U10", "section":"All", "group":"1"},"tag":"11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46];TRANSLATED_TEAM_NAMES;['2 Groups of 8 KO Format'.$C46]+1)">
            <text:p/>
          </table:table-cell>
          <table:table-cell table:style-name="ce10" table:formula="of:=VLOOKUP(['2 Groups of 8 KO Format'.E46];TRANSLATED_TEAM_NAMES;['2 Groups of 8 KO Format'.$C4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6] &amp; &quot;,&quot;&quot;pitch&quot;&quot;:&quot;&quot;&quot; &amp; [.H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6] &amp; 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}&quot;" office:value-type="string" office:string-value="{&quot;__v&quot;:0,&quot;index&quot;:45,&quot;pitch&quot;:&quot;1&quot;,&quot;competition&quot;:{&quot;name&quot;:&quot;U10&quot;, &quot;section&quot;:&quot;All&quot;, &quot;group&quot;:&quot;2&quot;},&quot;tag&quot;:&quot;12&quot;, &quot;homeTeam&quot;:&quot;&quot;, &quot;awayTeam&quot;:&quot;&quot;}" calcext:value-type="string">
            <text:p>{"__v":0,"index":45,"pitch":"1","competition":{"name":"U10", "section":"All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7];TRANSLATED_TEAM_NAMES;['2 Groups of 8 KO Format'.$C47]+1)">
            <text:p/>
          </table:table-cell>
          <table:table-cell table:style-name="ce10" table:formula="of:=VLOOKUP(['2 Groups of 8 KO Format'.E47];TRANSLATED_TEAM_NAMES;['2 Groups of 8 KO Format'.$C4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47] &amp; &quot;,&quot;&quot;pitch&quot;&quot;:&quot;&quot;&quot; &amp; [.H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7] &amp; 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}&quot;" office:value-type="string" office:string-value="{&quot;__v&quot;:0,&quot;index&quot;:46,&quot;pitch&quot;:&quot;2&quot;,&quot;competition&quot;:{&quot;name&quot;:&quot;U10&quot;, &quot;section&quot;:&quot;All&quot;, &quot;group&quot;:&quot;2&quot;},&quot;tag&quot;:&quot;12&quot;, &quot;homeTeam&quot;:&quot;&quot;, &quot;awayTeam&quot;:&quot;&quot;}" calcext:value-type="string">
            <text:p>{"__v":0,"index":46,"pitch":"2","competition":{"name":"U10", "section":"All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48];TRANSLATED_TEAM_NAMES;['2 Groups of 8 KO Format'.$C48]+1)">
            <text:p/>
          </table:table-cell>
          <table:table-cell table:style-name="ce10" table:formula="of:=VLOOKUP(['2 Groups of 8 KO Format'.E48];TRANSLATED_TEAM_NAMES;['2 Groups of 8 KO Format'.$C4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8] &amp; &quot;,&quot;&quot;pitch&quot;&quot;:&quot;&quot;&quot; &amp; [.H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8] &amp; 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}&quot;" office:value-type="string" office:string-value="{&quot;__v&quot;:0,&quot;index&quot;:47,&quot;pitch&quot;:&quot;3&quot;,&quot;competition&quot;:{&quot;name&quot;:&quot;U10&quot;, &quot;section&quot;:&quot;All&quot;, &quot;group&quot;:&quot;2&quot;},&quot;tag&quot;:&quot;12&quot;, &quot;homeTeam&quot;:&quot;&quot;, &quot;awayTeam&quot;:&quot;&quot;}" calcext:value-type="string">
            <text:p>{"__v":0,"index":47,"pitch":"3","competition":{"name":"U10", "section":"All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49];TRANSLATED_TEAM_NAMES;['2 Groups of 8 KO Format'.$C49]+1)">
            <text:p/>
          </table:table-cell>
          <table:table-cell table:style-name="ce10" table:formula="of:=VLOOKUP(['2 Groups of 8 KO Format'.E49];TRANSLATED_TEAM_NAMES;['2 Groups of 8 KO Format'.$C4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9] &amp; &quot;,&quot;&quot;pitch&quot;&quot;:&quot;&quot;&quot; &amp; [.H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9] &amp; 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}&quot;" office:value-type="string" office:string-value="{&quot;__v&quot;:0,&quot;index&quot;:48,&quot;pitch&quot;:&quot;4&quot;,&quot;competition&quot;:{&quot;name&quot;:&quot;U10&quot;, &quot;section&quot;:&quot;All&quot;, &quot;group&quot;:&quot;2&quot;},&quot;tag&quot;:&quot;12&quot;, &quot;homeTeam&quot;:&quot;&quot;, &quot;awayTeam&quot;:&quot;&quot;}" calcext:value-type="string">
            <text:p>{"__v":0,"index":48,"pitch":"4","competition":{"name":"U10", "section":"All", "group":"2"},"tag":"12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50];TRANSLATED_TEAM_NAMES;['2 Groups of 8 KO Format'.$C50]+1)">
            <text:p/>
          </table:table-cell>
          <table:table-cell table:style-name="ce10" table:formula="of:=VLOOKUP(['2 Groups of 8 KO Format'.E50];TRANSLATED_TEAM_NAMES;['2 Groups of 8 KO Format'.$C5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0] &amp; &quot;,&quot;&quot;pitch&quot;&quot;:&quot;&quot;&quot; &amp; [.H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0]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}&quot;" office:value-type="string" office:string-value="{&quot;__v&quot;:0,&quot;index&quot;:49,&quot;pitch&quot;:&quot;1&quot;,&quot;competition&quot;:{&quot;name&quot;:&quot;U10&quot;, &quot;section&quot;:&quot;All&quot;, &quot;group&quot;:&quot;1&quot;},&quot;tag&quot;:&quot;13&quot;, &quot;homeTeam&quot;:&quot;&quot;, &quot;awayTeam&quot;:&quot;&quot;}" calcext:value-type="string">
            <text:p>{"__v":0,"index":49,"pitch":"1","competition":{"name":"U10", "section":"All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1];TRANSLATED_TEAM_NAMES;['2 Groups of 8 KO Format'.$C51]+1)">
            <text:p/>
          </table:table-cell>
          <table:table-cell table:style-name="ce10" table:formula="of:=VLOOKUP(['2 Groups of 8 KO Format'.E51];TRANSLATED_TEAM_NAMES;['2 Groups of 8 KO Format'.$C5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51] &amp; &quot;,&quot;&quot;pitch&quot;&quot;:&quot;&quot;&quot; &amp; [.H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1]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}&quot;" office:value-type="string" office:string-value="{&quot;__v&quot;:0,&quot;index&quot;:50,&quot;pitch&quot;:&quot;2&quot;,&quot;competition&quot;:{&quot;name&quot;:&quot;U10&quot;, &quot;section&quot;:&quot;All&quot;, &quot;group&quot;:&quot;1&quot;},&quot;tag&quot;:&quot;13&quot;, &quot;homeTeam&quot;:&quot;&quot;, &quot;awayTeam&quot;:&quot;&quot;}" calcext:value-type="string">
            <text:p>{"__v":0,"index":50,"pitch":"2","competition":{"name":"U10", "section":"All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52];TRANSLATED_TEAM_NAMES;['2 Groups of 8 KO Format'.$C52]+1)">
            <text:p/>
          </table:table-cell>
          <table:table-cell table:style-name="ce10" table:formula="of:=VLOOKUP(['2 Groups of 8 KO Format'.E52];TRANSLATED_TEAM_NAMES;['2 Groups of 8 KO Format'.$C5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52] &amp; &quot;,&quot;&quot;pitch&quot;&quot;:&quot;&quot;&quot; &amp; [.H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2]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}&quot;" office:value-type="string" office:string-value="{&quot;__v&quot;:0,&quot;index&quot;:51,&quot;pitch&quot;:&quot;3&quot;,&quot;competition&quot;:{&quot;name&quot;:&quot;U10&quot;, &quot;section&quot;:&quot;All&quot;, &quot;group&quot;:&quot;1&quot;},&quot;tag&quot;:&quot;13&quot;, &quot;homeTeam&quot;:&quot;&quot;, &quot;awayTeam&quot;:&quot;&quot;}" calcext:value-type="string">
            <text:p>{"__v":0,"index":51,"pitch":"3","competition":{"name":"U10", "section":"All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53];TRANSLATED_TEAM_NAMES;['2 Groups of 8 KO Format'.$C53]+1)">
            <text:p/>
          </table:table-cell>
          <table:table-cell table:style-name="ce10" table:formula="of:=VLOOKUP(['2 Groups of 8 KO Format'.E53];TRANSLATED_TEAM_NAMES;['2 Groups of 8 KO Format'.$C5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3] &amp; &quot;,&quot;&quot;pitch&quot;&quot;:&quot;&quot;&quot; &amp; [.H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3]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}&quot;" office:value-type="string" office:string-value="{&quot;__v&quot;:0,&quot;index&quot;:52,&quot;pitch&quot;:&quot;4&quot;,&quot;competition&quot;:{&quot;name&quot;:&quot;U10&quot;, &quot;section&quot;:&quot;All&quot;, &quot;group&quot;:&quot;1&quot;},&quot;tag&quot;:&quot;13&quot;, &quot;homeTeam&quot;:&quot;&quot;, &quot;awayTeam&quot;:&quot;&quot;}" calcext:value-type="string">
            <text:p>{"__v":0,"index":52,"pitch":"4","competition":{"name":"U10", "section":"All", "group":"1"},"tag":"13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54];TRANSLATED_TEAM_NAMES;['2 Groups of 8 KO Format'.$C54]+1)">
            <text:p/>
          </table:table-cell>
          <table:table-cell table:style-name="ce10" table:formula="of:=VLOOKUP(['2 Groups of 8 KO Format'.E54];TRANSLATED_TEAM_NAMES;['2 Groups of 8 KO Format'.$C5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4] &amp; &quot;,&quot;&quot;pitch&quot;&quot;:&quot;&quot;&quot; &amp; [.H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4]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}&quot;" office:value-type="string" office:string-value="{&quot;__v&quot;:0,&quot;index&quot;:53,&quot;pitch&quot;:&quot;1&quot;,&quot;competition&quot;:{&quot;name&quot;:&quot;U10&quot;, &quot;section&quot;:&quot;All&quot;, &quot;group&quot;:&quot;2&quot;},&quot;tag&quot;:&quot;14&quot;, &quot;homeTeam&quot;:&quot;&quot;, &quot;awayTeam&quot;:&quot;&quot;}" calcext:value-type="string">
            <text:p>{"__v":0,"index":53,"pitch":"1","competition":{"name":"U10", "section":"All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5];TRANSLATED_TEAM_NAMES;['2 Groups of 8 KO Format'.$C55]+1)">
            <text:p/>
          </table:table-cell>
          <table:table-cell table:style-name="ce10" table:formula="of:=VLOOKUP(['2 Groups of 8 KO Format'.E55];TRANSLATED_TEAM_NAMES;['2 Groups of 8 KO Format'.$C5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55] &amp; &quot;,&quot;&quot;pitch&quot;&quot;:&quot;&quot;&quot; &amp; [.H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5]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}&quot;" office:value-type="string" office:string-value="{&quot;__v&quot;:0,&quot;index&quot;:54,&quot;pitch&quot;:&quot;2&quot;,&quot;competition&quot;:{&quot;name&quot;:&quot;U10&quot;, &quot;section&quot;:&quot;All&quot;, &quot;group&quot;:&quot;2&quot;},&quot;tag&quot;:&quot;14&quot;, &quot;homeTeam&quot;:&quot;&quot;, &quot;awayTeam&quot;:&quot;&quot;}" calcext:value-type="string">
            <text:p>{"__v":0,"index":54,"pitch":"2","competition":{"name":"U10", "section":"All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56];TRANSLATED_TEAM_NAMES;['2 Groups of 8 KO Format'.$C56]+1)">
            <text:p/>
          </table:table-cell>
          <table:table-cell table:style-name="ce10" table:formula="of:=VLOOKUP(['2 Groups of 8 KO Format'.E56];TRANSLATED_TEAM_NAMES;['2 Groups of 8 KO Format'.$C5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56] &amp; &quot;,&quot;&quot;pitch&quot;&quot;:&quot;&quot;&quot; &amp; [.H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6] &amp; &quot;&quot;&quot;},&quot;&quot;tag&quot;&quot;:&quot;&quot;&quot; &amp; [.A56] &amp; &quot;&quot;&quot;, &quot;&quot;homeTeam&quot;&quot;:&quot;&quot;&quot; &amp; [.F56] &amp; &quot;&quot;&quot;, &quot;&quot;awayTeam&quot;&quot;:&quot;&quot;&quot; &amp; [.G56] &amp; &quot;&quot;&quot;}&quot;" office:value-type="string" office:string-value="{&quot;__v&quot;:0,&quot;index&quot;:55,&quot;pitch&quot;:&quot;3&quot;,&quot;competition&quot;:{&quot;name&quot;:&quot;U10&quot;, &quot;section&quot;:&quot;All&quot;, &quot;group&quot;:&quot;2&quot;},&quot;tag&quot;:&quot;14&quot;, &quot;homeTeam&quot;:&quot;&quot;, &quot;awayTeam&quot;:&quot;&quot;}" calcext:value-type="string">
            <text:p>{"__v":0,"index":55,"pitch":"3","competition":{"name":"U10", "section":"All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57];TRANSLATED_TEAM_NAMES;['2 Groups of 8 KO Format'.$C57]+1)">
            <text:p/>
          </table:table-cell>
          <table:table-cell table:style-name="ce10" table:formula="of:=VLOOKUP(['2 Groups of 8 KO Format'.E57];TRANSLATED_TEAM_NAMES;['2 Groups of 8 KO Format'.$C5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7] &amp; &quot;,&quot;&quot;pitch&quot;&quot;:&quot;&quot;&quot; &amp; [.H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7] &amp; &quot;&quot;&quot;},&quot;&quot;tag&quot;&quot;:&quot;&quot;&quot; &amp; [.A57] &amp; &quot;&quot;&quot;, &quot;&quot;homeTeam&quot;&quot;:&quot;&quot;&quot; &amp; [.F57] &amp; &quot;&quot;&quot;, &quot;&quot;awayTeam&quot;&quot;:&quot;&quot;&quot; &amp; [.G57] &amp; &quot;&quot;&quot;}&quot;" office:value-type="string" office:string-value="{&quot;__v&quot;:0,&quot;index&quot;:56,&quot;pitch&quot;:&quot;4&quot;,&quot;competition&quot;:{&quot;name&quot;:&quot;U10&quot;, &quot;section&quot;:&quot;All&quot;, &quot;group&quot;:&quot;2&quot;},&quot;tag&quot;:&quot;14&quot;, &quot;homeTeam&quot;:&quot;&quot;, &quot;awayTeam&quot;:&quot;&quot;}" calcext:value-type="string">
            <text:p>{"__v":0,"index":56,"pitch":"4","competition":{"name":"U10", "section":"All", "group":"2"},"tag":"14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G1_P2&quot;" office:value-type="string" office:string-value="U10_All_G1_P2" calcext:value-type="string">
            <text:p>U10_All_G1_P2</text:p>
          </table:table-cell>
          <table:table-cell table:style-name="ce10" table:formula="of:=AGE_GROUP_TRANSLATED&amp;&quot;_&quot;&amp;SECTION_TRANSLATED&amp;&quot;_G2_P3&quot;" office:value-type="string" office:string-value="U10_All_G2_P3" calcext:value-type="string">
            <text:p>U10_All_G2_P3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58] &amp; &quot;,&quot;&quot;pitch&quot;&quot;:&quot;&quot;&quot; &amp; [.H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8] &amp; &quot;&quot;&quot;, &quot;&quot;homeTeam&quot;&quot;:&quot;&quot;&quot; &amp; [.C58] &amp; &quot;&quot;&quot;, &quot;&quot;awayTeam&quot;&quot;:&quot;&quot;&quot; &amp; [.D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index&quot;:57,&quot;pitch&quot;:&quot;1&quot;,&quot;competition&quot;:{&quot;name&quot;:&quot;U10&quot;, &quot;section&quot;:&quot;All&quot;},&quot;tag&quot;:&quot;QF1&quot;, &quot;homeTeam&quot;:&quot;Winner Group 1&quot;, &quot;awayTeam&quot;:&quot;4th Group 2&quot;, &quot;homeTeamFrom&quot;:&quot;U10_All_G1_P2&quot;, &quot;awayTeamFrom&quot;:&quot;U10_All_G2_P3&quot;, &quot;stage2Tag&quot;:&quot;U10_All_QF1&quot;}" calcext:value-type="string">
            <text:p>{"__v":0,"index":57,"pitch":"1","competition":{"name":"U10", "section":"All"},"tag":"QF1", "homeTeam":"Winner Group 1", "awayTeam":"4th Group 2", "homeTeamFrom":"U10_All_G1_P2", "awayTeamFrom":"U10_All_G2_P3", "stage2Tag":"U10_All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G2_P2&quot;" office:value-type="string" office:string-value="U10_All_G2_P2" calcext:value-type="string">
            <text:p>U10_All_G2_P2</text:p>
          </table:table-cell>
          <table:table-cell table:style-name="ce10" table:formula="of:=AGE_GROUP_TRANSLATED&amp;&quot;_&quot;&amp;SECTION_TRANSLATED&amp;&quot;_G1_P3&quot;" office:value-type="string" office:string-value="U10_All_G1_P3" calcext:value-type="string">
            <text:p>U10_All_G1_P3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59] &amp; &quot;,&quot;&quot;pitch&quot;&quot;:&quot;&quot;&quot; &amp; [.H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9] &amp; &quot;&quot;&quot;, &quot;&quot;homeTeam&quot;&quot;:&quot;&quot;&quot; &amp; [.C59] &amp; &quot;&quot;&quot;, &quot;&quot;awayTeam&quot;&quot;:&quot;&quot;&quot; &amp; [.D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index&quot;:58,&quot;pitch&quot;:&quot;2&quot;,&quot;competition&quot;:{&quot;name&quot;:&quot;U10&quot;, &quot;section&quot;:&quot;All&quot;},&quot;tag&quot;:&quot;QF2&quot;, &quot;homeTeam&quot;:&quot;2nd Group 1&quot;, &quot;awayTeam&quot;:&quot;3rd Group 2&quot;, &quot;homeTeamFrom&quot;:&quot;U10_All_G2_P2&quot;, &quot;awayTeamFrom&quot;:&quot;U10_All_G1_P3&quot;, &quot;stage2Tag&quot;:&quot;U10_All_QF2&quot;}" calcext:value-type="string">
            <text:p>{"__v":0,"index":58,"pitch":"2","competition":{"name":"U10", "section":"All"},"tag":"QF2", "homeTeam":"2nd Group 1", "awayTeam":"3rd Group 2", "homeTeamFrom":"U10_All_G2_P2", "awayTeamFrom":"U10_All_G1_P3", "stage2Tag":"U10_All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inner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10" table:formula="of:=AGE_GROUP_TRANSLATED&amp;&quot;_&quot;&amp;SECTION_TRANSLATED&amp;&quot;_G1_P1&quot;" office:value-type="string" office:string-value="U10_All_G1_P1" calcext:value-type="string">
            <text:p>U10_All_G1_P1</text:p>
          </table:table-cell>
          <table:table-cell table:style-name="ce10" table:formula="of:=AGE_GROUP_TRANSLATED&amp;&quot;_&quot;&amp;SECTION_TRANSLATED&amp;&quot;_PO2&quot;" office:value-type="string" office:string-value="U10_All_PO2" calcext:value-type="string">
            <text:p>U10_All_PO2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60] &amp; &quot;,&quot;&quot;pitch&quot;&quot;:&quot;&quot;&quot; &amp; [.H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0] &amp; &quot;&quot;&quot;, &quot;&quot;homeTeam&quot;&quot;:&quot;&quot;&quot; &amp; [.C60] &amp; &quot;&quot;&quot;, &quot;&quot;awayTeam&quot;&quot;:&quot;&quot;&quot; &amp; [.D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index&quot;:59,&quot;pitch&quot;:&quot;3&quot;,&quot;competition&quot;:{&quot;name&quot;:&quot;U10&quot;, &quot;section&quot;:&quot;All&quot;},&quot;tag&quot;:&quot;QF3&quot;, &quot;homeTeam&quot;:&quot;Winner Group 2&quot;, &quot;awayTeam&quot;:&quot;4th Group 1&quot;, &quot;homeTeamFrom&quot;:&quot;U10_All_G1_P1&quot;, &quot;awayTeamFrom&quot;:&quot;U10_All_PO2&quot;, &quot;stage2Tag&quot;:&quot;U10_All_QF3&quot;}" calcext:value-type="string">
            <text:p>{"__v":0,"index":59,"pitch":"3","competition":{"name":"U10", "section":"All"},"tag":"QF3", "homeTeam":"Winner Group 2", "awayTeam":"4th Group 1", "homeTeamFrom":"U10_All_G1_P1", "awayTeamFrom":"U10_All_PO2", "stage2Tag":"U10_All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10" table:formula="of:=AGE_GROUP_TRANSLATED&amp;&quot;_&quot;&amp;SECTION_TRANSLATED&amp;&quot;_G2_P1&quot;" office:value-type="string" office:string-value="U10_All_G2_P1" calcext:value-type="string">
            <text:p>U10_All_G2_P1</text:p>
          </table:table-cell>
          <table:table-cell table:style-name="ce10" table:formula="of:=AGE_GROUP_TRANSLATED&amp;&quot;_&quot;&amp;SECTION_TRANSLATED&amp;&quot;_PO1&quot;" office:value-type="string" office:string-value="U10_All_PO1" calcext:value-type="string">
            <text:p>U10_All_PO1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61] &amp; &quot;,&quot;&quot;pitch&quot;&quot;:&quot;&quot;&quot; &amp; [.H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1] &amp; &quot;&quot;&quot;, &quot;&quot;homeTeam&quot;&quot;:&quot;&quot;&quot; &amp; [.C61] &amp; &quot;&quot;&quot;, &quot;&quot;awayTeam&quot;&quot;:&quot;&quot;&quot; &amp; [.D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index&quot;:60,&quot;pitch&quot;:&quot;4&quot;,&quot;competition&quot;:{&quot;name&quot;:&quot;U10&quot;, &quot;section&quot;:&quot;All&quot;},&quot;tag&quot;:&quot;QF4&quot;, &quot;homeTeam&quot;:&quot;2nd Group 2&quot;, &quot;awayTeam&quot;:&quot;3rd Group 1&quot;, &quot;homeTeamFrom&quot;:&quot;U10_All_G2_P1&quot;, &quot;awayTeamFrom&quot;:&quot;U10_All_PO1&quot;, &quot;stage2Tag&quot;:&quot;U10_All_QF4&quot;}" calcext:value-type="string">
            <text:p>{"__v":0,"index":60,"pitch":"4","competition":{"name":"U10", "section":"All"},"tag":"QF4", "homeTeam":"2nd Group 2", "awayTeam":"3rd Group 1", "homeTeamFrom":"U10_All_G2_P1", "awayTeamFrom":"U10_All_PO1", "stage2Tag":"U10_All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QF1&quot;" office:value-type="string" office:string-value="U10_All_QF1" calcext:value-type="string">
            <text:p>U10_All_QF1</text:p>
          </table:table-cell>
          <table:table-cell table:style-name="ce10" table:formula="of:=AGE_GROUP_TRANSLATED&amp;&quot;_&quot;&amp;SECTION_TRANSLATED&amp;&quot;_QF4&quot;" office:value-type="string" office:string-value="U10_All_QF4" calcext:value-type="string">
            <text:p>U10_All_QF4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62] &amp; &quot;,&quot;&quot;pitch&quot;&quot;:&quot;&quot;&quot; &amp; [.H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2] &amp; &quot;&quot;&quot;, &quot;&quot;homeTeam&quot;&quot;:&quot;&quot;&quot; &amp; [.C62] &amp; &quot;&quot;&quot;, &quot;&quot;awayTeam&quot;&quot;:&quot;&quot;&quot; &amp; [.D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index&quot;:61,&quot;pitch&quot;:&quot;1&quot;,&quot;competition&quot;:{&quot;name&quot;:&quot;U10&quot;, &quot;section&quot;:&quot;All&quot;},&quot;tag&quot;:&quot;SF1&quot;, &quot;homeTeam&quot;:&quot;Winner QF1&quot;, &quot;awayTeam&quot;:&quot;Winner QF4&quot;, &quot;homeTeamFrom&quot;:&quot;U10_All_QF1&quot;, &quot;awayTeamFrom&quot;:&quot;U10_All_QF4&quot;, &quot;stage2Tag&quot;:&quot;U10_All_SF1&quot;}" calcext:value-type="string">
            <text:p>{"__v":0,"index":61,"pitch":"1","competition":{"name":"U10", "section":"All"},"tag":"SF1", "homeTeam":"Winner QF1", "awayTeam":"Winner QF4", "homeTeamFrom":"U10_All_QF1", "awayTeamFrom":"U10_All_QF4", "stage2Tag":"U10_All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10" table:formula="of:=AGE_GROUP_TRANSLATED&amp;&quot;_&quot;&amp;SECTION_TRANSLATED&amp;&quot;_QF2&quot;" office:value-type="string" office:string-value="U10_All_QF2" calcext:value-type="string">
            <text:p>U10_All_QF2</text:p>
          </table:table-cell>
          <table:table-cell table:style-name="ce10" table:formula="of:=AGE_GROUP_TRANSLATED&amp;&quot;_&quot;&amp;SECTION_TRANSLATED&amp;&quot;_QF3&quot;" office:value-type="string" office:string-value="U10_All_QF3" calcext:value-type="string">
            <text:p>U10_All_QF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63] &amp; &quot;,&quot;&quot;pitch&quot;&quot;:&quot;&quot;&quot; &amp; [.H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3] &amp; &quot;&quot;&quot;, &quot;&quot;homeTeam&quot;&quot;:&quot;&quot;&quot; &amp; [.C63] &amp; &quot;&quot;&quot;, &quot;&quot;awayTeam&quot;&quot;:&quot;&quot;&quot; &amp; [.D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index&quot;:62,&quot;pitch&quot;:&quot;3&quot;,&quot;competition&quot;:{&quot;name&quot;:&quot;U10&quot;, &quot;section&quot;:&quot;All&quot;},&quot;tag&quot;:&quot;SF2&quot;, &quot;homeTeam&quot;:&quot;Winner QF2&quot;, &quot;awayTeam&quot;:&quot;Winner QF3&quot;, &quot;homeTeamFrom&quot;:&quot;U10_All_QF2&quot;, &quot;awayTeamFrom&quot;:&quot;U10_All_QF3&quot;, &quot;stage2Tag&quot;:&quot;U10_All_SF2&quot;}" calcext:value-type="string">
            <text:p>{"__v":0,"index":62,"pitch":"3","competition":{"name":"U10", "section":"All"},"tag":"SF2", "homeTeam":"Winner QF2", "awayTeam":"Winner QF3", "homeTeamFrom":"U10_All_QF2", "awayTeamFrom":"U10_All_QF3", "stage2Tag":"U10_All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0_All_FNL" calcext:value-type="string">
            <text:p>U10_All_FNL</text:p>
          </table:table-cell>
          <table:table-cell table:style-name="ce10" table:formula="of:=AGE_GROUP_TRANSLATED&amp;&quot;_&quot;&amp;SECTION_TRANSLATED&amp;&quot;_SF1&quot;" office:value-type="string" office:string-value="U10_All_SF1" calcext:value-type="string">
            <text:p>U10_All_SF1</text:p>
          </table:table-cell>
          <table:table-cell table:style-name="ce10" table:formula="of:=AGE_GROUP_TRANSLATED&amp;&quot;_&quot;&amp;SECTION_TRANSLATED&amp;&quot;_SF2&quot;" office:value-type="string" office:string-value="U10_All_SF2" calcext:value-type="string">
            <text:p>U10_All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64] &amp; &quot;,&quot;&quot;pitch&quot;&quot;:&quot;&quot;&quot; &amp; [.H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4] &amp; &quot;&quot;&quot;, &quot;&quot;homeTeam&quot;&quot;:&quot;&quot;&quot; &amp; [.C64] &amp; &quot;&quot;&quot;, &quot;&quot;awayTeam&quot;&quot;:&quot;&quot;&quot; &amp; [.D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index&quot;:63,&quot;pitch&quot;:&quot;1&quot;,&quot;competition&quot;:{&quot;name&quot;:&quot;U10&quot;, &quot;section&quot;:&quot;All&quot;},&quot;tag&quot;:&quot;FNL&quot;, &quot;homeTeam&quot;:&quot;Winner SF1&quot;, &quot;awayTeam&quot;:&quot;Winner SF2&quot;, &quot;homeTeamFrom&quot;:&quot;U10_All_SF1&quot;, &quot;awayTeamFrom&quot;:&quot;U10_All_SF2&quot;, &quot;stage2Tag&quot;:&quot;U10_All_FNL&quot;}" calcext:value-type="string">
            <text:p>{"__v":0,"index":63,"pitch":"1","competition":{"name":"U10", "section":"All"},"tag":"FNL", "homeTeam":"Winner SF1", "awayTeam":"Winner SF2", "homeTeamFrom":"U10_All_SF1", "awayTeamFrom":"U10_All_SF2", "stage2Tag":"U10_All_FNL"}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 Groups of 4 2-Stage Format" table:style-name="ta1" table:protected="true">
        <loext:table-protection loext:select-protected-cells="true" loext:select-unprotected-cells="tru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5"/>
        <table:table-column table:style-name="co10" table:visibility="collapse" table:default-cell-style-name="ce15"/>
        <table:table-column table:style-name="co11" table:visibility="collapse" table:number-columns-repeated="3" table:default-cell-style-name="ce15"/>
        <table:table-column table:style-name="co11" table:visibility="collapse" table:default-cell-style-name="ce16"/>
        <table:table-column table:style-name="co12" table:default-cell-style-name="ce16"/>
        <table:table-column table:style-name="co9" table:default-cell-style-name="ce13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>
            <text:p/>
          </table:table-cell>
          <table:table-cell table:style-name="ce9" table:formula="of:=VLOOKUP([.E2];TRANSLATED_TEAM_NAMES;[.$C2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0&quot;, &quot;section&quot;:&quot;All&quot;, &quot;group&quot;:&quot;1&quot;},&quot;tag&quot;:&quot;1&quot;, &quot;homeTeam&quot;:&quot;&quot;, &quot;awayTeam&quot;:&quot;&quot;}" calcext:value-type="string">
            <text:p>{"__v":0,"index":1,"pitch":"9","competition":{"name":"U10", "section":"All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>
            <text:p/>
          </table:table-cell>
          <table:table-cell table:style-name="ce9" table:formula="of:=VLOOKUP([.E3];TRANSLATED_TEAM_NAMES;[.$C3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0&quot;, &quot;section&quot;:&quot;All&quot;, &quot;group&quot;:&quot;1&quot;},&quot;tag&quot;:&quot;2&quot;, &quot;homeTeam&quot;:&quot;&quot;, &quot;awayTeam&quot;:&quot;&quot;}" calcext:value-type="string">
            <text:p>{"__v":0,"index":2,"pitch":"10","competition":{"name":"U10", "section":"All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>
            <text:p/>
          </table:table-cell>
          <table:table-cell table:style-name="ce9" table:formula="of:=VLOOKUP([.E4];TRANSLATED_TEAM_NAMES;[.$C4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0&quot;, &quot;section&quot;:&quot;All&quot;, &quot;group&quot;:&quot;1&quot;},&quot;tag&quot;:&quot;3&quot;, &quot;homeTeam&quot;:&quot;&quot;, &quot;awayTeam&quot;:&quot;&quot;}" calcext:value-type="string">
            <text:p>{"__v":0,"index":3,"pitch":"9","competition":{"name":"U10", "section":"All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>
            <text:p/>
          </table:table-cell>
          <table:table-cell table:style-name="ce9" table:formula="of:=VLOOKUP([.E5];TRANSLATED_TEAM_NAMES;[.$C5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0&quot;, &quot;section&quot;:&quot;All&quot;, &quot;group&quot;:&quot;1&quot;},&quot;tag&quot;:&quot;4&quot;, &quot;homeTeam&quot;:&quot;&quot;, &quot;awayTeam&quot;:&quot;&quot;}" calcext:value-type="string">
            <text:p>{"__v":0,"index":4,"pitch":"10","competition":{"name":"U10", "section":"All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>
            <text:p/>
          </table:table-cell>
          <table:table-cell table:style-name="ce9" table:formula="of:=VLOOKUP([.E6];TRANSLATED_TEAM_NAMES;[.$C6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0&quot;, &quot;section&quot;:&quot;All&quot;, &quot;group&quot;:&quot;1&quot;},&quot;tag&quot;:&quot;5&quot;, &quot;homeTeam&quot;:&quot;&quot;, &quot;awayTeam&quot;:&quot;&quot;}" calcext:value-type="string">
            <text:p>{"__v":0,"index":5,"pitch":"9","competition":{"name":"U10", "section":"All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>
            <text:p/>
          </table:table-cell>
          <table:table-cell table:style-name="ce9" table:formula="of:=VLOOKUP([.E7];TRANSLATED_TEAM_NAMES;[.$C7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0&quot;, &quot;section&quot;:&quot;All&quot;, &quot;group&quot;:&quot;1&quot;},&quot;tag&quot;:&quot;6&quot;, &quot;homeTeam&quot;:&quot;&quot;, &quot;awayTeam&quot;:&quot;&quot;}" calcext:value-type="string">
            <text:p>{"__v":0,"index":6,"pitch":"10","competition":{"name":"U10", "section":"All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0&quot;, &quot;section&quot;:&quot;All&quot;, &quot;group&quot;:&quot;2&quot;},&quot;tag&quot;:&quot;1&quot;, &quot;homeTeam&quot;:&quot;&quot;, &quot;awayTeam&quot;:&quot;&quot;}" calcext:value-type="string">
            <text:p>{"__v":0,"index":7,"pitch":"9","competition":{"name":"U10", "section":"All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0&quot;, &quot;section&quot;:&quot;All&quot;, &quot;group&quot;:&quot;2&quot;},&quot;tag&quot;:&quot;2&quot;, &quot;homeTeam&quot;:&quot;&quot;, &quot;awayTeam&quot;:&quot;&quot;}" calcext:value-type="string">
            <text:p>{"__v":0,"index":8,"pitch":"10","competition":{"name":"U10", "section":"All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0&quot;, &quot;section&quot;:&quot;All&quot;, &quot;group&quot;:&quot;2&quot;},&quot;tag&quot;:&quot;3&quot;, &quot;homeTeam&quot;:&quot;&quot;, &quot;awayTeam&quot;:&quot;&quot;}" calcext:value-type="string">
            <text:p>{"__v":0,"index":9,"pitch":"9","competition":{"name":"U10", "section":"All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0&quot;, &quot;section&quot;:&quot;All&quot;, &quot;group&quot;:&quot;2&quot;},&quot;tag&quot;:&quot;4&quot;, &quot;homeTeam&quot;:&quot;&quot;, &quot;awayTeam&quot;:&quot;&quot;}" calcext:value-type="string">
            <text:p>{"__v":0,"index":10,"pitch":"10","competition":{"name":"U10", "section":"All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0&quot;, &quot;section&quot;:&quot;All&quot;, &quot;group&quot;:&quot;2&quot;},&quot;tag&quot;:&quot;5&quot;, &quot;homeTeam&quot;:&quot;&quot;, &quot;awayTeam&quot;:&quot;&quot;}" calcext:value-type="string">
            <text:p>{"__v":0,"index":11,"pitch":"9","competition":{"name":"U10", "section":"All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0&quot;, &quot;section&quot;:&quot;All&quot;, &quot;group&quot;:&quot;2&quot;},&quot;tag&quot;:&quot;6&quot;, &quot;homeTeam&quot;:&quot;&quot;, &quot;awayTeam&quot;:&quot;&quot;}" calcext:value-type="string">
            <text:p>{"__v":0,"index":12,"pitch":"10","competition":{"name":"U10", "section":"All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14];TRANSLATED_TEAM_NAMES;[.$C14]+1)">
            <text:p/>
          </table:table-cell>
          <table:table-cell table:style-name="ce9" table:formula="of:=VLOOKUP([.E14];TRANSLATED_TEAM_NAMES;[.$C14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0&quot;, &quot;section&quot;:&quot;All&quot;, &quot;group&quot;:&quot;3&quot;},&quot;tag&quot;:&quot;1&quot;, &quot;homeTeam&quot;:&quot;&quot;, &quot;awayTeam&quot;:&quot;&quot;}" calcext:value-type="string">
            <text:p>{"__v":0,"index":13,"pitch":"11","competition":{"name":"U10", "section":"All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5];TRANSLATED_TEAM_NAMES;[.$C15]+1)">
            <text:p/>
          </table:table-cell>
          <table:table-cell table:style-name="ce9" table:formula="of:=VLOOKUP([.E15];TRANSLATED_TEAM_NAMES;[.$C15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0&quot;, &quot;section&quot;:&quot;All&quot;, &quot;group&quot;:&quot;3&quot;},&quot;tag&quot;:&quot;2&quot;, &quot;homeTeam&quot;:&quot;&quot;, &quot;awayTeam&quot;:&quot;&quot;}" calcext:value-type="string">
            <text:p>{"__v":0,"index":14,"pitch":"12","competition":{"name":"U10", "section":"All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6];TRANSLATED_TEAM_NAMES;[.$C16]+1)">
            <text:p/>
          </table:table-cell>
          <table:table-cell table:style-name="ce9" table:formula="of:=VLOOKUP([.E16];TRANSLATED_TEAM_NAMES;[.$C16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0&quot;, &quot;section&quot;:&quot;All&quot;, &quot;group&quot;:&quot;3&quot;},&quot;tag&quot;:&quot;3&quot;, &quot;homeTeam&quot;:&quot;&quot;, &quot;awayTeam&quot;:&quot;&quot;}" calcext:value-type="string">
            <text:p>{"__v":0,"index":15,"pitch":"11","competition":{"name":"U10", "section":"All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7];TRANSLATED_TEAM_NAMES;[.$C17]+1)">
            <text:p/>
          </table:table-cell>
          <table:table-cell table:style-name="ce9" table:formula="of:=VLOOKUP([.E17];TRANSLATED_TEAM_NAMES;[.$C17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0&quot;, &quot;section&quot;:&quot;All&quot;, &quot;group&quot;:&quot;3&quot;},&quot;tag&quot;:&quot;4&quot;, &quot;homeTeam&quot;:&quot;&quot;, &quot;awayTeam&quot;:&quot;&quot;}" calcext:value-type="string">
            <text:p>{"__v":0,"index":16,"pitch":"12","competition":{"name":"U10", "section":"All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8];TRANSLATED_TEAM_NAMES;[.$C18]+1)">
            <text:p/>
          </table:table-cell>
          <table:table-cell table:style-name="ce9" table:formula="of:=VLOOKUP([.E18];TRANSLATED_TEAM_NAMES;[.$C18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0&quot;, &quot;section&quot;:&quot;All&quot;, &quot;group&quot;:&quot;3&quot;},&quot;tag&quot;:&quot;5&quot;, &quot;homeTeam&quot;:&quot;&quot;, &quot;awayTeam&quot;:&quot;&quot;}" calcext:value-type="string">
            <text:p>{"__v":0,"index":17,"pitch":"11","competition":{"name":"U10", "section":"All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9];TRANSLATED_TEAM_NAMES;[.$C19]+1)">
            <text:p/>
          </table:table-cell>
          <table:table-cell table:style-name="ce9" table:formula="of:=VLOOKUP([.E19];TRANSLATED_TEAM_NAMES;[.$C19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0&quot;, &quot;section&quot;:&quot;All&quot;, &quot;group&quot;:&quot;3&quot;},&quot;tag&quot;:&quot;6&quot;, &quot;homeTeam&quot;:&quot;&quot;, &quot;awayTeam&quot;:&quot;&quot;}" calcext:value-type="string">
            <text:p>{"__v":0,"index":18,"pitch":"12","competition":{"name":"U10", "section":"All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0];TRANSLATED_TEAM_NAMES;[.$C20]+1)">
            <text:p/>
          </table:table-cell>
          <table:table-cell table:style-name="ce9" table:formula="of:=VLOOKUP([.E20];TRANSLATED_TEAM_NAMES;[.$C20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0&quot;, &quot;section&quot;:&quot;All&quot;, &quot;group&quot;:&quot;4&quot;},&quot;tag&quot;:&quot;1&quot;, &quot;homeTeam&quot;:&quot;&quot;, &quot;awayTeam&quot;:&quot;&quot;}" calcext:value-type="string">
            <text:p>{"__v":0,"index":19,"pitch":"11","competition":{"name":"U10", "section":"All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1];TRANSLATED_TEAM_NAMES;[.$C21]+1)">
            <text:p/>
          </table:table-cell>
          <table:table-cell table:style-name="ce9" table:formula="of:=VLOOKUP([.E21];TRANSLATED_TEAM_NAMES;[.$C21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0&quot;, &quot;section&quot;:&quot;All&quot;, &quot;group&quot;:&quot;4&quot;},&quot;tag&quot;:&quot;2&quot;, &quot;homeTeam&quot;:&quot;&quot;, &quot;awayTeam&quot;:&quot;&quot;}" calcext:value-type="string">
            <text:p>{"__v":0,"index":20,"pitch":"12","competition":{"name":"U10", "section":"All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2];TRANSLATED_TEAM_NAMES;[.$C22]+1)">
            <text:p/>
          </table:table-cell>
          <table:table-cell table:style-name="ce9" table:formula="of:=VLOOKUP([.E22];TRANSLATED_TEAM_NAMES;[.$C22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0&quot;, &quot;section&quot;:&quot;All&quot;, &quot;group&quot;:&quot;4&quot;},&quot;tag&quot;:&quot;3&quot;, &quot;homeTeam&quot;:&quot;&quot;, &quot;awayTeam&quot;:&quot;&quot;}" calcext:value-type="string">
            <text:p>{"__v":0,"index":21,"pitch":"11","competition":{"name":"U10", "section":"All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3];TRANSLATED_TEAM_NAMES;[.$C23]+1)">
            <text:p/>
          </table:table-cell>
          <table:table-cell table:style-name="ce9" table:formula="of:=VLOOKUP([.E23];TRANSLATED_TEAM_NAMES;[.$C23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0&quot;, &quot;section&quot;:&quot;All&quot;, &quot;group&quot;:&quot;4&quot;},&quot;tag&quot;:&quot;4&quot;, &quot;homeTeam&quot;:&quot;&quot;, &quot;awayTeam&quot;:&quot;&quot;}" calcext:value-type="string">
            <text:p>{"__v":0,"index":22,"pitch":"12","competition":{"name":"U10", "section":"All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4];TRANSLATED_TEAM_NAMES;[.$C24]+1)">
            <text:p/>
          </table:table-cell>
          <table:table-cell table:style-name="ce9" table:formula="of:=VLOOKUP([.E24];TRANSLATED_TEAM_NAMES;[.$C24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0&quot;, &quot;section&quot;:&quot;All&quot;, &quot;group&quot;:&quot;4&quot;},&quot;tag&quot;:&quot;5&quot;, &quot;homeTeam&quot;:&quot;&quot;, &quot;awayTeam&quot;:&quot;&quot;}" calcext:value-type="string">
            <text:p>{"__v":0,"index":23,"pitch":"11","competition":{"name":"U10", "section":"All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25];TRANSLATED_TEAM_NAMES;[.$C25]+1)">
            <text:p/>
          </table:table-cell>
          <table:table-cell table:style-name="ce9" table:formula="of:=VLOOKUP([.E25];TRANSLATED_TEAM_NAMES;[.$C25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0&quot;, &quot;section&quot;:&quot;All&quot;, &quot;group&quot;:&quot;4&quot;},&quot;tag&quot;:&quot;6&quot;, &quot;homeTeam&quot;:&quot;&quot;, &quot;awayTeam&quot;:&quot;&quot;}" calcext:value-type="string">
            <text:p>{"__v":0,"index":24,"pitch":"12","competition":{"name":"U10", "section":"All", "group":"4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0_All_G1_P1" calcext:value-type="string">
            <text:p>U10_All_G1_P1</text:p>
          </table:table-cell>
          <table:table-cell table:style-name="ce9" table:formula="of:=AGE_GROUP_TRANSLATED &amp; &quot;_&quot; &amp;SECTION_TRANSLATED &amp; &quot;_G2_P2&quot;" office:value-type="string" office:string-value="U10_All_G2_P2" calcext:value-type="string">
            <text:p>U10_All_G2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0&quot;, &quot;section&quot;:&quot;Champions League&quot;, &quot;group&quot;:&quot;1&quot;},&quot;tag&quot;:&quot;1&quot;, &quot;homeTeam&quot;:&quot;Winner Group 1&quot;, &quot;awayTeam&quot;:&quot;2nd Group 2&quot;, &quot;homeTeamFrom&quot;:&quot;U10_All_G1_P1&quot;, &quot;awayTeamFrom&quot;:&quot;U10_All_G2_P2&quot;}" calcext:value-type="string">
            <text:p>{"__v":0,"index":25,"pitch":"9","competition":{"name":"U10", "section":"Champions League", "group":"1"},"tag":"1", "homeTeam":"Winner Group 1", "awayTeam":"2nd Group 2", "homeTeamFrom":"U10_All_G1_P1", "awayTeamFrom":"U10_All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3_P1&quot;" office:value-type="string" office:string-value="U10_All_G3_P1" calcext:value-type="string">
            <text:p>U10_All_G3_P1</text:p>
          </table:table-cell>
          <table:table-cell table:style-name="ce9" table:formula="of:=AGE_GROUP_TRANSLATED &amp; &quot;_&quot; &amp;SECTION_TRANSLATED &amp; &quot;_G4_P2&quot;" office:value-type="string" office:string-value="U10_All_G4_P2" calcext:value-type="string">
            <text:p>U10_All_G4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0&quot;, &quot;section&quot;:&quot;Champions League&quot;, &quot;group&quot;:&quot;1&quot;},&quot;tag&quot;:&quot;2&quot;, &quot;homeTeam&quot;:&quot;Winner Group 3&quot;, &quot;awayTeam&quot;:&quot;2nd Group 4&quot;, &quot;homeTeamFrom&quot;:&quot;U10_All_G3_P1&quot;, &quot;awayTeamFrom&quot;:&quot;U10_All_G4_P2&quot;}" calcext:value-type="string">
            <text:p>{"__v":0,"index":26,"pitch":"10","competition":{"name":"U10", "section":"Champions League", "group":"1"},"tag":"2", "homeTeam":"Winner Group 3", "awayTeam":"2nd Group 4", "homeTeamFrom":"U10_All_G3_P1", "awayTeamFrom":"U10_All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3_P1&quot;" office:value-type="string" office:string-value="U10_All_G3_P1" calcext:value-type="string">
            <text:p>U10_All_G3_P1</text:p>
          </table:table-cell>
          <table:table-cell table:style-name="ce9" table:formula="of:=AGE_GROUP_TRANSLATED &amp; &quot;_&quot; &amp;SECTION_TRANSLATED &amp; &quot;_G1_P1&quot;" office:value-type="string" office:string-value="U10_All_G1_P1" calcext:value-type="string">
            <text:p>U10_All_G1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0&quot;, &quot;section&quot;:&quot;Champions League&quot;, &quot;group&quot;:&quot;1&quot;},&quot;tag&quot;:&quot;3&quot;, &quot;homeTeam&quot;:&quot;Winner Group 3&quot;, &quot;awayTeam&quot;:&quot;Winner Group 1&quot;, &quot;homeTeamFrom&quot;:&quot;U10_All_G3_P1&quot;, &quot;awayTeamFrom&quot;:&quot;U10_All_G1_P1&quot;}" calcext:value-type="string">
            <text:p>{"__v":0,"index":27,"pitch":"9","competition":{"name":"U10", "section":"Champions League", "group":"1"},"tag":"3", "homeTeam":"Winner Group 3", "awayTeam":"Winner Group 1", "homeTeamFrom":"U10_All_G3_P1", "awayTeamFrom":"U10_All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2_P2&quot;" office:value-type="string" office:string-value="U10_All_G2_P2" calcext:value-type="string">
            <text:p>U10_All_G2_P2</text:p>
          </table:table-cell>
          <table:table-cell table:style-name="ce9" table:formula="of:=AGE_GROUP_TRANSLATED &amp; &quot;_&quot; &amp;SECTION_TRANSLATED &amp; &quot;_G4_P2&quot;" office:value-type="string" office:string-value="U10_All_G4_P2" calcext:value-type="string">
            <text:p>U10_All_G4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0&quot;, &quot;section&quot;:&quot;Champions League&quot;, &quot;group&quot;:&quot;1&quot;},&quot;tag&quot;:&quot;4&quot;, &quot;homeTeam&quot;:&quot;2nd Group 2&quot;, &quot;awayTeam&quot;:&quot;2nd Group 4&quot;, &quot;homeTeamFrom&quot;:&quot;U10_All_G2_P2&quot;, &quot;awayTeamFrom&quot;:&quot;U10_All_G4_P2&quot;}" calcext:value-type="string">
            <text:p>{"__v":0,"index":28,"pitch":"10","competition":{"name":"U10", "section":"Champions League", "group":"1"},"tag":"4", "homeTeam":"2nd Group 2", "awayTeam":"2nd Group 4", "homeTeamFrom":"U10_All_G2_P2", "awayTeamFrom":"U10_All_G4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4_P2&quot;" office:value-type="string" office:string-value="U10_All_G4_P2" calcext:value-type="string">
            <text:p>U10_All_G4_P2</text:p>
          </table:table-cell>
          <table:table-cell table:style-name="ce9" table:formula="of:=AGE_GROUP_TRANSLATED &amp; &quot;_&quot; &amp;SECTION_TRANSLATED &amp; &quot;_G1_P1&quot;" office:value-type="string" office:string-value="U10_All_G1_P1" calcext:value-type="string">
            <text:p>U10_All_G1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0&quot;, &quot;section&quot;:&quot;Champions League&quot;, &quot;group&quot;:&quot;1&quot;},&quot;tag&quot;:&quot;5&quot;, &quot;homeTeam&quot;:&quot;2nd Group 4&quot;, &quot;awayTeam&quot;:&quot;Winner Group 1&quot;, &quot;homeTeamFrom&quot;:&quot;U10_All_G4_P2&quot;, &quot;awayTeamFrom&quot;:&quot;U10_All_G1_P1&quot;}" calcext:value-type="string">
            <text:p>{"__v":0,"index":29,"pitch":"9","competition":{"name":"U10", "section":"Champions League", "group":"1"},"tag":"5", "homeTeam":"2nd Group 4", "awayTeam":"Winner Group 1", "homeTeamFrom":"U10_All_G4_P2", "awayTeamFrom":"U10_All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3</text:p>
          </table:table-cell>
          <table:table-cell table:style-name="ce9" table:formula="of:=AGE_GROUP_TRANSLATED &amp; &quot;_&quot; &amp;SECTION_TRANSLATED &amp; &quot;_G2_P2&quot;" office:value-type="string" office:string-value="U10_All_G2_P2" calcext:value-type="string">
            <text:p>U10_All_G2_P2</text:p>
          </table:table-cell>
          <table:table-cell table:style-name="ce9" table:formula="of:=AGE_GROUP_TRANSLATED &amp; &quot;_&quot; &amp;SECTION_TRANSLATED &amp; &quot;_G3_P1&quot;" office:value-type="string" office:string-value="U10_All_G3_P1" calcext:value-type="string">
            <text:p>U10_All_G3_P1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0&quot;, &quot;section&quot;:&quot;Champions League&quot;, &quot;group&quot;:&quot;1&quot;},&quot;tag&quot;:&quot;6&quot;, &quot;homeTeam&quot;:&quot;2nd Group 2&quot;, &quot;awayTeam&quot;:&quot;Winner Group 3&quot;, &quot;homeTeamFrom&quot;:&quot;U10_All_G2_P2&quot;, &quot;awayTeamFrom&quot;:&quot;U10_All_G3_P1&quot;}" calcext:value-type="string">
            <text:p>{"__v":0,"index":30,"pitch":"10","competition":{"name":"U10", "section":"Champions League", "group":"1"},"tag":"6", "homeTeam":"2nd Group 2", "awayTeam":"Winner Group 3", "homeTeamFrom":"U10_All_G2_P2", "awayTeamFrom":"U10_All_G3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table:formula="of:=AGE_GROUP_TRANSLATED &amp; &quot;_&quot; &amp;SECTION_TRANSLATED &amp; &quot;_G2_P1&quot;" office:value-type="string" office:string-value="U10_All_G2_P1" calcext:value-type="string">
            <text:p>U10_All_G2_P1</text:p>
          </table:table-cell>
          <table:table-cell table:style-name="ce9" table:formula="of:=AGE_GROUP_TRANSLATED &amp; &quot;_&quot; &amp;SECTION_TRANSLATED &amp; &quot;_G3_P2&quot;" office:value-type="string" office:string-value="U10_All_G3_P2" calcext:value-type="string">
            <text:p>U10_All_G3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0&quot;, &quot;section&quot;:&quot;Champions League&quot;, &quot;group&quot;:&quot;2&quot;},&quot;tag&quot;:&quot;1&quot;, &quot;homeTeam&quot;:&quot;Winner Group 2&quot;, &quot;awayTeam&quot;:&quot;2nd Group 3&quot;, &quot;homeTeamFrom&quot;:&quot;U10_All_G2_P1&quot;, &quot;awayTeamFrom&quot;:&quot;U10_All_G3_P2&quot;}" calcext:value-type="string">
            <text:p>{"__v":0,"index":31,"pitch":"9","competition":{"name":"U10", "section":"Champions League", "group":"2"},"tag":"1", "homeTeam":"Winner Group 2", "awayTeam":"2nd Group 3", "homeTeamFrom":"U10_All_G2_P1", "awayTeamFrom":"U10_All_G3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4_P1&quot;" office:value-type="string" office:string-value="U10_All_G4_P1" calcext:value-type="string">
            <text:p>U10_All_G4_P1</text:p>
          </table:table-cell>
          <table:table-cell table:style-name="ce9" table:formula="of:=AGE_GROUP_TRANSLATED &amp; &quot;_&quot; &amp;SECTION_TRANSLATED &amp; &quot;_G1_P2&quot;" office:value-type="string" office:string-value="U10_All_G1_P2" calcext:value-type="string">
            <text:p>U10_All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0&quot;, &quot;section&quot;:&quot;Champions League&quot;, &quot;group&quot;:&quot;2&quot;},&quot;tag&quot;:&quot;2&quot;, &quot;homeTeam&quot;:&quot;Winner Group 4&quot;, &quot;awayTeam&quot;:&quot;2nd Group 1&quot;, &quot;homeTeamFrom&quot;:&quot;U10_All_G4_P1&quot;, &quot;awayTeamFrom&quot;:&quot;U10_All_G1_P2&quot;}" calcext:value-type="string">
            <text:p>{"__v":0,"index":32,"pitch":"10","competition":{"name":"U10", "section":"Champions League", "group":"2"},"tag":"2", "homeTeam":"Winner Group 4", "awayTeam":"2nd Group 1", "homeTeamFrom":"U10_All_G4_P1", "awayTeamFrom":"U10_All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4_P1&quot;" office:value-type="string" office:string-value="U10_All_G4_P1" calcext:value-type="string">
            <text:p>U10_All_G4_P1</text:p>
          </table:table-cell>
          <table:table-cell table:style-name="ce9" table:formula="of:=AGE_GROUP_TRANSLATED &amp; &quot;_&quot; &amp;SECTION_TRANSLATED &amp; &quot;_G2_P1&quot;" office:value-type="string" office:string-value="U10_All_G2_P1" calcext:value-type="string">
            <text:p>U10_All_G2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0&quot;, &quot;section&quot;:&quot;Champions League&quot;, &quot;group&quot;:&quot;2&quot;},&quot;tag&quot;:&quot;3&quot;, &quot;homeTeam&quot;:&quot;Winner Group 4&quot;, &quot;awayTeam&quot;:&quot;Winner Group 2&quot;, &quot;homeTeamFrom&quot;:&quot;U10_All_G4_P1&quot;, &quot;awayTeamFrom&quot;:&quot;U10_All_G2_P1&quot;}" calcext:value-type="string">
            <text:p>{"__v":0,"index":33,"pitch":"9","competition":{"name":"U10", "section":"Champions League", "group":"2"},"tag":"3", "homeTeam":"Winner Group 4", "awayTeam":"Winner Group 2", "homeTeamFrom":"U10_All_G4_P1", "awayTeamFrom":"U10_All_G2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3_P2&quot;" office:value-type="string" office:string-value="U10_All_G3_P2" calcext:value-type="string">
            <text:p>U10_All_G3_P2</text:p>
          </table:table-cell>
          <table:table-cell table:style-name="ce9" table:formula="of:=AGE_GROUP_TRANSLATED &amp; &quot;_&quot; &amp;SECTION_TRANSLATED &amp; &quot;_G1_P2&quot;" office:value-type="string" office:string-value="U10_All_G1_P2" calcext:value-type="string">
            <text:p>U10_All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0&quot;, &quot;section&quot;:&quot;Champions League&quot;, &quot;group&quot;:&quot;2&quot;},&quot;tag&quot;:&quot;4&quot;, &quot;homeTeam&quot;:&quot;2nd Group 3&quot;, &quot;awayTeam&quot;:&quot;2nd Group 1&quot;, &quot;homeTeamFrom&quot;:&quot;U10_All_G3_P2&quot;, &quot;awayTeamFrom&quot;:&quot;U10_All_G1_P2&quot;}" calcext:value-type="string">
            <text:p>{"__v":0,"index":34,"pitch":"10","competition":{"name":"U10", "section":"Champions League", "group":"2"},"tag":"4", "homeTeam":"2nd Group 3", "awayTeam":"2nd Group 1", "homeTeamFrom":"U10_All_G3_P2", "awayTeamFrom":"U10_All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1_P2&quot;" office:value-type="string" office:string-value="U10_All_G1_P2" calcext:value-type="string">
            <text:p>U10_All_G1_P2</text:p>
          </table:table-cell>
          <table:table-cell table:style-name="ce9" table:formula="of:=AGE_GROUP_TRANSLATED &amp; &quot;_&quot; &amp;SECTION_TRANSLATED &amp; &quot;_G2_P1&quot;" office:value-type="string" office:string-value="U10_All_G2_P1" calcext:value-type="string">
            <text:p>U10_All_G2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0&quot;, &quot;section&quot;:&quot;Champions League&quot;, &quot;group&quot;:&quot;2&quot;},&quot;tag&quot;:&quot;5&quot;, &quot;homeTeam&quot;:&quot;2nd Group 1&quot;, &quot;awayTeam&quot;:&quot;Winner Group 2&quot;, &quot;homeTeamFrom&quot;:&quot;U10_All_G1_P2&quot;, &quot;awayTeamFrom&quot;:&quot;U10_All_G2_P1&quot;}" calcext:value-type="string">
            <text:p>{"__v":0,"index":35,"pitch":"9","competition":{"name":"U10", "section":"Champions League", "group":"2"},"tag":"5", "homeTeam":"2nd Group 1", "awayTeam":"Winner Group 2", "homeTeamFrom":"U10_All_G1_P2", "awayTeamFrom":"U10_All_G2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Winner Group 4</text:p>
          </table:table-cell>
          <table:table-cell table:style-name="ce9" table:formula="of:=AGE_GROUP_TRANSLATED &amp; &quot;_&quot; &amp;SECTION_TRANSLATED &amp; &quot;_G3_P2&quot;" office:value-type="string" office:string-value="U10_All_G3_P2" calcext:value-type="string">
            <text:p>U10_All_G3_P2</text:p>
          </table:table-cell>
          <table:table-cell table:style-name="ce9" table:formula="of:=AGE_GROUP_TRANSLATED &amp; &quot;_&quot; &amp;SECTION_TRANSLATED &amp; &quot;_G4_P1&quot;" office:value-type="string" office:string-value="U10_All_G4_P1" calcext:value-type="string">
            <text:p>U10_All_G4_P1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0&quot;, &quot;section&quot;:&quot;Champions League&quot;, &quot;group&quot;:&quot;2&quot;},&quot;tag&quot;:&quot;6&quot;, &quot;homeTeam&quot;:&quot;2nd Group 3&quot;, &quot;awayTeam&quot;:&quot;Winner Group 4&quot;, &quot;homeTeamFrom&quot;:&quot;U10_All_G3_P2&quot;, &quot;awayTeamFrom&quot;:&quot;U10_All_G4_P1&quot;}" calcext:value-type="string">
            <text:p>{"__v":0,"index":36,"pitch":"10","competition":{"name":"U10", "section":"Champions League", "group":"2"},"tag":"6", "homeTeam":"2nd Group 3", "awayTeam":"Winner Group 4", "homeTeamFrom":"U10_All_G3_P2", "awayTeamFrom":"U10_All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string" calcext:value-type="string">
            <text:p>3rd Group 1</text:p>
          </table:table-cell>
          <table:table-cell table:style-name="ce9" office:value-type="string" calcext:value-type="string">
            <text:p>4th Group 2</text:p>
          </table:table-cell>
          <table:table-cell table:style-name="ce9" table:formula="of:=AGE_GROUP_TRANSLATED &amp; &quot;_&quot; &amp;SECTION_TRANSLATED &amp; &quot;_G1_P3&quot;" office:value-type="string" office:string-value="U10_All_G1_P3" calcext:value-type="string">
            <text:p>U10_All_G1_P3</text:p>
          </table:table-cell>
          <table:table-cell table:style-name="ce9" table:formula="of:=AGE_GROUP_TRANSLATED &amp; &quot;_&quot; &amp;SECTION_TRANSLATED &amp; &quot;_G2_P4&quot;" office:value-type="string" office:string-value="U10_All_G2_P4" calcext:value-type="string">
            <text:p>U10_All_G2_P4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0&quot;, &quot;section&quot;:&quot;Europa League&quot;, &quot;group&quot;:&quot;1&quot;},&quot;tag&quot;:&quot;1&quot;, &quot;homeTeam&quot;:&quot;3rd Group 1&quot;, &quot;awayTeam&quot;:&quot;4th Group 2&quot;, &quot;homeTeamFrom&quot;:&quot;U10_All_G1_P3&quot;, &quot;awayTeamFrom&quot;:&quot;U10_All_G2_P4&quot;}" calcext:value-type="string">
            <text:p>{"__v":0,"index":37,"pitch":"11","competition":{"name":"U10", "section":"Europa League", "group":"1"},"tag":"1", "homeTeam":"3rd Group 1", "awayTeam":"4th Group 2", "homeTeamFrom":"U10_All_G1_P3", "awayTeamFrom":"U10_All_G2_P4"}</text:p>
          </table:table-cell>
          <table:table-cell table:style-name="ce23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3_P3&quot;" office:value-type="string" office:string-value="U10_All_G3_P3" calcext:value-type="string">
            <text:p>U10_All_G3_P3</text:p>
          </table:table-cell>
          <table:table-cell table:style-name="ce9" table:formula="of:=AGE_GROUP_TRANSLATED &amp; &quot;_&quot; &amp;SECTION_TRANSLATED &amp; &quot;_G4_P4&quot;" office:value-type="string" office:string-value="U10_All_G4_P4" calcext:value-type="string">
            <text:p>U10_All_G4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0&quot;, &quot;section&quot;:&quot;Europa League&quot;, &quot;group&quot;:&quot;1&quot;},&quot;tag&quot;:&quot;2&quot;, &quot;homeTeam&quot;:&quot;3rd Group 3&quot;, &quot;awayTeam&quot;:&quot;4th Group 4&quot;, &quot;homeTeamFrom&quot;:&quot;U10_All_G3_P3&quot;, &quot;awayTeamFrom&quot;:&quot;U10_All_G4_P4&quot;}" calcext:value-type="string">
            <text:p>{"__v":0,"index":38,"pitch":"12","competition":{"name":"U10", "section":"Europa League", "group":"1"},"tag":"2", "homeTeam":"3rd Group 3", "awayTeam":"4th Group 4", "homeTeamFrom":"U10_All_G3_P3", "awayTeamFrom":"U10_All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3_P3&quot;" office:value-type="string" office:string-value="U10_All_G3_P3" calcext:value-type="string">
            <text:p>U10_All_G3_P3</text:p>
          </table:table-cell>
          <table:table-cell table:style-name="ce9" table:formula="of:=AGE_GROUP_TRANSLATED &amp; &quot;_&quot; &amp;SECTION_TRANSLATED &amp; &quot;_G1_P3&quot;" office:value-type="string" office:string-value="U10_All_G1_P3" calcext:value-type="string">
            <text:p>U10_All_G1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0&quot;, &quot;section&quot;:&quot;Europa League&quot;, &quot;group&quot;:&quot;1&quot;},&quot;tag&quot;:&quot;3&quot;, &quot;homeTeam&quot;:&quot;3rd Group 3&quot;, &quot;awayTeam&quot;:&quot;3rd Group 1&quot;, &quot;homeTeamFrom&quot;:&quot;U10_All_G3_P3&quot;, &quot;awayTeamFrom&quot;:&quot;U10_All_G1_P3&quot;}" calcext:value-type="string">
            <text:p>{"__v":0,"index":39,"pitch":"11","competition":{"name":"U10", "section":"Europa League", "group":"1"},"tag":"3", "homeTeam":"3rd Group 3", "awayTeam":"3rd Group 1", "homeTeamFrom":"U10_All_G3_P3", "awayTeamFrom":"U10_All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2_P4&quot;" office:value-type="string" office:string-value="U10_All_G2_P4" calcext:value-type="string">
            <text:p>U10_All_G2_P4</text:p>
          </table:table-cell>
          <table:table-cell table:style-name="ce9" table:formula="of:=AGE_GROUP_TRANSLATED &amp; &quot;_&quot; &amp;SECTION_TRANSLATED &amp; &quot;_G4_P4&quot;" office:value-type="string" office:string-value="U10_All_G4_P4" calcext:value-type="string">
            <text:p>U10_All_G4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0&quot;, &quot;section&quot;:&quot;Europa League&quot;, &quot;group&quot;:&quot;1&quot;},&quot;tag&quot;:&quot;4&quot;, &quot;homeTeam&quot;:&quot;4th Group 2&quot;, &quot;awayTeam&quot;:&quot;4th Group 4&quot;, &quot;homeTeamFrom&quot;:&quot;U10_All_G2_P4&quot;, &quot;awayTeamFrom&quot;:&quot;U10_All_G4_P4&quot;}" calcext:value-type="string">
            <text:p>{"__v":0,"index":40,"pitch":"12","competition":{"name":"U10", "section":"Europa League", "group":"1"},"tag":"4", "homeTeam":"4th Group 2", "awayTeam":"4th Group 4", "homeTeamFrom":"U10_All_G2_P4", "awayTeamFrom":"U10_All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4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4_P4&quot;" office:value-type="string" office:string-value="U10_All_G4_P4" calcext:value-type="string">
            <text:p>U10_All_G4_P4</text:p>
          </table:table-cell>
          <table:table-cell table:style-name="ce9" table:formula="of:=AGE_GROUP_TRANSLATED &amp; &quot;_&quot; &amp;SECTION_TRANSLATED &amp; &quot;_G1_P3&quot;" office:value-type="string" office:string-value="U10_All_G1_P3" calcext:value-type="string">
            <text:p>U10_All_G1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0&quot;, &quot;section&quot;:&quot;Europa League&quot;, &quot;group&quot;:&quot;1&quot;},&quot;tag&quot;:&quot;5&quot;, &quot;homeTeam&quot;:&quot;4th Group 4&quot;, &quot;awayTeam&quot;:&quot;3rd Group 1&quot;, &quot;homeTeamFrom&quot;:&quot;U10_All_G4_P4&quot;, &quot;awayTeamFrom&quot;:&quot;U10_All_G1_P3&quot;}" calcext:value-type="string">
            <text:p>{"__v":0,"index":41,"pitch":"11","competition":{"name":"U10", "section":"Europa League", "group":"1"},"tag":"5", "homeTeam":"4th Group 4", "awayTeam":"3rd Group 1", "homeTeamFrom":"U10_All_G4_P4", "awayTeamFrom":"U10_All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3rd Group 3</text:p>
          </table:table-cell>
          <table:table-cell table:style-name="ce9" table:formula="of:=AGE_GROUP_TRANSLATED &amp; &quot;_&quot; &amp;SECTION_TRANSLATED &amp; &quot;_G2_P4&quot;" office:value-type="string" office:string-value="U10_All_G2_P4" calcext:value-type="string">
            <text:p>U10_All_G2_P4</text:p>
          </table:table-cell>
          <table:table-cell table:style-name="ce9" table:formula="of:=AGE_GROUP_TRANSLATED &amp; &quot;_&quot; &amp;SECTION_TRANSLATED &amp; &quot;_G3_P3&quot;" office:value-type="string" office:string-value="U10_All_G3_P3" calcext:value-type="string">
            <text:p>U10_All_G3_P3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0&quot;, &quot;section&quot;:&quot;Europa League&quot;, &quot;group&quot;:&quot;1&quot;},&quot;tag&quot;:&quot;6&quot;, &quot;homeTeam&quot;:&quot;4th Group 2&quot;, &quot;awayTeam&quot;:&quot;3rd Group 3&quot;, &quot;homeTeamFrom&quot;:&quot;U10_All_G2_P4&quot;, &quot;awayTeamFrom&quot;:&quot;U10_All_G3_P3&quot;}" calcext:value-type="string">
            <text:p>{"__v":0,"index":42,"pitch":"12","competition":{"name":"U10", "section":"Europa League", "group":"1"},"tag":"6", "homeTeam":"4th Group 2", "awayTeam":"3rd Group 3", "homeTeamFrom":"U10_All_G2_P4", "awayTeamFrom":"U10_All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rd Group 2</text:p>
          </table:table-cell>
          <table:table-cell table:style-name="ce9" office:value-type="string" calcext:value-type="string">
            <text:p>4th Group 3</text:p>
          </table:table-cell>
          <table:table-cell table:style-name="ce9" table:formula="of:=AGE_GROUP_TRANSLATED &amp; &quot;_&quot; &amp;SECTION_TRANSLATED &amp; &quot;_G2_P3&quot;" office:value-type="string" office:string-value="U10_All_G2_P3" calcext:value-type="string">
            <text:p>U10_All_G2_P3</text:p>
          </table:table-cell>
          <table:table-cell table:style-name="ce9" table:formula="of:=AGE_GROUP_TRANSLATED &amp; &quot;_&quot; &amp;SECTION_TRANSLATED &amp; &quot;_G3_P4&quot;" office:value-type="string" office:string-value="U10_All_G3_P4" calcext:value-type="string">
            <text:p>U10_All_G3_P4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0&quot;, &quot;section&quot;:&quot;Europa League&quot;, &quot;group&quot;:&quot;2&quot;},&quot;tag&quot;:&quot;1&quot;, &quot;homeTeam&quot;:&quot;3rd Group 2&quot;, &quot;awayTeam&quot;:&quot;4th Group 3&quot;, &quot;homeTeamFrom&quot;:&quot;U10_All_G2_P3&quot;, &quot;awayTeamFrom&quot;:&quot;U10_All_G3_P4&quot;}" calcext:value-type="string">
            <text:p>{"__v":0,"index":43,"pitch":"11","competition":{"name":"U10", "section":"Europa League", "group":"2"},"tag":"1", "homeTeam":"3rd Group 2", "awayTeam":"4th Group 3", "homeTeamFrom":"U10_All_G2_P3", "awayTeamFrom":"U10_All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4_P3&quot;" office:value-type="string" office:string-value="U10_All_G4_P3" calcext:value-type="string">
            <text:p>U10_All_G4_P3</text:p>
          </table:table-cell>
          <table:table-cell table:style-name="ce9" table:formula="of:=AGE_GROUP_TRANSLATED &amp; &quot;_&quot; &amp;SECTION_TRANSLATED &amp; &quot;_G1_P4&quot;" office:value-type="string" office:string-value="U10_All_G1_P4" calcext:value-type="string">
            <text:p>U10_All_G1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0&quot;, &quot;section&quot;:&quot;Europa League&quot;, &quot;group&quot;:&quot;2&quot;},&quot;tag&quot;:&quot;2&quot;, &quot;homeTeam&quot;:&quot;3rd Group 4&quot;, &quot;awayTeam&quot;:&quot;4th Group 1&quot;, &quot;homeTeamFrom&quot;:&quot;U10_All_G4_P3&quot;, &quot;awayTeamFrom&quot;:&quot;U10_All_G1_P4&quot;}" calcext:value-type="string">
            <text:p>{"__v":0,"index":44,"pitch":"12","competition":{"name":"U10", "section":"Europa League", "group":"2"},"tag":"2", "homeTeam":"3rd Group 4", "awayTeam":"4th Group 1", "homeTeamFrom":"U10_All_G4_P3", "awayTeamFrom":"U10_All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4_P3&quot;" office:value-type="string" office:string-value="U10_All_G4_P3" calcext:value-type="string">
            <text:p>U10_All_G4_P3</text:p>
          </table:table-cell>
          <table:table-cell table:style-name="ce9" table:formula="of:=AGE_GROUP_TRANSLATED &amp; &quot;_&quot; &amp;SECTION_TRANSLATED &amp; &quot;_G2_P3&quot;" office:value-type="string" office:string-value="U10_All_G2_P3" calcext:value-type="string">
            <text:p>U10_All_G2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0&quot;, &quot;section&quot;:&quot;Europa League&quot;, &quot;group&quot;:&quot;2&quot;},&quot;tag&quot;:&quot;3&quot;, &quot;homeTeam&quot;:&quot;3rd Group 4&quot;, &quot;awayTeam&quot;:&quot;3rd Group 2&quot;, &quot;homeTeamFrom&quot;:&quot;U10_All_G4_P3&quot;, &quot;awayTeamFrom&quot;:&quot;U10_All_G2_P3&quot;}" calcext:value-type="string">
            <text:p>{"__v":0,"index":45,"pitch":"11","competition":{"name":"U10", "section":"Europa League", "group":"2"},"tag":"3", "homeTeam":"3rd Group 4", "awayTeam":"3rd Group 2", "homeTeamFrom":"U10_All_G4_P3", "awayTeamFrom":"U10_All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3_P4&quot;" office:value-type="string" office:string-value="U10_All_G3_P4" calcext:value-type="string">
            <text:p>U10_All_G3_P4</text:p>
          </table:table-cell>
          <table:table-cell table:style-name="ce9" table:formula="of:=AGE_GROUP_TRANSLATED &amp; &quot;_&quot; &amp;SECTION_TRANSLATED &amp; &quot;_G1_P4&quot;" office:value-type="string" office:string-value="U10_All_G1_P4" calcext:value-type="string">
            <text:p>U10_All_G1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0&quot;, &quot;section&quot;:&quot;Europa League&quot;, &quot;group&quot;:&quot;2&quot;},&quot;tag&quot;:&quot;4&quot;, &quot;homeTeam&quot;:&quot;4th Group 3&quot;, &quot;awayTeam&quot;:&quot;4th Group 1&quot;, &quot;homeTeamFrom&quot;:&quot;U10_All_G3_P4&quot;, &quot;awayTeamFrom&quot;:&quot;U10_All_G1_P4&quot;}" calcext:value-type="string">
            <text:p>{"__v":0,"index":46,"pitch":"12","competition":{"name":"U10", "section":"Europa League", "group":"2"},"tag":"4", "homeTeam":"4th Group 3", "awayTeam":"4th Group 1", "homeTeamFrom":"U10_All_G3_P4", "awayTeamFrom":"U10_All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1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1_P4&quot;" office:value-type="string" office:string-value="U10_All_G1_P4" calcext:value-type="string">
            <text:p>U10_All_G1_P4</text:p>
          </table:table-cell>
          <table:table-cell table:style-name="ce9" table:formula="of:=AGE_GROUP_TRANSLATED &amp; &quot;_&quot; &amp;SECTION_TRANSLATED &amp; &quot;_G2_P3&quot;" office:value-type="string" office:string-value="U10_All_G2_P3" calcext:value-type="string">
            <text:p>U10_All_G2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0&quot;, &quot;section&quot;:&quot;Europa League&quot;, &quot;group&quot;:&quot;2&quot;},&quot;tag&quot;:&quot;5&quot;, &quot;homeTeam&quot;:&quot;4th Group 1&quot;, &quot;awayTeam&quot;:&quot;3rd Group 2&quot;, &quot;homeTeamFrom&quot;:&quot;U10_All_G1_P4&quot;, &quot;awayTeamFrom&quot;:&quot;U10_All_G2_P3&quot;}" calcext:value-type="string">
            <text:p>{"__v":0,"index":47,"pitch":"11","competition":{"name":"U10", "section":"Europa League", "group":"2"},"tag":"5", "homeTeam":"4th Group 1", "awayTeam":"3rd Group 2", "homeTeamFrom":"U10_All_G1_P4", "awayTeamFrom":"U10_All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3rd Group 4</text:p>
          </table:table-cell>
          <table:table-cell table:style-name="ce9" table:formula="of:=AGE_GROUP_TRANSLATED &amp; &quot;_&quot; &amp;SECTION_TRANSLATED &amp; &quot;_G3_P4&quot;" office:value-type="string" office:string-value="U10_All_G3_P4" calcext:value-type="string">
            <text:p>U10_All_G3_P4</text:p>
          </table:table-cell>
          <table:table-cell table:style-name="ce9" table:formula="of:=AGE_GROUP_TRANSLATED &amp; &quot;_&quot; &amp;SECTION_TRANSLATED &amp; &quot;_G4_P3&quot;" office:value-type="string" office:string-value="U10_All_G4_P3" calcext:value-type="string">
            <text:p>U10_All_G4_P3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0&quot;, &quot;section&quot;:&quot;Europa League&quot;, &quot;group&quot;:&quot;2&quot;},&quot;tag&quot;:&quot;6&quot;, &quot;homeTeam&quot;:&quot;4th Group 3&quot;, &quot;awayTeam&quot;:&quot;3rd Group 4&quot;, &quot;homeTeamFrom&quot;:&quot;U10_All_G3_P4&quot;, &quot;awayTeamFrom&quot;:&quot;U10_All_G4_P3&quot;}" calcext:value-type="string">
            <text:p>{"__v":0,"index":48,"pitch":"12","competition":{"name":"U10", "section":"Europa League", "group":"2"},"tag":"6", "homeTeam":"4th Group 3", "awayTeam":"3rd Group 4", "homeTeamFrom":"U10_All_G3_P4", "awayTeamFrom":"U10_All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style-name="ce9" table:formula="of:=AGE_GROUP_TRANSLATED&amp;&quot;_&quot;&amp;S2_SEC1_TRANSLATED&amp;&quot;_SF1&quot;" office:value-type="string" office:string-value="U10_ChampionsLeague_SF1" calcext:value-type="string">
            <text:p>U10_Champions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1_TRANSLATED&amp;&quot;G1_P1&quot;" office:value-type="string" office:string-value="U10_ChampionsLeagueG1_P1" calcext:value-type="string">
            <text:p>U10_ChampionsLeagueG1_P1</text:p>
          </table:table-cell>
          <table:table-cell table:style-name="ce9" table:formula="of:=AGE_GROUP_TRANSLATED&amp;&quot;_&quot;&amp;S2_SEC1_TRANSLATED&amp;&quot;_G2_P2&quot;" office:value-type="string" office:string-value="U10_ChampionsLeague_G2_P2" calcext:value-type="string">
            <text:p>U10_ChampionsLeague_G2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0&quot;, &quot;section&quot;:&quot;Champions League&quot;},&quot;tag&quot;:&quot;SF1&quot;, &quot;homeTeam&quot;:&quot;Winner Group 1&quot;, &quot;awayTeam&quot;:&quot;2nd Group 2&quot;, &quot;homeTeamFrom&quot;:&quot;U10_ChampionsLeagueG1_P1&quot;, &quot;awayTeamFrom&quot;:&quot;U10_ChampionsLeague_G2_P2&quot;, &quot;stage2Tag&quot;:&quot;U10_ChampionsLeague_SF1&quot;}" calcext:value-type="string">
            <text:p>{"__v":0,"index":49,"pitch":"9","competition":{"name":"U10", "section":"Champions League"},"tag":"SF1", "homeTeam":"Winner Group 1", "awayTeam":"2nd Group 2", "homeTeamFrom":"U10_ChampionsLeagueG1_P1", "awayTeamFrom":"U10_ChampionsLeague_G2_P2", "stage2Tag":"U10_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style-name="ce9" table:formula="of:=AGE_GROUP_TRANSLATED&amp;&quot;_&quot;&amp;S2_SEC1_TRANSLATED&amp;&quot;_SF2&quot;" office:value-type="string" office:string-value="U10_ChampionsLeague_SF2" calcext:value-type="string">
            <text:p>U10_Champions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1_TRANSLATED&amp;&quot;_G2_P1&quot;" office:value-type="string" office:string-value="U10_ChampionsLeague_G2_P1" calcext:value-type="string">
            <text:p>U10_ChampionsLeague_G2_P1</text:p>
          </table:table-cell>
          <table:table-cell table:style-name="ce9" table:formula="of:=AGE_GROUP_TRANSLATED&amp;&quot;_&quot;&amp;S2_SEC1_TRANSLATED&amp;&quot;_G1_P2&quot;" office:value-type="string" office:string-value="U10_ChampionsLeague_G1_P2" calcext:value-type="string">
            <text:p>U10_ChampionsLeague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0&quot;, &quot;section&quot;:&quot;Champions League&quot;},&quot;tag&quot;:&quot;SF2&quot;, &quot;homeTeam&quot;:&quot;Winner Group 2&quot;, &quot;awayTeam&quot;:&quot;2nd Group 1&quot;, &quot;homeTeamFrom&quot;:&quot;U10_ChampionsLeague_G2_P1&quot;, &quot;awayTeamFrom&quot;:&quot;U10_ChampionsLeague_G1_P2&quot;, &quot;stage2Tag&quot;:&quot;U10_ChampionsLeague_SF2&quot;}" calcext:value-type="string">
            <text:p>{"__v":0,"index":50,"pitch":"10","competition":{"name":"U10", "section":"Champions League"},"tag":"SF2", "homeTeam":"Winner Group 2", "awayTeam":"2nd Group 1", "homeTeamFrom":"U10_ChampionsLeague_G2_P1", "awayTeamFrom":"U10_ChampionsLeague_G1_P2", "stage2Tag":"U10_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9"/>
          <table:table-cell table:style-name="ce9" table:formula="of:=AGE_GROUP_TRANSLATED&amp;&quot;_&quot;&amp;S2_SEC1_TRANSLATED&amp;&quot;_FNL&quot;" office:value-type="string" office:string-value="U10_ChampionsLeague_FNL" calcext:value-type="string">
            <text:p>U10_Champions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1_TRANSLATED&amp;&quot;_SF1&quot;" office:value-type="string" office:string-value="U10_ChampionsLeague_SF1" calcext:value-type="string">
            <text:p>U10_ChampionsLeague_SF1</text:p>
          </table:table-cell>
          <table:table-cell table:style-name="ce9" table:formula="of:=AGE_GROUP_TRANSLATED&amp;&quot;_&quot;&amp;S2_SEC1_TRANSLATED&amp;&quot;_SF2&quot;" office:value-type="string" office:string-value="U10_ChampionsLeague_SF2" calcext:value-type="string">
            <text:p>U10_ChampionsLeague_SF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9&quot;,&quot;competition&quot;:{&quot;name&quot;:&quot;U10&quot;, &quot;section&quot;:&quot;Champions League&quot;},&quot;tag&quot;:&quot;FIN&quot;, &quot;homeTeam&quot;:&quot;Winner SF1&quot;, &quot;awayTeam&quot;:&quot;Winner SF2&quot;, &quot;homeTeamFrom&quot;:&quot;U10_ChampionsLeague_SF1&quot;, &quot;awayTeamFrom&quot;:&quot;U10_ChampionsLeague_SF2&quot;, &quot;stage2Tag&quot;:&quot;U10_ChampionsLeague_FNL&quot;}" calcext:value-type="string">
            <text:p>{"__v":0,"index":51,"pitch":"9","competition":{"name":"U10", "section":"Champions League"},"tag":"FIN", "homeTeam":"Winner SF1", "awayTeam":"Winner SF2", "homeTeamFrom":"U10_ChampionsLeague_SF1", "awayTeamFrom":"U10_ChampionsLeague_SF2", "stage2Tag":"U10_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style-name="ce9" table:formula="of:=AGE_GROUP_TRANSLATED&amp;&quot;_&quot;&amp;S2_SEC2_TRANSLATED&amp;&quot;_SF1&quot;" office:value-type="string" office:string-value="U10_EuropaLeague_SF1" calcext:value-type="string">
            <text:p>U10_Europa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2_TRANSLATED&amp;&quot;_G1_P1&quot;" office:value-type="string" office:string-value="U10_EuropaLeague_G1_P1" calcext:value-type="string">
            <text:p>U10_EuropaLeague_G1_P1</text:p>
          </table:table-cell>
          <table:table-cell table:style-name="ce9" table:formula="of:=AGE_GROUP_TRANSLATED&amp;&quot;_&quot;&amp;S2_SEC2_TRANSLATED&amp;&quot;_G2_P2&quot;" office:value-type="string" office:string-value="U10_EuropaLeague_G2_P2" calcext:value-type="string">
            <text:p>U10_EuropaLeague_G2_P2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1&quot;,&quot;competition&quot;:{&quot;name&quot;:&quot;U10&quot;, &quot;section&quot;:&quot;Europa League&quot;},&quot;tag&quot;:&quot;SF1&quot;, &quot;homeTeam&quot;:&quot;Winner Group 1&quot;, &quot;awayTeam&quot;:&quot;2nd Group 2&quot;, &quot;homeTeamFrom&quot;:&quot;U10_EuropaLeague_G1_P1&quot;, &quot;awayTeamFrom&quot;:&quot;U10_EuropaLeague_G2_P2&quot;, &quot;stage2Tag&quot;:&quot;U10_EuropaLeague_SF1&quot;}" calcext:value-type="string">
            <text:p>{"__v":0,"index":52,"pitch":"11","competition":{"name":"U10", "section":"Europa League"},"tag":"SF1", "homeTeam":"Winner Group 1", "awayTeam":"2nd Group 2", "homeTeamFrom":"U10_EuropaLeague_G1_P1", "awayTeamFrom":"U10_EuropaLeague_G2_P2", "stage2Tag":"U10_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/>
          <table:table-cell table:style-name="ce9" table:formula="of:=AGE_GROUP_TRANSLATED&amp;&quot;_&quot;&amp;S2_SEC2_TRANSLATED&amp;&quot;_SF2&quot;" office:value-type="string" office:string-value="U10_EuropaLeague_SF2" calcext:value-type="string">
            <text:p>U10_Europa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2_TRANSLATED&amp;&quot;_G2_P1&quot;" office:value-type="string" office:string-value="U10_EuropaLeague_G2_P1" calcext:value-type="string">
            <text:p>U10_EuropaLeague_G2_P1</text:p>
          </table:table-cell>
          <table:table-cell table:style-name="ce9" table:formula="of:=AGE_GROUP_TRANSLATED&amp;&quot;_&quot;&amp;S2_SEC2_TRANSLATED&amp;&quot;_G1_P2&quot;" office:value-type="string" office:string-value="U10_EuropaLeague_G1_P2" calcext:value-type="string">
            <text:p>U10_EuropaLeague_G1_P2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12&quot;,&quot;competition&quot;:{&quot;name&quot;:&quot;U10&quot;, &quot;section&quot;:&quot;Europa League&quot;},&quot;tag&quot;:&quot;SF2&quot;, &quot;homeTeam&quot;:&quot;Winner Group 2&quot;, &quot;awayTeam&quot;:&quot;2nd Group 1&quot;, &quot;homeTeamFrom&quot;:&quot;U10_EuropaLeague_G2_P1&quot;, &quot;awayTeamFrom&quot;:&quot;U10_EuropaLeague_G1_P2&quot;, &quot;stage2Tag&quot;:&quot;U10_EuropaLeague_SF2&quot;}" calcext:value-type="string">
            <text:p>{"__v":0,"index":53,"pitch":"12","competition":{"name":"U10", "section":"Europa League"},"tag":"SF2", "homeTeam":"Winner Group 2", "awayTeam":"2nd Group 1", "homeTeamFrom":"U10_EuropaLeague_G2_P1", "awayTeamFrom":"U10_EuropaLeague_G1_P2", "stage2Tag":"U10_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/>
          <table:table-cell table:style-name="ce9" table:formula="of:=AGE_GROUP_TRANSLATED&amp;&quot;_&quot;&amp;S2_SEC2_TRANSLATED&amp;&quot;_FNL&quot;" office:value-type="string" office:string-value="U10_EuropaLeague_FNL" calcext:value-type="string">
            <text:p>U10_Europa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2_TRANSLATED&amp;&quot;_SF1&quot;" office:value-type="string" office:string-value="U10_EuropaLeague_SF1" calcext:value-type="string">
            <text:p>U10_EuropaLeague_SF1</text:p>
          </table:table-cell>
          <table:table-cell table:style-name="ce9" table:formula="of:=AGE_GROUP_TRANSLATED&amp;&quot;_&quot;&amp;S2_SEC2_TRANSLATED&amp;&quot;_SF2&quot;" office:value-type="string" office:string-value="U10_EuropaLeague_SF2" calcext:value-type="string">
            <text:p>U10_EuropaLeague_SF2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0&quot;, &quot;section&quot;:&quot;Europa League&quot;},&quot;tag&quot;:&quot;FIN&quot;, &quot;homeTeam&quot;:&quot;Winner SF1&quot;, &quot;awayTeam&quot;:&quot;Winner SF2&quot;, &quot;homeTeamFrom&quot;:&quot;U10_EuropaLeague_SF1&quot;, &quot;awayTeamFrom&quot;:&quot;U10_EuropaLeague_SF2&quot;, &quot;stage2Tag&quot;:&quot;U10_EuropaLeague_FNL&quot;}" calcext:value-type="string">
            <text:p>{"__v":0,"index":54,"pitch":"11","competition":{"name":"U10", "section":"Europa League"},"tag":"FIN", "homeTeam":"Winner SF1", "awayTeam":"Winner SF2", "homeTeamFrom":"U10_EuropaLeague_SF1", "awayTeamFrom":"U10_EuropaLeague_SF2", "stage2Tag":"U10_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26"/>
        <table:named-range table:name="S2_SEC1" table:base-cell-address="$'TEAM NAMES'.$D$2" table:cell-range-address="$'TEAM NAMES'.$D$2"/>
        <table:named-range table:name="S2_SEC1_TRANSLATED" table:base-cell-address="$'TEAM NAMES'.$B$28" table:cell-range-address="$'TEAM NAMES'.$B$28"/>
        <table:named-range table:name="S2_SEC2" table:base-cell-address="$'TEAM NAMES'.$D$3" table:cell-range-address="$'TEAM NAMES'.$D$3"/>
        <table:named-range table:name="S2_SEC2_TRANSLATED" table:base-cell-address="$'TEAM NAMES'.$B$29" table:cell-range-address="$'TEAM NAMES'.$B$29"/>
        <table:named-range table:name="SECTION" table:base-cell-address="$'TEAM NAMES'.$B$2" table:cell-range-address="$'TEAM NAMES'.$B$3"/>
        <table:named-range table:name="SECTION_TRANSLATED" table:base-cell-address="$'TEAM NAMES'.$B$27" table:cell-range-address="$'TEAM NAMES'.$B$27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15:36:31.554839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6-08-13T15:41:59.053672714</dc:date>
    <meta:generator>LibreOffice/5.1.4.2$Linux_X86_64 LibreOffice_project/10m0$Build-2</meta:generator>
    <meta:editing-duration>P1DT9H38M7S</meta:editing-duration>
    <meta:editing-cycles>50</meta:editing-cycles>
    <meta:document-statistic meta:table-count="9" meta:cell-count="2976" meta:object-count="0"/>
  </office:meta>
</office:document-meta>
</file>